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 style:data-style-name="N2"/>
    <style:style style:name="ce2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d" table:style-name="ta1">
        <table:shapes>
          <draw:frame draw:z-index="0" draw:style-name="gr1" draw:text-style-name="P1" svg:width="6.2937in" svg:height="6.0441in" svg:x="4.4311in" svg:y="1.626in">
            <draw:object draw:notify-on-update-of-ranges="Red.A11:Red.A119 Red.D9:Red.D9 Red.B11:Red.B1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I1Pro Rev.D spotread 2.3.0</text:p>
          </table:table-cell>
          <table:table-cell office:value-type="string" calcext:value-type="string">
            <text:p>20.06.2023</text:p>
          </table:table-cell>
          <table:table-cell table:number-columns-repeated="3"/>
          <table:table-cell office:value-type="string" calcext:value-type="string">
            <text:p>OBSERVER=CIE_10_1964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XYZ=</text:p>
          </table:table-cell>
          <table:table-cell office:value-type="string" calcext:value-type="string">
            <text:p>75.697793 36.304134 0.644481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X=</text:p>
          </table:table-cell>
          <table:table-cell/>
          <table:table-cell office:value-type="float" office:value="75.697793" calcext:value-type="float">
            <text:p>75.697793</text:p>
          </table:table-cell>
          <table:table-cell table:formula="of:=AVERAGE([.B6:.C6])" office:value-type="float" office:value="75.697793" calcext:value-type="float">
            <text:p>75.697793</text:p>
          </table:table-cell>
          <table:table-cell office:value-type="string" calcext:value-type="string">
            <text:p>x=</text:p>
          </table:table-cell>
          <table:table-cell table:formula="of:=[.D6]/([.D6]+[.D7]+[.D8])" office:value-type="float" office:value="0.671994734177409" calcext:value-type="float">
            <text:p>0.671994734177409</text:p>
          </table:table-cell>
        </table:table-row>
        <table:table-row table:style-name="ro1">
          <table:table-cell table:style-name="Default" office:value-type="string" calcext:value-type="string">
            <text:p>Y=</text:p>
          </table:table-cell>
          <table:table-cell/>
          <table:table-cell office:value-type="float" office:value="36.304134" calcext:value-type="float">
            <text:p>36.304134</text:p>
          </table:table-cell>
          <table:table-cell table:formula="of:=AVERAGE([.B7:.C7])" office:value-type="float" office:value="36.304134" calcext:value-type="float">
            <text:p>36.304134</text:p>
          </table:table-cell>
          <table:table-cell office:value-type="string" calcext:value-type="string">
            <text:p>y=</text:p>
          </table:table-cell>
          <table:table-cell table:formula="of:=[.D7]/([.D6]+[.D7]+[.D8])" office:value-type="float" office:value="0.322283991514403" calcext:value-type="float">
            <text:p>0.322283991514403</text:p>
          </table:table-cell>
        </table:table-row>
        <table:table-row table:style-name="ro1">
          <table:table-cell table:style-name="Default" office:value-type="string" calcext:value-type="string">
            <text:p>Z=</text:p>
          </table:table-cell>
          <table:table-cell/>
          <table:table-cell office:value-type="float" office:value="0.644481" calcext:value-type="float">
            <text:p>0.644481</text:p>
          </table:table-cell>
          <table:table-cell table:formula="of:=AVERAGE([.B8:.C8])" office:value-type="float" office:value="0.644481" calcext:value-type="float">
            <text:p>0.64448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 office:value-type="float" office:value="369.999999998" calcext:value-type="float">
            <text:p>370.00</text:p>
          </table:table-cell>
          <table:table-cell office:value-type="float" office:value="0.00555746" calcext:value-type="float">
            <text:p>0.00555746</text:p>
          </table:table-cell>
          <table:table-cell table:number-columns-repeated="4"/>
        </table:table-row>
        <table:table-row table:style-name="ro1">
          <table:table-cell office:value-type="float" office:value="373.333333331" calcext:value-type="float">
            <text:p>373.33</text:p>
          </table:table-cell>
          <table:table-cell office:value-type="float" office:value="0.0039531" calcext:value-type="float">
            <text:p>0.003953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76.666666664" calcext:value-type="float">
            <text:p>376.67</text:p>
          </table:table-cell>
          <table:table-cell office:value-type="float" office:value="0.00299249" calcext:value-type="float">
            <text:p>0.00299249</text:p>
          </table:table-cell>
          <table:table-cell table:number-columns-repeated="4"/>
        </table:table-row>
        <table:table-row table:style-name="ro1">
          <table:table-cell office:value-type="float" office:value="379.999999997" calcext:value-type="float">
            <text:p>380.00</text:p>
          </table:table-cell>
          <table:table-cell office:value-type="float" office:value="0.00273477" calcext:value-type="float">
            <text:p>0.00273477</text:p>
          </table:table-cell>
          <table:table-cell table:number-columns-repeated="4"/>
        </table:table-row>
        <table:table-row table:style-name="ro1">
          <table:table-cell office:value-type="float" office:value="383.33333333" calcext:value-type="float">
            <text:p>383.33</text:p>
          </table:table-cell>
          <table:table-cell office:value-type="float" office:value="0.00305246" calcext:value-type="float">
            <text:p>0.00305246</text:p>
          </table:table-cell>
          <table:table-cell table:number-columns-repeated="4"/>
        </table:table-row>
        <table:table-row table:style-name="ro1">
          <table:table-cell office:value-type="float" office:value="386.666666663" calcext:value-type="float">
            <text:p>386.67</text:p>
          </table:table-cell>
          <table:table-cell office:value-type="float" office:value="0.00332891" calcext:value-type="float">
            <text:p>0.00332891</text:p>
          </table:table-cell>
          <table:table-cell table:number-columns-repeated="4"/>
        </table:table-row>
        <table:table-row table:style-name="ro1">
          <table:table-cell office:value-type="float" office:value="389.999999996" calcext:value-type="float">
            <text:p>390.00</text:p>
          </table:table-cell>
          <table:table-cell table:style-name="ce2" office:value-type="float" office:value="0.00379264" calcext:value-type="float">
            <text:p>3.79E-03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393.333333329" calcext:value-type="float">
            <text:p>393.33</text:p>
          </table:table-cell>
          <table:table-cell office:value-type="float" office:value="0.00214551" calcext:value-type="float">
            <text:p>0.00214551</text:p>
          </table:table-cell>
          <table:table-cell table:number-columns-repeated="4"/>
        </table:table-row>
        <table:table-row table:style-name="ro1">
          <table:table-cell office:value-type="float" office:value="396.666666662" calcext:value-type="float">
            <text:p>396.67</text:p>
          </table:table-cell>
          <table:table-cell office:value-type="float" office:value="0.00114336" calcext:value-type="float">
            <text:p>0.00114336</text:p>
          </table:table-cell>
          <table:table-cell table:number-columns-repeated="4"/>
        </table:table-row>
        <table:table-row table:style-name="ro1">
          <table:table-cell office:value-type="float" office:value="399.999999995" calcext:value-type="float">
            <text:p>400.00</text:p>
          </table:table-cell>
          <table:table-cell office:value-type="float" office:value="0.0009661" calcext:value-type="float">
            <text:p>0.0009661</text:p>
          </table:table-cell>
          <table:table-cell table:number-columns-repeated="4"/>
        </table:table-row>
        <table:table-row table:style-name="ro1">
          <table:table-cell office:value-type="float" office:value="403.333333328" calcext:value-type="float">
            <text:p>403.33</text:p>
          </table:table-cell>
          <table:table-cell table:style-name="ce2" office:value-type="float" office:value="0.000776367" calcext:value-type="float">
            <text:p>7.76E-04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406.666666661" calcext:value-type="float">
            <text:p>406.67</text:p>
          </table:table-cell>
          <table:table-cell office:value-type="float" office:value="0.00151843" calcext:value-type="float">
            <text:p>0.00151843</text:p>
          </table:table-cell>
          <table:table-cell table:number-columns-repeated="4"/>
        </table:table-row>
        <table:table-row table:style-name="ro1">
          <table:table-cell office:value-type="float" office:value="409.999999994" calcext:value-type="float">
            <text:p>410.00</text:p>
          </table:table-cell>
          <table:table-cell office:value-type="float" office:value="0.00192655" calcext:value-type="float">
            <text:p>0.0019265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13.333333327" calcext:value-type="float">
            <text:p>413.33</text:p>
          </table:table-cell>
          <table:table-cell office:value-type="float" office:value="0.00183276" calcext:value-type="float">
            <text:p>0.00183276</text:p>
          </table:table-cell>
          <table:table-cell table:number-columns-repeated="4"/>
        </table:table-row>
        <table:table-row table:style-name="ro1">
          <table:table-cell office:value-type="float" office:value="416.66666666" calcext:value-type="float">
            <text:p>416.67</text:p>
          </table:table-cell>
          <table:table-cell office:value-type="float" office:value="0.00181113" calcext:value-type="float">
            <text:p>0.00181113</text:p>
          </table:table-cell>
          <table:table-cell table:number-columns-repeated="4"/>
        </table:table-row>
        <table:table-row table:style-name="ro1">
          <table:table-cell office:value-type="float" office:value="419.999999993" calcext:value-type="float">
            <text:p>420.00</text:p>
          </table:table-cell>
          <table:table-cell office:value-type="float" office:value="0.00229884" calcext:value-type="float">
            <text:p>0.00229884</text:p>
          </table:table-cell>
          <table:table-cell table:number-columns-repeated="4"/>
        </table:table-row>
        <table:table-row table:style-name="ro1">
          <table:table-cell office:value-type="float" office:value="423.333333326" calcext:value-type="float">
            <text:p>423.33</text:p>
          </table:table-cell>
          <table:table-cell office:value-type="float" office:value="0.00257094" calcext:value-type="float">
            <text:p>0.0025709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26.666666659" calcext:value-type="float">
            <text:p>426.67</text:p>
          </table:table-cell>
          <table:table-cell office:value-type="float" office:value="0.00313219" calcext:value-type="float">
            <text:p>0.00313219</text:p>
          </table:table-cell>
          <table:table-cell table:number-columns-repeated="4"/>
        </table:table-row>
        <table:table-row table:style-name="ro1">
          <table:table-cell office:value-type="float" office:value="429.999999992" calcext:value-type="float">
            <text:p>430.00</text:p>
          </table:table-cell>
          <table:table-cell office:value-type="float" office:value="0.00389032" calcext:value-type="float">
            <text:p>0.0038903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33.333333325" calcext:value-type="float">
            <text:p>433.33</text:p>
          </table:table-cell>
          <table:table-cell office:value-type="float" office:value="0.00493444" calcext:value-type="float">
            <text:p>0.00493444</text:p>
          </table:table-cell>
          <table:table-cell table:number-columns-repeated="4"/>
        </table:table-row>
        <table:table-row table:style-name="ro1">
          <table:table-cell office:value-type="float" office:value="436.666666658" calcext:value-type="float">
            <text:p>436.67</text:p>
          </table:table-cell>
          <table:table-cell office:value-type="float" office:value="0.00721211" calcext:value-type="float">
            <text:p>0.00721211</text:p>
          </table:table-cell>
          <table:table-cell table:number-columns-repeated="4"/>
        </table:table-row>
        <table:table-row table:style-name="ro1">
          <table:table-cell office:value-type="float" office:value="439.999999991" calcext:value-type="float">
            <text:p>440.00</text:p>
          </table:table-cell>
          <table:table-cell office:value-type="float" office:value="0.0104281" calcext:value-type="float">
            <text:p>0.0104281</text:p>
          </table:table-cell>
          <table:table-cell table:number-columns-repeated="4"/>
        </table:table-row>
        <table:table-row table:style-name="ro1">
          <table:table-cell office:value-type="float" office:value="443.333333324" calcext:value-type="float">
            <text:p>443.33</text:p>
          </table:table-cell>
          <table:table-cell office:value-type="float" office:value="0.0139625" calcext:value-type="float">
            <text:p>0.0139625</text:p>
          </table:table-cell>
          <table:table-cell table:number-columns-repeated="4"/>
        </table:table-row>
        <table:table-row table:style-name="ro1">
          <table:table-cell office:value-type="float" office:value="446.666666657" calcext:value-type="float">
            <text:p>446.67</text:p>
          </table:table-cell>
          <table:table-cell office:value-type="float" office:value="0.0173239" calcext:value-type="float">
            <text:p>0.017323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49.99999999" calcext:value-type="float">
            <text:p>450.00</text:p>
          </table:table-cell>
          <table:table-cell office:value-type="float" office:value="0.0188544" calcext:value-type="float">
            <text:p>0.0188544</text:p>
          </table:table-cell>
          <table:table-cell table:number-columns-repeated="4"/>
        </table:table-row>
        <table:table-row table:style-name="ro1">
          <table:table-cell office:value-type="float" office:value="453.333333323" calcext:value-type="float">
            <text:p>453.33</text:p>
          </table:table-cell>
          <table:table-cell office:value-type="float" office:value="0.0175074" calcext:value-type="float">
            <text:p>0.0175074</text:p>
          </table:table-cell>
          <table:table-cell table:number-columns-repeated="4"/>
        </table:table-row>
        <table:table-row table:style-name="ro1">
          <table:table-cell office:value-type="float" office:value="456.666666656" calcext:value-type="float">
            <text:p>456.67</text:p>
          </table:table-cell>
          <table:table-cell office:value-type="float" office:value="0.0139875" calcext:value-type="float">
            <text:p>0.0139875</text:p>
          </table:table-cell>
          <table:table-cell table:number-columns-repeated="4"/>
        </table:table-row>
        <table:table-row table:style-name="ro1">
          <table:table-cell office:value-type="float" office:value="459.999999989" calcext:value-type="float">
            <text:p>460.00</text:p>
          </table:table-cell>
          <table:table-cell table:style-name="ce2" office:value-type="float" office:value="0.0101967" calcext:value-type="float">
            <text:p>1.02E-02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463.333333322" calcext:value-type="float">
            <text:p>463.33</text:p>
          </table:table-cell>
          <table:table-cell office:value-type="float" office:value="0.00784978" calcext:value-type="float">
            <text:p>0.0078497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66.666666655" calcext:value-type="float">
            <text:p>466.67</text:p>
          </table:table-cell>
          <table:table-cell office:value-type="float" office:value="0.00613747" calcext:value-type="float">
            <text:p>0.00613747</text:p>
          </table:table-cell>
          <table:table-cell table:number-columns-repeated="4"/>
        </table:table-row>
        <table:table-row table:style-name="ro1">
          <table:table-cell office:value-type="float" office:value="469.999999988" calcext:value-type="float">
            <text:p>470.00</text:p>
          </table:table-cell>
          <table:table-cell office:value-type="float" office:value="0.00454836" calcext:value-type="float">
            <text:p>0.00454836</text:p>
          </table:table-cell>
          <table:table-cell table:number-columns-repeated="4"/>
        </table:table-row>
        <table:table-row table:style-name="ro1">
          <table:table-cell office:value-type="float" office:value="473.333333321" calcext:value-type="float">
            <text:p>473.33</text:p>
          </table:table-cell>
          <table:table-cell office:value-type="float" office:value="0.00317016" calcext:value-type="float">
            <text:p>0.0031701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76.666666654" calcext:value-type="float">
            <text:p>476.67</text:p>
          </table:table-cell>
          <table:table-cell office:value-type="float" office:value="0.00200927" calcext:value-type="float">
            <text:p>0.0020092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79.999999987" calcext:value-type="float">
            <text:p>480.00</text:p>
          </table:table-cell>
          <table:table-cell office:value-type="float" office:value="0.00160555" calcext:value-type="float">
            <text:p>0.00160555</text:p>
          </table:table-cell>
          <table:table-cell table:number-columns-repeated="4"/>
        </table:table-row>
        <table:table-row table:style-name="ro1">
          <table:table-cell office:value-type="float" office:value="483.33333332" calcext:value-type="float">
            <text:p>483.33</text:p>
          </table:table-cell>
          <table:table-cell table:style-name="ce2" office:value-type="float" office:value="0.00167799" calcext:value-type="float">
            <text:p>1.68E-03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486.666666653" calcext:value-type="float">
            <text:p>486.67</text:p>
          </table:table-cell>
          <table:table-cell office:value-type="float" office:value="0.00154886" calcext:value-type="float">
            <text:p>0.0015488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89.999999986" calcext:value-type="float">
            <text:p>490.00</text:p>
          </table:table-cell>
          <table:table-cell office:value-type="float" office:value="0.00143445" calcext:value-type="float">
            <text:p>0.00143445</text:p>
          </table:table-cell>
          <table:table-cell table:number-columns-repeated="4"/>
        </table:table-row>
        <table:table-row table:style-name="ro1">
          <table:table-cell office:value-type="float" office:value="493.333333319" calcext:value-type="float">
            <text:p>493.33</text:p>
          </table:table-cell>
          <table:table-cell office:value-type="float" office:value="0.00168106" calcext:value-type="float">
            <text:p>0.00168106</text:p>
          </table:table-cell>
          <table:table-cell table:number-columns-repeated="4"/>
        </table:table-row>
        <table:table-row table:style-name="ro1">
          <table:table-cell office:value-type="float" office:value="496.666666652" calcext:value-type="float">
            <text:p>496.67</text:p>
          </table:table-cell>
          <table:table-cell office:value-type="float" office:value="0.00206448" calcext:value-type="float">
            <text:p>0.00206448</text:p>
          </table:table-cell>
          <table:table-cell table:number-columns-repeated="4"/>
        </table:table-row>
        <table:table-row table:style-name="ro1">
          <table:table-cell office:value-type="float" office:value="499.999999985" calcext:value-type="float">
            <text:p>500.00</text:p>
          </table:table-cell>
          <table:table-cell office:value-type="float" office:value="0.00254225" calcext:value-type="float">
            <text:p>0.00254225</text:p>
          </table:table-cell>
          <table:table-cell table:number-columns-repeated="4"/>
        </table:table-row>
        <table:table-row table:style-name="ro1">
          <table:table-cell office:value-type="float" office:value="503.333333318" calcext:value-type="float">
            <text:p>503.33</text:p>
          </table:table-cell>
          <table:table-cell office:value-type="float" office:value="0.00284733" calcext:value-type="float">
            <text:p>0.00284733</text:p>
          </table:table-cell>
          <table:table-cell table:number-columns-repeated="4"/>
        </table:table-row>
        <table:table-row table:style-name="ro1">
          <table:table-cell office:value-type="float" office:value="506.666666651" calcext:value-type="float">
            <text:p>506.67</text:p>
          </table:table-cell>
          <table:table-cell office:value-type="float" office:value="0.00324768" calcext:value-type="float">
            <text:p>0.00324768</text:p>
          </table:table-cell>
          <table:table-cell table:number-columns-repeated="4"/>
        </table:table-row>
        <table:table-row table:style-name="ro1">
          <table:table-cell office:value-type="float" office:value="509.999999984" calcext:value-type="float">
            <text:p>510.00</text:p>
          </table:table-cell>
          <table:table-cell office:value-type="float" office:value="0.00423458" calcext:value-type="float">
            <text:p>0.00423458</text:p>
          </table:table-cell>
          <table:table-cell table:number-columns-repeated="4"/>
        </table:table-row>
        <table:table-row table:style-name="ro1">
          <table:table-cell office:value-type="float" office:value="513.333333317" calcext:value-type="float">
            <text:p>513.33</text:p>
          </table:table-cell>
          <table:table-cell office:value-type="float" office:value="0.00535755" calcext:value-type="float">
            <text:p>0.00535755</text:p>
          </table:table-cell>
          <table:table-cell table:number-columns-repeated="4"/>
        </table:table-row>
        <table:table-row table:style-name="ro1">
          <table:table-cell office:value-type="float" office:value="516.66666665" calcext:value-type="float">
            <text:p>516.67</text:p>
          </table:table-cell>
          <table:table-cell office:value-type="float" office:value="0.00589731" calcext:value-type="float">
            <text:p>0.00589731</text:p>
          </table:table-cell>
          <table:table-cell table:number-columns-repeated="4"/>
        </table:table-row>
        <table:table-row table:style-name="ro1">
          <table:table-cell office:value-type="float" office:value="519.999999983" calcext:value-type="float">
            <text:p>520.00</text:p>
          </table:table-cell>
          <table:table-cell office:value-type="float" office:value="0.006206" calcext:value-type="float">
            <text:p>0.006206</text:p>
          </table:table-cell>
          <table:table-cell table:number-columns-repeated="4"/>
        </table:table-row>
        <table:table-row table:style-name="ro1">
          <table:table-cell office:value-type="float" office:value="523.333333316" calcext:value-type="float">
            <text:p>523.33</text:p>
          </table:table-cell>
          <table:table-cell office:value-type="float" office:value="0.00706975" calcext:value-type="float">
            <text:p>0.00706975</text:p>
          </table:table-cell>
          <table:table-cell table:number-columns-repeated="4"/>
        </table:table-row>
        <table:table-row table:style-name="ro1">
          <table:table-cell office:value-type="float" office:value="526.666666649" calcext:value-type="float">
            <text:p>526.67</text:p>
          </table:table-cell>
          <table:table-cell office:value-type="float" office:value="0.00757006" calcext:value-type="float">
            <text:p>0.00757006</text:p>
          </table:table-cell>
          <table:table-cell table:number-columns-repeated="4"/>
        </table:table-row>
        <table:table-row table:style-name="ro1">
          <table:table-cell office:value-type="float" office:value="529.999999982" calcext:value-type="float">
            <text:p>530.00</text:p>
          </table:table-cell>
          <table:table-cell office:value-type="float" office:value="0.00740649" calcext:value-type="float">
            <text:p>0.00740649</text:p>
          </table:table-cell>
          <table:table-cell table:number-columns-repeated="4"/>
        </table:table-row>
        <table:table-row table:style-name="ro1">
          <table:table-cell office:value-type="float" office:value="533.333333315" calcext:value-type="float">
            <text:p>533.33</text:p>
          </table:table-cell>
          <table:table-cell office:value-type="float" office:value="0.00734806" calcext:value-type="float">
            <text:p>0.00734806</text:p>
          </table:table-cell>
          <table:table-cell table:number-columns-repeated="4"/>
        </table:table-row>
        <table:table-row table:style-name="ro1">
          <table:table-cell office:value-type="float" office:value="536.666666648" calcext:value-type="float">
            <text:p>536.67</text:p>
          </table:table-cell>
          <table:table-cell office:value-type="float" office:value="0.00724211" calcext:value-type="float">
            <text:p>0.00724211</text:p>
          </table:table-cell>
          <table:table-cell table:number-columns-repeated="4"/>
        </table:table-row>
        <table:table-row table:style-name="ro1">
          <table:table-cell office:value-type="float" office:value="539.999999981" calcext:value-type="float">
            <text:p>540.00</text:p>
          </table:table-cell>
          <table:table-cell office:value-type="float" office:value="0.00663645" calcext:value-type="float">
            <text:p>0.00663645</text:p>
          </table:table-cell>
          <table:table-cell table:number-columns-repeated="4"/>
        </table:table-row>
        <table:table-row table:style-name="ro1">
          <table:table-cell office:value-type="float" office:value="543.333333314" calcext:value-type="float">
            <text:p>543.33</text:p>
          </table:table-cell>
          <table:table-cell office:value-type="float" office:value="0.00624683" calcext:value-type="float">
            <text:p>0.00624683</text:p>
          </table:table-cell>
          <table:table-cell table:number-columns-repeated="4"/>
        </table:table-row>
        <table:table-row table:style-name="ro1">
          <table:table-cell office:value-type="float" office:value="546.666666647" calcext:value-type="float">
            <text:p>546.67</text:p>
          </table:table-cell>
          <table:table-cell office:value-type="float" office:value="0.0055812" calcext:value-type="float">
            <text:p>0.0055812</text:p>
          </table:table-cell>
          <table:table-cell table:number-columns-repeated="4"/>
        </table:table-row>
        <table:table-row table:style-name="ro1">
          <table:table-cell office:value-type="float" office:value="549.99999998" calcext:value-type="float">
            <text:p>550.00</text:p>
          </table:table-cell>
          <table:table-cell office:value-type="float" office:value="0.0052612" calcext:value-type="float">
            <text:p>0.0052612</text:p>
          </table:table-cell>
          <table:table-cell table:number-columns-repeated="4"/>
        </table:table-row>
        <table:table-row table:style-name="ro1">
          <table:table-cell office:value-type="float" office:value="553.333333313" calcext:value-type="float">
            <text:p>553.33</text:p>
          </table:table-cell>
          <table:table-cell office:value-type="float" office:value="0.00478763" calcext:value-type="float">
            <text:p>0.00478763</text:p>
          </table:table-cell>
          <table:table-cell table:number-columns-repeated="4"/>
        </table:table-row>
        <table:table-row table:style-name="ro1">
          <table:table-cell office:value-type="float" office:value="556.666666646" calcext:value-type="float">
            <text:p>556.67</text:p>
          </table:table-cell>
          <table:table-cell office:value-type="float" office:value="0.00408806" calcext:value-type="float">
            <text:p>0.00408806</text:p>
          </table:table-cell>
          <table:table-cell table:number-columns-repeated="4"/>
        </table:table-row>
        <table:table-row table:style-name="ro1">
          <table:table-cell office:value-type="float" office:value="559.999999979" calcext:value-type="float">
            <text:p>560.00</text:p>
          </table:table-cell>
          <table:table-cell office:value-type="float" office:value="0.0036015" calcext:value-type="float">
            <text:p>0.0036015</text:p>
          </table:table-cell>
          <table:table-cell table:number-columns-repeated="4"/>
        </table:table-row>
        <table:table-row table:style-name="ro1">
          <table:table-cell office:value-type="float" office:value="563.333333312" calcext:value-type="float">
            <text:p>563.33</text:p>
          </table:table-cell>
          <table:table-cell office:value-type="float" office:value="0.00359384" calcext:value-type="float">
            <text:p>0.00359384</text:p>
          </table:table-cell>
          <table:table-cell table:number-columns-repeated="4"/>
        </table:table-row>
        <table:table-row table:style-name="ro1">
          <table:table-cell office:value-type="float" office:value="566.666666645" calcext:value-type="float">
            <text:p>566.67</text:p>
          </table:table-cell>
          <table:table-cell office:value-type="float" office:value="0.00352341" calcext:value-type="float">
            <text:p>0.00352341</text:p>
          </table:table-cell>
          <table:table-cell table:number-columns-repeated="4"/>
        </table:table-row>
        <table:table-row table:style-name="ro1">
          <table:table-cell office:value-type="float" office:value="569.999999978" calcext:value-type="float">
            <text:p>570.00</text:p>
          </table:table-cell>
          <table:table-cell office:value-type="float" office:value="0.00404461" calcext:value-type="float">
            <text:p>0.00404461</text:p>
          </table:table-cell>
          <table:table-cell table:number-columns-repeated="4"/>
        </table:table-row>
        <table:table-row table:style-name="ro1">
          <table:table-cell office:value-type="float" office:value="573.333333311" calcext:value-type="float">
            <text:p>573.33</text:p>
          </table:table-cell>
          <table:table-cell office:value-type="float" office:value="0.00700111" calcext:value-type="float">
            <text:p>0.00700111</text:p>
          </table:table-cell>
          <table:table-cell table:number-columns-repeated="4"/>
        </table:table-row>
        <table:table-row table:style-name="ro1">
          <table:table-cell office:value-type="float" office:value="576.666666644" calcext:value-type="float">
            <text:p>576.67</text:p>
          </table:table-cell>
          <table:table-cell office:value-type="float" office:value="0.0171089" calcext:value-type="float">
            <text:p>0.0171089</text:p>
          </table:table-cell>
          <table:table-cell table:number-columns-repeated="4"/>
        </table:table-row>
        <table:table-row table:style-name="ro1">
          <table:table-cell office:value-type="float" office:value="579.999999977" calcext:value-type="float">
            <text:p>580.00</text:p>
          </table:table-cell>
          <table:table-cell office:value-type="float" office:value="0.0424423" calcext:value-type="float">
            <text:p>0.0424423</text:p>
          </table:table-cell>
          <table:table-cell table:number-columns-repeated="4"/>
        </table:table-row>
        <table:table-row table:style-name="ro1">
          <table:table-cell office:value-type="float" office:value="583.33333331" calcext:value-type="float">
            <text:p>583.33</text:p>
          </table:table-cell>
          <table:table-cell office:value-type="float" office:value="0.0971798" calcext:value-type="float">
            <text:p>0.0971798</text:p>
          </table:table-cell>
          <table:table-cell table:number-columns-repeated="4"/>
        </table:table-row>
        <table:table-row table:style-name="ro1">
          <table:table-cell office:value-type="float" office:value="586.666666643" calcext:value-type="float">
            <text:p>586.67</text:p>
          </table:table-cell>
          <table:table-cell office:value-type="float" office:value="0.190844" calcext:value-type="float">
            <text:p>0.190844</text:p>
          </table:table-cell>
          <table:table-cell table:number-columns-repeated="4"/>
        </table:table-row>
        <table:table-row table:style-name="ro1">
          <table:table-cell office:value-type="float" office:value="589.999999976" calcext:value-type="float">
            <text:p>590.00</text:p>
          </table:table-cell>
          <table:table-cell office:value-type="float" office:value="0.319049" calcext:value-type="float">
            <text:p>0.319049</text:p>
          </table:table-cell>
          <table:table-cell table:number-columns-repeated="4"/>
        </table:table-row>
        <table:table-row table:style-name="ro1">
          <table:table-cell office:value-type="float" office:value="593.333333309" calcext:value-type="float">
            <text:p>593.33</text:p>
          </table:table-cell>
          <table:table-cell office:value-type="float" office:value="0.470576" calcext:value-type="float">
            <text:p>0.470576</text:p>
          </table:table-cell>
          <table:table-cell table:number-columns-repeated="4"/>
        </table:table-row>
        <table:table-row table:style-name="ro1">
          <table:table-cell office:value-type="float" office:value="596.666666642" calcext:value-type="float">
            <text:p>596.67</text:p>
          </table:table-cell>
          <table:table-cell office:value-type="float" office:value="0.638538" calcext:value-type="float">
            <text:p>0.638538</text:p>
          </table:table-cell>
          <table:table-cell table:number-columns-repeated="4"/>
        </table:table-row>
        <table:table-row table:style-name="ro1">
          <table:table-cell office:value-type="float" office:value="599.999999975" calcext:value-type="float">
            <text:p>600.00</text:p>
          </table:table-cell>
          <table:table-cell office:value-type="float" office:value="0.810915" calcext:value-type="float">
            <text:p>0.810915</text:p>
          </table:table-cell>
          <table:table-cell table:number-columns-repeated="4"/>
        </table:table-row>
        <table:table-row table:style-name="ro1">
          <table:table-cell office:value-type="float" office:value="603.333333308" calcext:value-type="float">
            <text:p>603.33</text:p>
          </table:table-cell>
          <table:table-cell office:value-type="float" office:value="1.05583" calcext:value-type="float">
            <text:p>1.05583</text:p>
          </table:table-cell>
          <table:table-cell table:number-columns-repeated="4"/>
        </table:table-row>
        <table:table-row table:style-name="ro1">
          <table:table-cell office:value-type="float" office:value="606.666666641" calcext:value-type="float">
            <text:p>606.67</text:p>
          </table:table-cell>
          <table:table-cell office:value-type="float" office:value="1.5803" calcext:value-type="float">
            <text:p>1.5803</text:p>
          </table:table-cell>
          <table:table-cell table:number-columns-repeated="4"/>
        </table:table-row>
        <table:table-row table:style-name="ro1">
          <table:table-cell office:value-type="float" office:value="609.999999974" calcext:value-type="float">
            <text:p>610.00</text:p>
          </table:table-cell>
          <table:table-cell office:value-type="float" office:value="2.39769" calcext:value-type="float">
            <text:p>2.39769</text:p>
          </table:table-cell>
          <table:table-cell table:number-columns-repeated="4"/>
        </table:table-row>
        <table:table-row table:style-name="ro1">
          <table:table-cell office:value-type="float" office:value="613.333333307" calcext:value-type="float">
            <text:p>613.33</text:p>
          </table:table-cell>
          <table:table-cell office:value-type="float" office:value="2.94776" calcext:value-type="float">
            <text:p>2.94776</text:p>
          </table:table-cell>
          <table:table-cell table:number-columns-repeated="4"/>
        </table:table-row>
        <table:table-row table:style-name="ro1">
          <table:table-cell office:value-type="float" office:value="616.66666664" calcext:value-type="float">
            <text:p>616.67</text:p>
          </table:table-cell>
          <table:table-cell office:value-type="float" office:value="2.67963" calcext:value-type="float">
            <text:p>2.67963</text:p>
          </table:table-cell>
          <table:table-cell table:number-columns-repeated="4"/>
        </table:table-row>
        <table:table-row table:style-name="ro1">
          <table:table-cell office:value-type="float" office:value="619.999999973" calcext:value-type="float">
            <text:p>620.00</text:p>
          </table:table-cell>
          <table:table-cell office:value-type="float" office:value="2.08525" calcext:value-type="float">
            <text:p>2.08525</text:p>
          </table:table-cell>
          <table:table-cell table:number-columns-repeated="4"/>
        </table:table-row>
        <table:table-row table:style-name="ro1">
          <table:table-cell office:value-type="float" office:value="623.333333306" calcext:value-type="float">
            <text:p>623.33</text:p>
          </table:table-cell>
          <table:table-cell office:value-type="float" office:value="2.28671" calcext:value-type="float">
            <text:p>2.28671</text:p>
          </table:table-cell>
          <table:table-cell table:number-columns-repeated="4"/>
        </table:table-row>
        <table:table-row table:style-name="ro1">
          <table:table-cell office:value-type="float" office:value="626.666666639" calcext:value-type="float">
            <text:p>626.67</text:p>
          </table:table-cell>
          <table:table-cell office:value-type="float" office:value="3.86596" calcext:value-type="float">
            <text:p>3.86596</text:p>
          </table:table-cell>
          <table:table-cell table:number-columns-repeated="4"/>
        </table:table-row>
        <table:table-row table:style-name="ro1">
          <table:table-cell office:value-type="float" office:value="629.999999972" calcext:value-type="float">
            <text:p>630.00</text:p>
          </table:table-cell>
          <table:table-cell office:value-type="float" office:value="6.29612" calcext:value-type="float">
            <text:p>6.29612</text:p>
          </table:table-cell>
          <table:table-cell table:number-columns-repeated="4"/>
        </table:table-row>
        <table:table-row table:style-name="ro1">
          <table:table-cell office:value-type="float" office:value="633.333333305" calcext:value-type="float">
            <text:p>633.33</text:p>
          </table:table-cell>
          <table:table-cell office:value-type="float" office:value="6.88159" calcext:value-type="float">
            <text:p>6.88159</text:p>
          </table:table-cell>
          <table:table-cell table:number-columns-repeated="4"/>
        </table:table-row>
        <table:table-row table:style-name="ro1">
          <table:table-cell office:value-type="float" office:value="636.666666638" calcext:value-type="float">
            <text:p>636.67</text:p>
          </table:table-cell>
          <table:table-cell office:value-type="float" office:value="4.95516" calcext:value-type="float">
            <text:p>4.95516</text:p>
          </table:table-cell>
          <table:table-cell table:number-columns-repeated="4"/>
        </table:table-row>
        <table:table-row table:style-name="ro1">
          <table:table-cell office:value-type="float" office:value="639.999999971" calcext:value-type="float">
            <text:p>640.00</text:p>
          </table:table-cell>
          <table:table-cell office:value-type="float" office:value="2.48808" calcext:value-type="float">
            <text:p>2.48808</text:p>
          </table:table-cell>
          <table:table-cell table:number-columns-repeated="4"/>
        </table:table-row>
        <table:table-row table:style-name="ro1">
          <table:table-cell office:value-type="float" office:value="643.333333304" calcext:value-type="float">
            <text:p>643.33</text:p>
          </table:table-cell>
          <table:table-cell office:value-type="float" office:value="1.30678" calcext:value-type="float">
            <text:p>1.30678</text:p>
          </table:table-cell>
          <table:table-cell table:number-columns-repeated="4"/>
        </table:table-row>
        <table:table-row table:style-name="ro1">
          <table:table-cell office:value-type="float" office:value="646.666666637" calcext:value-type="float">
            <text:p>646.67</text:p>
          </table:table-cell>
          <table:table-cell office:value-type="float" office:value="1.26694" calcext:value-type="float">
            <text:p>1.26694</text:p>
          </table:table-cell>
          <table:table-cell table:number-columns-repeated="4"/>
        </table:table-row>
        <table:table-row table:style-name="ro1">
          <table:table-cell office:value-type="float" office:value="649.99999997" calcext:value-type="float">
            <text:p>650.00</text:p>
          </table:table-cell>
          <table:table-cell office:value-type="float" office:value="1.19494" calcext:value-type="float">
            <text:p>1.19494</text:p>
          </table:table-cell>
          <table:table-cell table:number-columns-repeated="4"/>
        </table:table-row>
        <table:table-row table:style-name="ro1">
          <table:table-cell office:value-type="float" office:value="653.333333303" calcext:value-type="float">
            <text:p>653.33</text:p>
          </table:table-cell>
          <table:table-cell office:value-type="float" office:value="0.80492" calcext:value-type="float">
            <text:p>0.80492</text:p>
          </table:table-cell>
          <table:table-cell table:number-columns-repeated="4"/>
        </table:table-row>
        <table:table-row table:style-name="ro1">
          <table:table-cell office:value-type="float" office:value="656.666666636" calcext:value-type="float">
            <text:p>656.67</text:p>
          </table:table-cell>
          <table:table-cell office:value-type="float" office:value="0.49405" calcext:value-type="float">
            <text:p>0.49405</text:p>
          </table:table-cell>
          <table:table-cell table:number-columns-repeated="4"/>
        </table:table-row>
        <table:table-row table:style-name="ro1">
          <table:table-cell office:value-type="float" office:value="659.999999969" calcext:value-type="float">
            <text:p>660.00</text:p>
          </table:table-cell>
          <table:table-cell office:value-type="float" office:value="0.342625" calcext:value-type="float">
            <text:p>0.342625</text:p>
          </table:table-cell>
          <table:table-cell table:number-columns-repeated="4"/>
        </table:table-row>
        <table:table-row table:style-name="ro1">
          <table:table-cell office:value-type="float" office:value="663.333333302" calcext:value-type="float">
            <text:p>663.33</text:p>
          </table:table-cell>
          <table:table-cell office:value-type="float" office:value="0.263099" calcext:value-type="float">
            <text:p>0.263099</text:p>
          </table:table-cell>
          <table:table-cell table:number-columns-repeated="4"/>
        </table:table-row>
        <table:table-row table:style-name="ro1">
          <table:table-cell office:value-type="float" office:value="666.666666635" calcext:value-type="float">
            <text:p>666.67</text:p>
          </table:table-cell>
          <table:table-cell office:value-type="float" office:value="0.229649" calcext:value-type="float">
            <text:p>0.229649</text:p>
          </table:table-cell>
          <table:table-cell table:number-columns-repeated="4"/>
        </table:table-row>
        <table:table-row table:style-name="ro1">
          <table:table-cell office:value-type="float" office:value="669.999999968" calcext:value-type="float">
            <text:p>670.00</text:p>
          </table:table-cell>
          <table:table-cell office:value-type="float" office:value="0.214878" calcext:value-type="float">
            <text:p>0.214878</text:p>
          </table:table-cell>
          <table:table-cell table:number-columns-repeated="4"/>
        </table:table-row>
        <table:table-row table:style-name="ro1">
          <table:table-cell office:value-type="float" office:value="673.333333301" calcext:value-type="float">
            <text:p>673.33</text:p>
          </table:table-cell>
          <table:table-cell office:value-type="float" office:value="0.189021" calcext:value-type="float">
            <text:p>0.189021</text:p>
          </table:table-cell>
          <table:table-cell table:number-columns-repeated="4"/>
        </table:table-row>
        <table:table-row table:style-name="ro1">
          <table:table-cell office:value-type="float" office:value="676.666666634" calcext:value-type="float">
            <text:p>676.67</text:p>
          </table:table-cell>
          <table:table-cell office:value-type="float" office:value="0.153369" calcext:value-type="float">
            <text:p>0.153369</text:p>
          </table:table-cell>
          <table:table-cell table:number-columns-repeated="4"/>
        </table:table-row>
        <table:table-row table:style-name="ro1">
          <table:table-cell office:value-type="float" office:value="679.999999967" calcext:value-type="float">
            <text:p>680.00</text:p>
          </table:table-cell>
          <table:table-cell office:value-type="float" office:value="0.125718" calcext:value-type="float">
            <text:p>0.125718</text:p>
          </table:table-cell>
          <table:table-cell table:number-columns-repeated="4"/>
        </table:table-row>
        <table:table-row table:style-name="ro1">
          <table:table-cell office:value-type="float" office:value="683.3333333" calcext:value-type="float">
            <text:p>683.33</text:p>
          </table:table-cell>
          <table:table-cell office:value-type="float" office:value="0.108047" calcext:value-type="float">
            <text:p>0.108047</text:p>
          </table:table-cell>
          <table:table-cell table:number-columns-repeated="4"/>
        </table:table-row>
        <table:table-row table:style-name="ro1">
          <table:table-cell office:value-type="float" office:value="686.666666633" calcext:value-type="float">
            <text:p>686.67</text:p>
          </table:table-cell>
          <table:table-cell office:value-type="float" office:value="0.0964812" calcext:value-type="float">
            <text:p>0.0964812</text:p>
          </table:table-cell>
          <table:table-cell table:number-columns-repeated="4"/>
        </table:table-row>
        <table:table-row table:style-name="ro1">
          <table:table-cell office:value-type="float" office:value="689.999999966" calcext:value-type="float">
            <text:p>690.00</text:p>
          </table:table-cell>
          <table:table-cell office:value-type="float" office:value="0.0866544" calcext:value-type="float">
            <text:p>0.0866544</text:p>
          </table:table-cell>
          <table:table-cell table:number-columns-repeated="4"/>
        </table:table-row>
        <table:table-row table:style-name="ro1">
          <table:table-cell office:value-type="float" office:value="693.333333299" calcext:value-type="float">
            <text:p>693.33</text:p>
          </table:table-cell>
          <table:table-cell office:value-type="float" office:value="0.0800869" calcext:value-type="float">
            <text:p>0.0800869</text:p>
          </table:table-cell>
          <table:table-cell table:number-columns-repeated="4"/>
        </table:table-row>
        <table:table-row table:style-name="ro1">
          <table:table-cell office:value-type="float" office:value="696.666666632" calcext:value-type="float">
            <text:p>696.67</text:p>
          </table:table-cell>
          <table:table-cell office:value-type="float" office:value="0.0748848" calcext:value-type="float">
            <text:p>0.0748848</text:p>
          </table:table-cell>
          <table:table-cell table:number-columns-repeated="4"/>
        </table:table-row>
        <table:table-row table:style-name="ro1">
          <table:table-cell office:value-type="float" office:value="699.999999965" calcext:value-type="float">
            <text:p>700.00</text:p>
          </table:table-cell>
          <table:table-cell office:value-type="float" office:value="0.0674754" calcext:value-type="float">
            <text:p>0.0674754</text:p>
          </table:table-cell>
          <table:table-cell table:number-columns-repeated="4"/>
        </table:table-row>
        <table:table-row table:style-name="ro1">
          <table:table-cell office:value-type="float" office:value="703.333333298" calcext:value-type="float">
            <text:p>703.33</text:p>
          </table:table-cell>
          <table:table-cell office:value-type="float" office:value="0.0606875" calcext:value-type="float">
            <text:p>0.0606875</text:p>
          </table:table-cell>
          <table:table-cell table:number-columns-repeated="4"/>
        </table:table-row>
        <table:table-row table:style-name="ro1">
          <table:table-cell office:value-type="float" office:value="706.666666631" calcext:value-type="float">
            <text:p>706.67</text:p>
          </table:table-cell>
          <table:table-cell office:value-type="float" office:value="0.0538619" calcext:value-type="float">
            <text:p>0.0538619</text:p>
          </table:table-cell>
          <table:table-cell table:number-columns-repeated="4"/>
        </table:table-row>
        <table:table-row table:style-name="ro1">
          <table:table-cell office:value-type="float" office:value="709.999999964" calcext:value-type="float">
            <text:p>710.00</text:p>
          </table:table-cell>
          <table:table-cell office:value-type="float" office:value="0.0494299" calcext:value-type="float">
            <text:p>0.0494299</text:p>
          </table:table-cell>
          <table:table-cell table:number-columns-repeated="4"/>
        </table:table-row>
        <table:table-row table:style-name="ro1">
          <table:table-cell office:value-type="float" office:value="713.333333297" calcext:value-type="float">
            <text:p>713.33</text:p>
          </table:table-cell>
          <table:table-cell office:value-type="float" office:value="0.0467838" calcext:value-type="float">
            <text:p>0.0467838</text:p>
          </table:table-cell>
          <table:table-cell table:number-columns-repeated="4"/>
        </table:table-row>
        <table:table-row table:style-name="ro1">
          <table:table-cell office:value-type="float" office:value="716.66666663" calcext:value-type="float">
            <text:p>716.67</text:p>
          </table:table-cell>
          <table:table-cell office:value-type="float" office:value="0.0697583" calcext:value-type="float">
            <text:p>0.0697583</text:p>
          </table:table-cell>
          <table:table-cell table:number-columns-repeated="4"/>
        </table:table-row>
        <table:table-row table:style-name="ro1">
          <table:table-cell office:value-type="float" office:value="719.999999963" calcext:value-type="float">
            <text:p>720.00</text:p>
          </table:table-cell>
          <table:table-cell office:value-type="float" office:value="0.0840644" calcext:value-type="float">
            <text:p>0.0840644</text:p>
          </table:table-cell>
          <table:table-cell table:number-columns-repeated="4"/>
        </table:table-row>
        <table:table-row table:style-name="ro1">
          <table:table-cell office:value-type="float" office:value="723.333333296" calcext:value-type="float">
            <text:p>723.33</text:p>
          </table:table-cell>
          <table:table-cell office:value-type="float" office:value="0.0438255" calcext:value-type="float">
            <text:p>0.0438255</text:p>
          </table:table-cell>
          <table:table-cell table:number-columns-repeated="4"/>
        </table:table-row>
        <table:table-row table:style-name="ro1">
          <table:table-cell office:value-type="float" office:value="726.666666629" calcext:value-type="float">
            <text:p>726.67</text:p>
          </table:table-cell>
          <table:table-cell office:value-type="float" office:value="0.0345388" calcext:value-type="float">
            <text:p>0.0345388</text:p>
          </table:table-cell>
          <table:table-cell table:number-columns-repeated="4"/>
        </table:table-row>
        <table:table-row table:style-name="ro1">
          <table:table-cell office:value-type="float" office:value="729.999999962" calcext:value-type="float">
            <text:p>730.00</text:p>
          </table:table-cell>
          <table:table-cell office:value-type="float" office:value="0.030404" calcext:value-type="float">
            <text:p>0.030404</text:p>
          </table:table-cell>
          <table:table-cell table:number-columns-repeated="4"/>
        </table:table-row>
      </table:table>
      <table:table table:name="Green" table:style-name="ta1">
        <table:shapes>
          <draw:frame draw:z-index="0" draw:style-name="gr1" draw:text-style-name="P1" svg:width="6.2937in" svg:height="6.0441in" svg:x="4.4705in" svg:y="1.6654in">
            <draw:object draw:notify-on-update-of-ranges="Green.A11:Green.A119 Green.D9:Green.D9 Green.B11:Green.B1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I1Pro Rev.D spotread 2.3.0</text:p>
          </table:table-cell>
          <table:table-cell office:value-type="string" calcext:value-type="string">
            <text:p>20.06.2023</text:p>
          </table:table-cell>
          <table:table-cell table:number-columns-repeated="3"/>
          <table:table-cell office:value-type="string" calcext:value-type="string">
            <text:p>OBSERVER=CIE_10_1964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XYZ=</text:p>
          </table:table-cell>
          <table:table-cell office:value-type="string" calcext:value-type="string">
            <text:p>37.394474 100.401562 5.472802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X=</text:p>
          </table:table-cell>
          <table:table-cell/>
          <table:table-cell office:value-type="float" office:value="37.394474" calcext:value-type="float">
            <text:p>37.394474</text:p>
          </table:table-cell>
          <table:table-cell table:formula="of:=AVERAGE([.B6:.C6])" office:value-type="float" office:value="37.394474" calcext:value-type="float">
            <text:p>37.394474</text:p>
          </table:table-cell>
          <table:table-cell office:value-type="string" calcext:value-type="string">
            <text:p>' <text:s text:c="7"/>x=</text:p>
          </table:table-cell>
          <table:table-cell table:formula="of:=[.D6]/([.D6]+[.D7]+[.D8])" office:value-type="float" office:value="0.261009124677901" calcext:value-type="float">
            <text:p>0.261009124677901</text:p>
          </table:table-cell>
        </table:table-row>
        <table:table-row table:style-name="ro1">
          <table:table-cell table:style-name="Default" office:value-type="string" calcext:value-type="string">
            <text:p>Y=</text:p>
          </table:table-cell>
          <table:table-cell/>
          <table:table-cell office:value-type="float" office:value="100.401562" calcext:value-type="float">
            <text:p>100.401562</text:p>
          </table:table-cell>
          <table:table-cell table:formula="of:=AVERAGE([.B7:.C7])" office:value-type="float" office:value="100.401562" calcext:value-type="float">
            <text:p>100.401562</text:p>
          </table:table-cell>
          <table:table-cell office:value-type="string" calcext:value-type="string">
            <text:p>' <text:s text:c="7"/>y=</text:p>
          </table:table-cell>
          <table:table-cell table:formula="of:=[.D7]/([.D6]+[.D7]+[.D8])" office:value-type="float" office:value="0.700791347243285" calcext:value-type="float">
            <text:p>0.700791347243285</text:p>
          </table:table-cell>
        </table:table-row>
        <table:table-row table:style-name="ro1">
          <table:table-cell table:style-name="Default" office:value-type="string" calcext:value-type="string">
            <text:p>Z=</text:p>
          </table:table-cell>
          <table:table-cell/>
          <table:table-cell office:value-type="float" office:value="5.472802" calcext:value-type="float">
            <text:p>5.472802</text:p>
          </table:table-cell>
          <table:table-cell table:formula="of:=AVERAGE([.B8:.C8])" office:value-type="float" office:value="5.472802" calcext:value-type="float">
            <text:p>5.47280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 office:value-type="float" office:value="369.999999998" calcext:value-type="float">
            <text:p>370.00</text:p>
          </table:table-cell>
          <table:table-cell office:value-type="float" office:value="0.00942813" calcext:value-type="float">
            <text:p>0.00942813</text:p>
          </table:table-cell>
          <table:table-cell table:number-columns-repeated="4"/>
        </table:table-row>
        <table:table-row table:style-name="ro1">
          <table:table-cell office:value-type="float" office:value="373.333333331" calcext:value-type="float">
            <text:p>373.33</text:p>
          </table:table-cell>
          <table:table-cell office:value-type="float" office:value="0.00701893" calcext:value-type="float">
            <text:p>0.00701893</text:p>
          </table:table-cell>
          <table:table-cell table:number-columns-repeated="4"/>
        </table:table-row>
        <table:table-row table:style-name="ro1">
          <table:table-cell office:value-type="float" office:value="376.666666664" calcext:value-type="float">
            <text:p>376.67</text:p>
          </table:table-cell>
          <table:table-cell office:value-type="float" office:value="0.00553348" calcext:value-type="float">
            <text:p>0.00553348</text:p>
          </table:table-cell>
          <table:table-cell table:number-columns-repeated="4"/>
        </table:table-row>
        <table:table-row table:style-name="ro1">
          <table:table-cell office:value-type="float" office:value="379.999999997" calcext:value-type="float">
            <text:p>380.00</text:p>
          </table:table-cell>
          <table:table-cell office:value-type="float" office:value="0.00445223" calcext:value-type="float">
            <text:p>0.00445223</text:p>
          </table:table-cell>
          <table:table-cell table:number-columns-repeated="4"/>
        </table:table-row>
        <table:table-row table:style-name="ro1">
          <table:table-cell office:value-type="float" office:value="383.33333333" calcext:value-type="float">
            <text:p>383.33</text:p>
          </table:table-cell>
          <table:table-cell office:value-type="float" office:value="0.00403743" calcext:value-type="float">
            <text:p>0.00403743</text:p>
          </table:table-cell>
          <table:table-cell table:number-columns-repeated="4"/>
        </table:table-row>
        <table:table-row table:style-name="ro1">
          <table:table-cell office:value-type="float" office:value="386.666666663" calcext:value-type="float">
            <text:p>386.67</text:p>
          </table:table-cell>
          <table:table-cell office:value-type="float" office:value="0.00457708" calcext:value-type="float">
            <text:p>0.00457708</text:p>
          </table:table-cell>
          <table:table-cell table:number-columns-repeated="4"/>
        </table:table-row>
        <table:table-row table:style-name="ro1">
          <table:table-cell office:value-type="float" office:value="389.999999996" calcext:value-type="float">
            <text:p>390.00</text:p>
          </table:table-cell>
          <table:table-cell office:value-type="float" office:value="0.00454276" calcext:value-type="float">
            <text:p>0.00454276</text:p>
          </table:table-cell>
          <table:table-cell table:number-columns-repeated="4"/>
        </table:table-row>
        <table:table-row table:style-name="ro1">
          <table:table-cell office:value-type="float" office:value="393.333333329" calcext:value-type="float">
            <text:p>393.33</text:p>
          </table:table-cell>
          <table:table-cell office:value-type="float" office:value="0.00285221" calcext:value-type="float">
            <text:p>0.00285221</text:p>
          </table:table-cell>
          <table:table-cell table:number-columns-repeated="4"/>
        </table:table-row>
        <table:table-row table:style-name="ro1">
          <table:table-cell office:value-type="float" office:value="396.666666662" calcext:value-type="float">
            <text:p>396.67</text:p>
          </table:table-cell>
          <table:table-cell office:value-type="float" office:value="0.00223484" calcext:value-type="float">
            <text:p>0.00223484</text:p>
          </table:table-cell>
          <table:table-cell table:number-columns-repeated="4"/>
        </table:table-row>
        <table:table-row table:style-name="ro1">
          <table:table-cell office:value-type="float" office:value="399.999999995" calcext:value-type="float">
            <text:p>400.00</text:p>
          </table:table-cell>
          <table:table-cell office:value-type="float" office:value="0.00260395" calcext:value-type="float">
            <text:p>0.00260395</text:p>
          </table:table-cell>
          <table:table-cell table:number-columns-repeated="4"/>
        </table:table-row>
        <table:table-row table:style-name="ro1">
          <table:table-cell office:value-type="float" office:value="403.333333328" calcext:value-type="float">
            <text:p>403.33</text:p>
          </table:table-cell>
          <table:table-cell office:value-type="float" office:value="0.00231395" calcext:value-type="float">
            <text:p>0.00231395</text:p>
          </table:table-cell>
          <table:table-cell table:number-columns-repeated="4"/>
        </table:table-row>
        <table:table-row table:style-name="ro1">
          <table:table-cell office:value-type="float" office:value="406.666666661" calcext:value-type="float">
            <text:p>406.67</text:p>
          </table:table-cell>
          <table:table-cell office:value-type="float" office:value="0.00220803" calcext:value-type="float">
            <text:p>0.00220803</text:p>
          </table:table-cell>
          <table:table-cell table:number-columns-repeated="4"/>
        </table:table-row>
        <table:table-row table:style-name="ro1">
          <table:table-cell office:value-type="float" office:value="409.999999994" calcext:value-type="float">
            <text:p>410.00</text:p>
          </table:table-cell>
          <table:table-cell office:value-type="float" office:value="0.00263512" calcext:value-type="float">
            <text:p>0.00263512</text:p>
          </table:table-cell>
          <table:table-cell table:number-columns-repeated="4"/>
        </table:table-row>
        <table:table-row table:style-name="ro1">
          <table:table-cell office:value-type="float" office:value="413.333333327" calcext:value-type="float">
            <text:p>413.33</text:p>
          </table:table-cell>
          <table:table-cell office:value-type="float" office:value="0.00322688" calcext:value-type="float">
            <text:p>0.00322688</text:p>
          </table:table-cell>
          <table:table-cell table:number-columns-repeated="4"/>
        </table:table-row>
        <table:table-row table:style-name="ro1">
          <table:table-cell office:value-type="float" office:value="416.66666666" calcext:value-type="float">
            <text:p>416.67</text:p>
          </table:table-cell>
          <table:table-cell office:value-type="float" office:value="0.00312042" calcext:value-type="float">
            <text:p>0.00312042</text:p>
          </table:table-cell>
          <table:table-cell table:number-columns-repeated="4"/>
        </table:table-row>
        <table:table-row table:style-name="ro1">
          <table:table-cell office:value-type="float" office:value="419.999999993" calcext:value-type="float">
            <text:p>420.00</text:p>
          </table:table-cell>
          <table:table-cell office:value-type="float" office:value="0.0032468" calcext:value-type="float">
            <text:p>0.0032468</text:p>
          </table:table-cell>
          <table:table-cell table:number-columns-repeated="4"/>
        </table:table-row>
        <table:table-row table:style-name="ro1">
          <table:table-cell office:value-type="float" office:value="423.333333326" calcext:value-type="float">
            <text:p>423.33</text:p>
          </table:table-cell>
          <table:table-cell office:value-type="float" office:value="0.00328264" calcext:value-type="float">
            <text:p>0.00328264</text:p>
          </table:table-cell>
          <table:table-cell table:number-columns-repeated="4"/>
        </table:table-row>
        <table:table-row table:style-name="ro1">
          <table:table-cell office:value-type="float" office:value="426.666666659" calcext:value-type="float">
            <text:p>426.67</text:p>
          </table:table-cell>
          <table:table-cell office:value-type="float" office:value="0.00313479" calcext:value-type="float">
            <text:p>0.00313479</text:p>
          </table:table-cell>
          <table:table-cell table:number-columns-repeated="4"/>
        </table:table-row>
        <table:table-row table:style-name="ro1">
          <table:table-cell office:value-type="float" office:value="429.999999992" calcext:value-type="float">
            <text:p>430.00</text:p>
          </table:table-cell>
          <table:table-cell office:value-type="float" office:value="0.00366533" calcext:value-type="float">
            <text:p>0.00366533</text:p>
          </table:table-cell>
          <table:table-cell table:number-columns-repeated="4"/>
        </table:table-row>
        <table:table-row table:style-name="ro1">
          <table:table-cell office:value-type="float" office:value="433.333333325" calcext:value-type="float">
            <text:p>433.33</text:p>
          </table:table-cell>
          <table:table-cell office:value-type="float" office:value="0.00460697" calcext:value-type="float">
            <text:p>0.00460697</text:p>
          </table:table-cell>
          <table:table-cell table:number-columns-repeated="4"/>
        </table:table-row>
        <table:table-row table:style-name="ro1">
          <table:table-cell office:value-type="float" office:value="436.666666658" calcext:value-type="float">
            <text:p>436.67</text:p>
          </table:table-cell>
          <table:table-cell office:value-type="float" office:value="0.00646046" calcext:value-type="float">
            <text:p>0.00646046</text:p>
          </table:table-cell>
          <table:table-cell table:number-columns-repeated="4"/>
        </table:table-row>
        <table:table-row table:style-name="ro1">
          <table:table-cell office:value-type="float" office:value="439.999999991" calcext:value-type="float">
            <text:p>440.00</text:p>
          </table:table-cell>
          <table:table-cell office:value-type="float" office:value="0.00923021" calcext:value-type="float">
            <text:p>0.00923021</text:p>
          </table:table-cell>
          <table:table-cell table:number-columns-repeated="4"/>
        </table:table-row>
        <table:table-row table:style-name="ro1">
          <table:table-cell office:value-type="float" office:value="443.333333324" calcext:value-type="float">
            <text:p>443.33</text:p>
          </table:table-cell>
          <table:table-cell office:value-type="float" office:value="0.0120036" calcext:value-type="float">
            <text:p>0.0120036</text:p>
          </table:table-cell>
          <table:table-cell table:number-columns-repeated="4"/>
        </table:table-row>
        <table:table-row table:style-name="ro1">
          <table:table-cell office:value-type="float" office:value="446.666666657" calcext:value-type="float">
            <text:p>446.67</text:p>
          </table:table-cell>
          <table:table-cell office:value-type="float" office:value="0.0153771" calcext:value-type="float">
            <text:p>0.0153771</text:p>
          </table:table-cell>
          <table:table-cell table:number-columns-repeated="4"/>
        </table:table-row>
        <table:table-row table:style-name="ro1">
          <table:table-cell office:value-type="float" office:value="449.99999999" calcext:value-type="float">
            <text:p>450.00</text:p>
          </table:table-cell>
          <table:table-cell office:value-type="float" office:value="0.0175457" calcext:value-type="float">
            <text:p>0.0175457</text:p>
          </table:table-cell>
          <table:table-cell table:number-columns-repeated="4"/>
        </table:table-row>
        <table:table-row table:style-name="ro1">
          <table:table-cell office:value-type="float" office:value="453.333333323" calcext:value-type="float">
            <text:p>453.33</text:p>
          </table:table-cell>
          <table:table-cell office:value-type="float" office:value="0.017003" calcext:value-type="float">
            <text:p>0.017003</text:p>
          </table:table-cell>
          <table:table-cell table:number-columns-repeated="4"/>
        </table:table-row>
        <table:table-row table:style-name="ro1">
          <table:table-cell office:value-type="float" office:value="456.666666656" calcext:value-type="float">
            <text:p>456.67</text:p>
          </table:table-cell>
          <table:table-cell office:value-type="float" office:value="0.0144935" calcext:value-type="float">
            <text:p>0.0144935</text:p>
          </table:table-cell>
          <table:table-cell table:number-columns-repeated="4"/>
        </table:table-row>
        <table:table-row table:style-name="ro1">
          <table:table-cell office:value-type="float" office:value="459.999999989" calcext:value-type="float">
            <text:p>460.00</text:p>
          </table:table-cell>
          <table:table-cell office:value-type="float" office:value="0.0117965" calcext:value-type="float">
            <text:p>0.0117965</text:p>
          </table:table-cell>
          <table:table-cell table:number-columns-repeated="4"/>
        </table:table-row>
        <table:table-row table:style-name="ro1">
          <table:table-cell office:value-type="float" office:value="463.333333322" calcext:value-type="float">
            <text:p>463.33</text:p>
          </table:table-cell>
          <table:table-cell office:value-type="float" office:value="0.0100718" calcext:value-type="float">
            <text:p>0.0100718</text:p>
          </table:table-cell>
          <table:table-cell table:number-columns-repeated="4"/>
        </table:table-row>
        <table:table-row table:style-name="ro1">
          <table:table-cell office:value-type="float" office:value="466.666666655" calcext:value-type="float">
            <text:p>466.67</text:p>
          </table:table-cell>
          <table:table-cell office:value-type="float" office:value="0.0090484" calcext:value-type="float">
            <text:p>0.0090484</text:p>
          </table:table-cell>
          <table:table-cell table:number-columns-repeated="4"/>
        </table:table-row>
        <table:table-row table:style-name="ro1">
          <table:table-cell office:value-type="float" office:value="469.999999988" calcext:value-type="float">
            <text:p>470.00</text:p>
          </table:table-cell>
          <table:table-cell office:value-type="float" office:value="0.00762744" calcext:value-type="float">
            <text:p>0.00762744</text:p>
          </table:table-cell>
          <table:table-cell table:number-columns-repeated="4"/>
        </table:table-row>
        <table:table-row table:style-name="ro1">
          <table:table-cell office:value-type="float" office:value="473.333333321" calcext:value-type="float">
            <text:p>473.33</text:p>
          </table:table-cell>
          <table:table-cell office:value-type="float" office:value="0.00661517" calcext:value-type="float">
            <text:p>0.00661517</text:p>
          </table:table-cell>
          <table:table-cell table:number-columns-repeated="4"/>
        </table:table-row>
        <table:table-row table:style-name="ro1">
          <table:table-cell office:value-type="float" office:value="476.666666654" calcext:value-type="float">
            <text:p>476.67</text:p>
          </table:table-cell>
          <table:table-cell office:value-type="float" office:value="0.00723188" calcext:value-type="float">
            <text:p>0.00723188</text:p>
          </table:table-cell>
          <table:table-cell table:number-columns-repeated="4"/>
        </table:table-row>
        <table:table-row table:style-name="ro1">
          <table:table-cell office:value-type="float" office:value="479.999999987" calcext:value-type="float">
            <text:p>480.00</text:p>
          </table:table-cell>
          <table:table-cell office:value-type="float" office:value="0.0124083" calcext:value-type="float">
            <text:p>0.0124083</text:p>
          </table:table-cell>
          <table:table-cell table:number-columns-repeated="4"/>
        </table:table-row>
        <table:table-row table:style-name="ro1">
          <table:table-cell office:value-type="float" office:value="483.33333332" calcext:value-type="float">
            <text:p>483.33</text:p>
          </table:table-cell>
          <table:table-cell office:value-type="float" office:value="0.0291051" calcext:value-type="float">
            <text:p>0.0291051</text:p>
          </table:table-cell>
          <table:table-cell table:number-columns-repeated="4"/>
        </table:table-row>
        <table:table-row table:style-name="ro1">
          <table:table-cell office:value-type="float" office:value="486.666666653" calcext:value-type="float">
            <text:p>486.67</text:p>
          </table:table-cell>
          <table:table-cell office:value-type="float" office:value="0.0637268" calcext:value-type="float">
            <text:p>0.0637268</text:p>
          </table:table-cell>
          <table:table-cell table:number-columns-repeated="4"/>
        </table:table-row>
        <table:table-row table:style-name="ro1">
          <table:table-cell office:value-type="float" office:value="489.999999986" calcext:value-type="float">
            <text:p>490.00</text:p>
          </table:table-cell>
          <table:table-cell office:value-type="float" office:value="0.119956" calcext:value-type="float">
            <text:p>0.119956</text:p>
          </table:table-cell>
          <table:table-cell table:number-columns-repeated="4"/>
        </table:table-row>
        <table:table-row table:style-name="ro1">
          <table:table-cell office:value-type="float" office:value="493.333333319" calcext:value-type="float">
            <text:p>493.33</text:p>
          </table:table-cell>
          <table:table-cell office:value-type="float" office:value="0.20165" calcext:value-type="float">
            <text:p>0.20165</text:p>
          </table:table-cell>
          <table:table-cell table:number-columns-repeated="4"/>
        </table:table-row>
        <table:table-row table:style-name="ro1">
          <table:table-cell office:value-type="float" office:value="496.666666652" calcext:value-type="float">
            <text:p>496.67</text:p>
          </table:table-cell>
          <table:table-cell office:value-type="float" office:value="0.319179" calcext:value-type="float">
            <text:p>0.319179</text:p>
          </table:table-cell>
          <table:table-cell table:number-columns-repeated="4"/>
        </table:table-row>
        <table:table-row table:style-name="ro1">
          <table:table-cell office:value-type="float" office:value="499.999999985" calcext:value-type="float">
            <text:p>500.00</text:p>
          </table:table-cell>
          <table:table-cell office:value-type="float" office:value="0.493658" calcext:value-type="float">
            <text:p>0.493658</text:p>
          </table:table-cell>
          <table:table-cell table:number-columns-repeated="4"/>
        </table:table-row>
        <table:table-row table:style-name="ro1">
          <table:table-cell office:value-type="float" office:value="503.333333318" calcext:value-type="float">
            <text:p>503.33</text:p>
          </table:table-cell>
          <table:table-cell office:value-type="float" office:value="0.739329" calcext:value-type="float">
            <text:p>0.739329</text:p>
          </table:table-cell>
          <table:table-cell table:number-columns-repeated="4"/>
        </table:table-row>
        <table:table-row table:style-name="ro1">
          <table:table-cell office:value-type="float" office:value="506.666666651" calcext:value-type="float">
            <text:p>506.67</text:p>
          </table:table-cell>
          <table:table-cell office:value-type="float" office:value="1.06388" calcext:value-type="float">
            <text:p>1.06388</text:p>
          </table:table-cell>
          <table:table-cell table:number-columns-repeated="4"/>
        </table:table-row>
        <table:table-row table:style-name="ro1">
          <table:table-cell office:value-type="float" office:value="509.999999984" calcext:value-type="float">
            <text:p>510.00</text:p>
          </table:table-cell>
          <table:table-cell office:value-type="float" office:value="1.4983" calcext:value-type="float">
            <text:p>1.4983</text:p>
          </table:table-cell>
          <table:table-cell table:number-columns-repeated="4"/>
        </table:table-row>
        <table:table-row table:style-name="ro1">
          <table:table-cell office:value-type="float" office:value="513.333333317" calcext:value-type="float">
            <text:p>513.33</text:p>
          </table:table-cell>
          <table:table-cell office:value-type="float" office:value="2.03218" calcext:value-type="float">
            <text:p>2.03218</text:p>
          </table:table-cell>
          <table:table-cell table:number-columns-repeated="4"/>
        </table:table-row>
        <table:table-row table:style-name="ro1">
          <table:table-cell office:value-type="float" office:value="516.66666665" calcext:value-type="float">
            <text:p>516.67</text:p>
          </table:table-cell>
          <table:table-cell office:value-type="float" office:value="2.55832" calcext:value-type="float">
            <text:p>2.55832</text:p>
          </table:table-cell>
          <table:table-cell table:number-columns-repeated="4"/>
        </table:table-row>
        <table:table-row table:style-name="ro1">
          <table:table-cell office:value-type="float" office:value="519.999999983" calcext:value-type="float">
            <text:p>520.00</text:p>
          </table:table-cell>
          <table:table-cell office:value-type="float" office:value="3.03352" calcext:value-type="float">
            <text:p>3.03352</text:p>
          </table:table-cell>
          <table:table-cell table:number-columns-repeated="4"/>
        </table:table-row>
        <table:table-row table:style-name="ro1">
          <table:table-cell office:value-type="float" office:value="523.333333316" calcext:value-type="float">
            <text:p>523.33</text:p>
          </table:table-cell>
          <table:table-cell office:value-type="float" office:value="3.49138" calcext:value-type="float">
            <text:p>3.49138</text:p>
          </table:table-cell>
          <table:table-cell table:number-columns-repeated="4"/>
        </table:table-row>
        <table:table-row table:style-name="ro1">
          <table:table-cell office:value-type="float" office:value="526.666666649" calcext:value-type="float">
            <text:p>526.67</text:p>
          </table:table-cell>
          <table:table-cell office:value-type="float" office:value="3.87436" calcext:value-type="float">
            <text:p>3.87436</text:p>
          </table:table-cell>
          <table:table-cell table:number-columns-repeated="4"/>
        </table:table-row>
        <table:table-row table:style-name="ro1">
          <table:table-cell office:value-type="float" office:value="529.999999982" calcext:value-type="float">
            <text:p>530.00</text:p>
          </table:table-cell>
          <table:table-cell office:value-type="float" office:value="4.09326" calcext:value-type="float">
            <text:p>4.09326</text:p>
          </table:table-cell>
          <table:table-cell table:number-columns-repeated="4"/>
        </table:table-row>
        <table:table-row table:style-name="ro1">
          <table:table-cell office:value-type="float" office:value="533.333333315" calcext:value-type="float">
            <text:p>533.33</text:p>
          </table:table-cell>
          <table:table-cell office:value-type="float" office:value="4.13152" calcext:value-type="float">
            <text:p>4.13152</text:p>
          </table:table-cell>
          <table:table-cell table:number-columns-repeated="4"/>
        </table:table-row>
        <table:table-row table:style-name="ro1">
          <table:table-cell office:value-type="float" office:value="536.666666648" calcext:value-type="float">
            <text:p>536.67</text:p>
          </table:table-cell>
          <table:table-cell office:value-type="float" office:value="3.99448" calcext:value-type="float">
            <text:p>3.99448</text:p>
          </table:table-cell>
          <table:table-cell table:number-columns-repeated="4"/>
        </table:table-row>
        <table:table-row table:style-name="ro1">
          <table:table-cell office:value-type="float" office:value="539.999999981" calcext:value-type="float">
            <text:p>540.00</text:p>
          </table:table-cell>
          <table:table-cell office:value-type="float" office:value="3.71025" calcext:value-type="float">
            <text:p>3.71025</text:p>
          </table:table-cell>
          <table:table-cell table:number-columns-repeated="4"/>
        </table:table-row>
        <table:table-row table:style-name="ro1">
          <table:table-cell office:value-type="float" office:value="543.333333314" calcext:value-type="float">
            <text:p>543.33</text:p>
          </table:table-cell>
          <table:table-cell office:value-type="float" office:value="3.33003" calcext:value-type="float">
            <text:p>3.33003</text:p>
          </table:table-cell>
          <table:table-cell table:number-columns-repeated="4"/>
        </table:table-row>
        <table:table-row table:style-name="ro1">
          <table:table-cell office:value-type="float" office:value="546.666666647" calcext:value-type="float">
            <text:p>546.67</text:p>
          </table:table-cell>
          <table:table-cell office:value-type="float" office:value="2.8863" calcext:value-type="float">
            <text:p>2.8863</text:p>
          </table:table-cell>
          <table:table-cell table:number-columns-repeated="4"/>
        </table:table-row>
        <table:table-row table:style-name="ro1">
          <table:table-cell office:value-type="float" office:value="549.99999998" calcext:value-type="float">
            <text:p>550.00</text:p>
          </table:table-cell>
          <table:table-cell office:value-type="float" office:value="2.40395" calcext:value-type="float">
            <text:p>2.40395</text:p>
          </table:table-cell>
          <table:table-cell table:number-columns-repeated="4"/>
        </table:table-row>
        <table:table-row table:style-name="ro1">
          <table:table-cell office:value-type="float" office:value="553.333333313" calcext:value-type="float">
            <text:p>553.33</text:p>
          </table:table-cell>
          <table:table-cell office:value-type="float" office:value="1.92448" calcext:value-type="float">
            <text:p>1.92448</text:p>
          </table:table-cell>
          <table:table-cell table:number-columns-repeated="4"/>
        </table:table-row>
        <table:table-row table:style-name="ro1">
          <table:table-cell office:value-type="float" office:value="556.666666646" calcext:value-type="float">
            <text:p>556.67</text:p>
          </table:table-cell>
          <table:table-cell office:value-type="float" office:value="1.48337" calcext:value-type="float">
            <text:p>1.48337</text:p>
          </table:table-cell>
          <table:table-cell table:number-columns-repeated="4"/>
        </table:table-row>
        <table:table-row table:style-name="ro1">
          <table:table-cell office:value-type="float" office:value="559.999999979" calcext:value-type="float">
            <text:p>560.00</text:p>
          </table:table-cell>
          <table:table-cell office:value-type="float" office:value="1.09961" calcext:value-type="float">
            <text:p>1.09961</text:p>
          </table:table-cell>
          <table:table-cell table:number-columns-repeated="4"/>
        </table:table-row>
        <table:table-row table:style-name="ro1">
          <table:table-cell office:value-type="float" office:value="563.333333312" calcext:value-type="float">
            <text:p>563.33</text:p>
          </table:table-cell>
          <table:table-cell office:value-type="float" office:value="0.787749" calcext:value-type="float">
            <text:p>0.787749</text:p>
          </table:table-cell>
          <table:table-cell table:number-columns-repeated="4"/>
        </table:table-row>
        <table:table-row table:style-name="ro1">
          <table:table-cell office:value-type="float" office:value="566.666666645" calcext:value-type="float">
            <text:p>566.67</text:p>
          </table:table-cell>
          <table:table-cell office:value-type="float" office:value="0.551291" calcext:value-type="float">
            <text:p>0.551291</text:p>
          </table:table-cell>
          <table:table-cell table:number-columns-repeated="4"/>
        </table:table-row>
        <table:table-row table:style-name="ro1">
          <table:table-cell office:value-type="float" office:value="569.999999978" calcext:value-type="float">
            <text:p>570.00</text:p>
          </table:table-cell>
          <table:table-cell office:value-type="float" office:value="0.380208" calcext:value-type="float">
            <text:p>0.380208</text:p>
          </table:table-cell>
          <table:table-cell table:number-columns-repeated="4"/>
        </table:table-row>
        <table:table-row table:style-name="ro1">
          <table:table-cell office:value-type="float" office:value="573.333333311" calcext:value-type="float">
            <text:p>573.33</text:p>
          </table:table-cell>
          <table:table-cell office:value-type="float" office:value="0.259481" calcext:value-type="float">
            <text:p>0.259481</text:p>
          </table:table-cell>
          <table:table-cell table:number-columns-repeated="4"/>
        </table:table-row>
        <table:table-row table:style-name="ro1">
          <table:table-cell office:value-type="float" office:value="576.666666644" calcext:value-type="float">
            <text:p>576.67</text:p>
          </table:table-cell>
          <table:table-cell office:value-type="float" office:value="0.177744" calcext:value-type="float">
            <text:p>0.177744</text:p>
          </table:table-cell>
          <table:table-cell table:number-columns-repeated="4"/>
        </table:table-row>
        <table:table-row table:style-name="ro1">
          <table:table-cell office:value-type="float" office:value="579.999999977" calcext:value-type="float">
            <text:p>580.00</text:p>
          </table:table-cell>
          <table:table-cell office:value-type="float" office:value="0.123505" calcext:value-type="float">
            <text:p>0.123505</text:p>
          </table:table-cell>
          <table:table-cell table:number-columns-repeated="4"/>
        </table:table-row>
        <table:table-row table:style-name="ro1">
          <table:table-cell office:value-type="float" office:value="583.33333331" calcext:value-type="float">
            <text:p>583.33</text:p>
          </table:table-cell>
          <table:table-cell office:value-type="float" office:value="0.0886485" calcext:value-type="float">
            <text:p>0.0886485</text:p>
          </table:table-cell>
          <table:table-cell table:number-columns-repeated="4"/>
        </table:table-row>
        <table:table-row table:style-name="ro1">
          <table:table-cell office:value-type="float" office:value="586.666666643" calcext:value-type="float">
            <text:p>586.67</text:p>
          </table:table-cell>
          <table:table-cell office:value-type="float" office:value="0.0654701" calcext:value-type="float">
            <text:p>0.0654701</text:p>
          </table:table-cell>
          <table:table-cell table:number-columns-repeated="4"/>
        </table:table-row>
        <table:table-row table:style-name="ro1">
          <table:table-cell office:value-type="float" office:value="589.999999976" calcext:value-type="float">
            <text:p>590.00</text:p>
          </table:table-cell>
          <table:table-cell office:value-type="float" office:value="0.049229" calcext:value-type="float">
            <text:p>0.049229</text:p>
          </table:table-cell>
          <table:table-cell table:number-columns-repeated="4"/>
        </table:table-row>
        <table:table-row table:style-name="ro1">
          <table:table-cell office:value-type="float" office:value="593.333333309" calcext:value-type="float">
            <text:p>593.33</text:p>
          </table:table-cell>
          <table:table-cell office:value-type="float" office:value="0.0362051" calcext:value-type="float">
            <text:p>0.0362051</text:p>
          </table:table-cell>
          <table:table-cell table:number-columns-repeated="4"/>
        </table:table-row>
        <table:table-row table:style-name="ro1">
          <table:table-cell office:value-type="float" office:value="596.666666642" calcext:value-type="float">
            <text:p>596.67</text:p>
          </table:table-cell>
          <table:table-cell office:value-type="float" office:value="0.0286847" calcext:value-type="float">
            <text:p>0.0286847</text:p>
          </table:table-cell>
          <table:table-cell table:number-columns-repeated="4"/>
        </table:table-row>
        <table:table-row table:style-name="ro1">
          <table:table-cell office:value-type="float" office:value="599.999999975" calcext:value-type="float">
            <text:p>600.00</text:p>
          </table:table-cell>
          <table:table-cell office:value-type="float" office:value="0.0232612" calcext:value-type="float">
            <text:p>0.0232612</text:p>
          </table:table-cell>
          <table:table-cell table:number-columns-repeated="4"/>
        </table:table-row>
        <table:table-row table:style-name="ro1">
          <table:table-cell office:value-type="float" office:value="603.333333308" calcext:value-type="float">
            <text:p>603.33</text:p>
          </table:table-cell>
          <table:table-cell office:value-type="float" office:value="0.0194153" calcext:value-type="float">
            <text:p>0.0194153</text:p>
          </table:table-cell>
          <table:table-cell table:number-columns-repeated="4"/>
        </table:table-row>
        <table:table-row table:style-name="ro1">
          <table:table-cell office:value-type="float" office:value="606.666666641" calcext:value-type="float">
            <text:p>606.67</text:p>
          </table:table-cell>
          <table:table-cell office:value-type="float" office:value="0.0199973" calcext:value-type="float">
            <text:p>0.0199973</text:p>
          </table:table-cell>
          <table:table-cell table:number-columns-repeated="4"/>
        </table:table-row>
        <table:table-row table:style-name="ro1">
          <table:table-cell office:value-type="float" office:value="609.999999974" calcext:value-type="float">
            <text:p>610.00</text:p>
          </table:table-cell>
          <table:table-cell office:value-type="float" office:value="0.0235594" calcext:value-type="float">
            <text:p>0.0235594</text:p>
          </table:table-cell>
          <table:table-cell table:number-columns-repeated="4"/>
        </table:table-row>
        <table:table-row table:style-name="ro1">
          <table:table-cell office:value-type="float" office:value="613.333333307" calcext:value-type="float">
            <text:p>613.33</text:p>
          </table:table-cell>
          <table:table-cell office:value-type="float" office:value="0.0260162" calcext:value-type="float">
            <text:p>0.0260162</text:p>
          </table:table-cell>
          <table:table-cell table:number-columns-repeated="4"/>
        </table:table-row>
        <table:table-row table:style-name="ro1">
          <table:table-cell office:value-type="float" office:value="616.66666664" calcext:value-type="float">
            <text:p>616.67</text:p>
          </table:table-cell>
          <table:table-cell office:value-type="float" office:value="0.0226253" calcext:value-type="float">
            <text:p>0.0226253</text:p>
          </table:table-cell>
          <table:table-cell table:number-columns-repeated="4"/>
        </table:table-row>
        <table:table-row table:style-name="ro1">
          <table:table-cell office:value-type="float" office:value="619.999999973" calcext:value-type="float">
            <text:p>620.00</text:p>
          </table:table-cell>
          <table:table-cell office:value-type="float" office:value="0.0176332" calcext:value-type="float">
            <text:p>0.0176332</text:p>
          </table:table-cell>
          <table:table-cell table:number-columns-repeated="4"/>
        </table:table-row>
        <table:table-row table:style-name="ro1">
          <table:table-cell office:value-type="float" office:value="623.333333306" calcext:value-type="float">
            <text:p>623.33</text:p>
          </table:table-cell>
          <table:table-cell office:value-type="float" office:value="0.018294" calcext:value-type="float">
            <text:p>0.018294</text:p>
          </table:table-cell>
          <table:table-cell table:number-columns-repeated="4"/>
        </table:table-row>
        <table:table-row table:style-name="ro1">
          <table:table-cell office:value-type="float" office:value="626.666666639" calcext:value-type="float">
            <text:p>626.67</text:p>
          </table:table-cell>
          <table:table-cell office:value-type="float" office:value="0.027234" calcext:value-type="float">
            <text:p>0.027234</text:p>
          </table:table-cell>
          <table:table-cell table:number-columns-repeated="4"/>
        </table:table-row>
        <table:table-row table:style-name="ro1">
          <table:table-cell office:value-type="float" office:value="629.999999972" calcext:value-type="float">
            <text:p>630.00</text:p>
          </table:table-cell>
          <table:table-cell office:value-type="float" office:value="0.0409483" calcext:value-type="float">
            <text:p>0.0409483</text:p>
          </table:table-cell>
          <table:table-cell table:number-columns-repeated="4"/>
        </table:table-row>
        <table:table-row table:style-name="ro1">
          <table:table-cell office:value-type="float" office:value="633.333333305" calcext:value-type="float">
            <text:p>633.33</text:p>
          </table:table-cell>
          <table:table-cell office:value-type="float" office:value="0.0440152" calcext:value-type="float">
            <text:p>0.0440152</text:p>
          </table:table-cell>
          <table:table-cell table:number-columns-repeated="4"/>
        </table:table-row>
        <table:table-row table:style-name="ro1">
          <table:table-cell office:value-type="float" office:value="636.666666638" calcext:value-type="float">
            <text:p>636.67</text:p>
          </table:table-cell>
          <table:table-cell office:value-type="float" office:value="0.033364" calcext:value-type="float">
            <text:p>0.033364</text:p>
          </table:table-cell>
          <table:table-cell table:number-columns-repeated="4"/>
        </table:table-row>
        <table:table-row table:style-name="ro1">
          <table:table-cell office:value-type="float" office:value="639.999999971" calcext:value-type="float">
            <text:p>640.00</text:p>
          </table:table-cell>
          <table:table-cell office:value-type="float" office:value="0.0201874" calcext:value-type="float">
            <text:p>0.0201874</text:p>
          </table:table-cell>
          <table:table-cell table:number-columns-repeated="4"/>
        </table:table-row>
        <table:table-row table:style-name="ro1">
          <table:table-cell office:value-type="float" office:value="643.333333304" calcext:value-type="float">
            <text:p>643.33</text:p>
          </table:table-cell>
          <table:table-cell office:value-type="float" office:value="0.0140331" calcext:value-type="float">
            <text:p>0.0140331</text:p>
          </table:table-cell>
          <table:table-cell table:number-columns-repeated="4"/>
        </table:table-row>
        <table:table-row table:style-name="ro1">
          <table:table-cell office:value-type="float" office:value="646.666666637" calcext:value-type="float">
            <text:p>646.67</text:p>
          </table:table-cell>
          <table:table-cell office:value-type="float" office:value="0.0151334" calcext:value-type="float">
            <text:p>0.0151334</text:p>
          </table:table-cell>
          <table:table-cell table:number-columns-repeated="4"/>
        </table:table-row>
        <table:table-row table:style-name="ro1">
          <table:table-cell office:value-type="float" office:value="649.99999997" calcext:value-type="float">
            <text:p>650.00</text:p>
          </table:table-cell>
          <table:table-cell office:value-type="float" office:value="0.0152" calcext:value-type="float">
            <text:p>0.0152</text:p>
          </table:table-cell>
          <table:table-cell table:number-columns-repeated="4"/>
        </table:table-row>
        <table:table-row table:style-name="ro1">
          <table:table-cell office:value-type="float" office:value="653.333333303" calcext:value-type="float">
            <text:p>653.33</text:p>
          </table:table-cell>
          <table:table-cell office:value-type="float" office:value="0.01321" calcext:value-type="float">
            <text:p>0.01321</text:p>
          </table:table-cell>
          <table:table-cell table:number-columns-repeated="4"/>
        </table:table-row>
        <table:table-row table:style-name="ro1">
          <table:table-cell office:value-type="float" office:value="656.666666636" calcext:value-type="float">
            <text:p>656.67</text:p>
          </table:table-cell>
          <table:table-cell office:value-type="float" office:value="0.0101109" calcext:value-type="float">
            <text:p>0.0101109</text:p>
          </table:table-cell>
          <table:table-cell table:number-columns-repeated="4"/>
        </table:table-row>
        <table:table-row table:style-name="ro1">
          <table:table-cell office:value-type="float" office:value="659.999999969" calcext:value-type="float">
            <text:p>660.00</text:p>
          </table:table-cell>
          <table:table-cell office:value-type="float" office:value="0.00873723" calcext:value-type="float">
            <text:p>0.00873723</text:p>
          </table:table-cell>
          <table:table-cell table:number-columns-repeated="4"/>
        </table:table-row>
        <table:table-row table:style-name="ro1">
          <table:table-cell office:value-type="float" office:value="663.333333302" calcext:value-type="float">
            <text:p>663.33</text:p>
          </table:table-cell>
          <table:table-cell office:value-type="float" office:value="0.00848516" calcext:value-type="float">
            <text:p>0.00848516</text:p>
          </table:table-cell>
          <table:table-cell table:number-columns-repeated="4"/>
        </table:table-row>
        <table:table-row table:style-name="ro1">
          <table:table-cell office:value-type="float" office:value="666.666666635" calcext:value-type="float">
            <text:p>666.67</text:p>
          </table:table-cell>
          <table:table-cell office:value-type="float" office:value="0.0103677" calcext:value-type="float">
            <text:p>0.0103677</text:p>
          </table:table-cell>
          <table:table-cell table:number-columns-repeated="4"/>
        </table:table-row>
        <table:table-row table:style-name="ro1">
          <table:table-cell office:value-type="float" office:value="669.999999968" calcext:value-type="float">
            <text:p>670.00</text:p>
          </table:table-cell>
          <table:table-cell office:value-type="float" office:value="0.0091107" calcext:value-type="float">
            <text:p>0.0091107</text:p>
          </table:table-cell>
          <table:table-cell table:number-columns-repeated="4"/>
        </table:table-row>
        <table:table-row table:style-name="ro1">
          <table:table-cell office:value-type="float" office:value="673.333333301" calcext:value-type="float">
            <text:p>673.33</text:p>
          </table:table-cell>
          <table:table-cell office:value-type="float" office:value="0.00817107" calcext:value-type="float">
            <text:p>0.00817107</text:p>
          </table:table-cell>
          <table:table-cell table:number-columns-repeated="4"/>
        </table:table-row>
        <table:table-row table:style-name="ro1">
          <table:table-cell office:value-type="float" office:value="676.666666634" calcext:value-type="float">
            <text:p>676.67</text:p>
          </table:table-cell>
          <table:table-cell office:value-type="float" office:value="0.00879521" calcext:value-type="float">
            <text:p>0.00879521</text:p>
          </table:table-cell>
          <table:table-cell table:number-columns-repeated="4"/>
        </table:table-row>
        <table:table-row table:style-name="ro1">
          <table:table-cell office:value-type="float" office:value="679.999999967" calcext:value-type="float">
            <text:p>680.00</text:p>
          </table:table-cell>
          <table:table-cell office:value-type="float" office:value="0.0083871" calcext:value-type="float">
            <text:p>0.0083871</text:p>
          </table:table-cell>
          <table:table-cell table:number-columns-repeated="4"/>
        </table:table-row>
        <table:table-row table:style-name="ro1">
          <table:table-cell office:value-type="float" office:value="683.3333333" calcext:value-type="float">
            <text:p>683.33</text:p>
          </table:table-cell>
          <table:table-cell office:value-type="float" office:value="0.0078538" calcext:value-type="float">
            <text:p>0.0078538</text:p>
          </table:table-cell>
          <table:table-cell table:number-columns-repeated="4"/>
        </table:table-row>
        <table:table-row table:style-name="ro1">
          <table:table-cell office:value-type="float" office:value="686.666666633" calcext:value-type="float">
            <text:p>686.67</text:p>
          </table:table-cell>
          <table:table-cell office:value-type="float" office:value="0.00868736" calcext:value-type="float">
            <text:p>0.00868736</text:p>
          </table:table-cell>
          <table:table-cell table:number-columns-repeated="4"/>
        </table:table-row>
        <table:table-row table:style-name="ro1">
          <table:table-cell office:value-type="float" office:value="689.999999966" calcext:value-type="float">
            <text:p>690.00</text:p>
          </table:table-cell>
          <table:table-cell office:value-type="float" office:value="0.00792022" calcext:value-type="float">
            <text:p>0.00792022</text:p>
          </table:table-cell>
          <table:table-cell table:number-columns-repeated="4"/>
        </table:table-row>
        <table:table-row table:style-name="ro1">
          <table:table-cell office:value-type="float" office:value="693.333333299" calcext:value-type="float">
            <text:p>693.33</text:p>
          </table:table-cell>
          <table:table-cell office:value-type="float" office:value="0.00862148" calcext:value-type="float">
            <text:p>0.00862148</text:p>
          </table:table-cell>
          <table:table-cell table:number-columns-repeated="4"/>
        </table:table-row>
        <table:table-row table:style-name="ro1">
          <table:table-cell office:value-type="float" office:value="696.666666632" calcext:value-type="float">
            <text:p>696.67</text:p>
          </table:table-cell>
          <table:table-cell office:value-type="float" office:value="0.00936649" calcext:value-type="float">
            <text:p>0.00936649</text:p>
          </table:table-cell>
          <table:table-cell table:number-columns-repeated="4"/>
        </table:table-row>
        <table:table-row table:style-name="ro1">
          <table:table-cell office:value-type="float" office:value="699.999999965" calcext:value-type="float">
            <text:p>700.00</text:p>
          </table:table-cell>
          <table:table-cell office:value-type="float" office:value="0.00654134" calcext:value-type="float">
            <text:p>0.00654134</text:p>
          </table:table-cell>
          <table:table-cell table:number-columns-repeated="4"/>
        </table:table-row>
        <table:table-row table:style-name="ro1">
          <table:table-cell office:value-type="float" office:value="703.333333298" calcext:value-type="float">
            <text:p>703.33</text:p>
          </table:table-cell>
          <table:table-cell office:value-type="float" office:value="0.00711205" calcext:value-type="float">
            <text:p>0.00711205</text:p>
          </table:table-cell>
          <table:table-cell table:number-columns-repeated="4"/>
        </table:table-row>
        <table:table-row table:style-name="ro1">
          <table:table-cell office:value-type="float" office:value="706.666666631" calcext:value-type="float">
            <text:p>706.67</text:p>
          </table:table-cell>
          <table:table-cell office:value-type="float" office:value="0.00749887" calcext:value-type="float">
            <text:p>0.00749887</text:p>
          </table:table-cell>
          <table:table-cell table:number-columns-repeated="4"/>
        </table:table-row>
        <table:table-row table:style-name="ro1">
          <table:table-cell office:value-type="float" office:value="709.999999964" calcext:value-type="float">
            <text:p>710.00</text:p>
          </table:table-cell>
          <table:table-cell office:value-type="float" office:value="0.00779744" calcext:value-type="float">
            <text:p>0.00779744</text:p>
          </table:table-cell>
          <table:table-cell table:number-columns-repeated="4"/>
        </table:table-row>
        <table:table-row table:style-name="ro1">
          <table:table-cell office:value-type="float" office:value="713.333333297" calcext:value-type="float">
            <text:p>713.33</text:p>
          </table:table-cell>
          <table:table-cell office:value-type="float" office:value="0.00883848" calcext:value-type="float">
            <text:p>0.00883848</text:p>
          </table:table-cell>
          <table:table-cell table:number-columns-repeated="4"/>
        </table:table-row>
        <table:table-row table:style-name="ro1">
          <table:table-cell office:value-type="float" office:value="716.66666663" calcext:value-type="float">
            <text:p>716.67</text:p>
          </table:table-cell>
          <table:table-cell office:value-type="float" office:value="0.0103794" calcext:value-type="float">
            <text:p>0.0103794</text:p>
          </table:table-cell>
          <table:table-cell table:number-columns-repeated="4"/>
        </table:table-row>
        <table:table-row table:style-name="ro1">
          <table:table-cell office:value-type="float" office:value="719.999999963" calcext:value-type="float">
            <text:p>720.00</text:p>
          </table:table-cell>
          <table:table-cell office:value-type="float" office:value="0.0100721" calcext:value-type="float">
            <text:p>0.0100721</text:p>
          </table:table-cell>
          <table:table-cell table:number-columns-repeated="4"/>
        </table:table-row>
        <table:table-row table:style-name="ro1">
          <table:table-cell office:value-type="float" office:value="723.333333296" calcext:value-type="float">
            <text:p>723.33</text:p>
          </table:table-cell>
          <table:table-cell office:value-type="float" office:value="0.00981208" calcext:value-type="float">
            <text:p>0.00981208</text:p>
          </table:table-cell>
          <table:table-cell table:number-columns-repeated="4"/>
        </table:table-row>
        <table:table-row table:style-name="ro1">
          <table:table-cell office:value-type="float" office:value="726.666666629" calcext:value-type="float">
            <text:p>726.67</text:p>
          </table:table-cell>
          <table:table-cell office:value-type="float" office:value="0.0129812" calcext:value-type="float">
            <text:p>0.0129812</text:p>
          </table:table-cell>
          <table:table-cell table:number-columns-repeated="4"/>
        </table:table-row>
        <table:table-row table:style-name="ro1">
          <table:table-cell office:value-type="float" office:value="729.999999962" calcext:value-type="float">
            <text:p>730.00</text:p>
          </table:table-cell>
          <table:table-cell office:value-type="float" office:value="0.015101" calcext:value-type="float">
            <text:p>0.015101</text:p>
          </table:table-cell>
          <table:table-cell table:number-columns-repeated="4"/>
        </table:table-row>
      </table:table>
      <table:table table:name="Blue" table:style-name="ta1">
        <table:shapes>
          <draw:frame draw:z-index="0" draw:style-name="gr1" draw:text-style-name="P1" svg:width="6.2937in" svg:height="6.0441in" svg:x="4.4705in" svg:y="1.5866in">
            <draw:object draw:notify-on-update-of-ranges="Blue.A11:Blue.A119 Blue.D8:Blue.D8 Blue.B11:Blue.B1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I1Pro Rev.D spotread 2.3.0</text:p>
          </table:table-cell>
          <table:table-cell office:value-type="string" calcext:value-type="string">
            <text:p>20.06.2023</text:p>
          </table:table-cell>
          <table:table-cell table:number-columns-repeated="3"/>
          <table:table-cell office:value-type="string" calcext:value-type="string">
            <text:p>OBSERVER=CIE_10_1964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XYZ=</text:p>
          </table:table-cell>
          <table:table-cell office:value-type="string" calcext:value-type="string">
            <text:p>42.691806 20.695511 231.061226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X=</text:p>
          </table:table-cell>
          <table:table-cell/>
          <table:table-cell office:value-type="float" office:value="42.691806" calcext:value-type="float">
            <text:p>42.691806</text:p>
          </table:table-cell>
          <table:table-cell table:formula="of:=AVERAGE([.B6:.C6])" office:value-type="float" office:value="42.691806" calcext:value-type="float">
            <text:p>42.691806</text:p>
          </table:table-cell>
          <table:table-cell office:value-type="string" calcext:value-type="string">
            <text:p>x=</text:p>
          </table:table-cell>
          <table:table-cell table:formula="of:=[.D6]/([.D6]+[.D7]+[.D8])" office:value-type="float" office:value="0.144989021052823" calcext:value-type="float">
            <text:p>0.144989021052823</text:p>
          </table:table-cell>
        </table:table-row>
        <table:table-row table:style-name="ro1">
          <table:table-cell table:style-name="Default" office:value-type="string" calcext:value-type="string">
            <text:p>Y=</text:p>
          </table:table-cell>
          <table:table-cell/>
          <table:table-cell office:value-type="float" office:value="20.695511" calcext:value-type="float">
            <text:p>20.695511</text:p>
          </table:table-cell>
          <table:table-cell table:formula="of:=AVERAGE([.B7:.C7])" office:value-type="float" office:value="20.695511" calcext:value-type="float">
            <text:p>20.695511</text:p>
          </table:table-cell>
          <table:table-cell office:value-type="string" calcext:value-type="string">
            <text:p>y=</text:p>
          </table:table-cell>
          <table:table-cell table:formula="of:=[.D7]/([.D6]+[.D7]+[.D8])" office:value-type="float" office:value="0.0702856627821724" calcext:value-type="float">
            <text:p>0.0702856627821724</text:p>
          </table:table-cell>
        </table:table-row>
        <table:table-row table:style-name="ro1">
          <table:table-cell table:style-name="Default" office:value-type="string" calcext:value-type="string">
            <text:p>Z=</text:p>
          </table:table-cell>
          <table:table-cell/>
          <table:table-cell office:value-type="float" office:value="231.061226" calcext:value-type="float">
            <text:p>231.061226</text:p>
          </table:table-cell>
          <table:table-cell table:formula="of:=AVERAGE([.B8:.C8])" office:value-type="float" office:value="231.061226" calcext:value-type="float">
            <text:p>231.06122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Blue</text:p>
          </table:table-cell>
          <table:table-cell table:number-columns-repeated="4"/>
        </table:table-row>
        <table:table-row table:style-name="ro1">
          <table:table-cell office:value-type="float" office:value="369.999999998" calcext:value-type="float">
            <text:p>370.00</text:p>
          </table:table-cell>
          <table:table-cell office:value-type="float" office:value="0.0148371" calcext:value-type="float">
            <text:p>0.0148371</text:p>
          </table:table-cell>
          <table:table-cell table:number-columns-repeated="4"/>
        </table:table-row>
        <table:table-row table:style-name="ro1">
          <table:table-cell office:value-type="float" office:value="373.333333331" calcext:value-type="float">
            <text:p>373.33</text:p>
          </table:table-cell>
          <table:table-cell office:value-type="float" office:value="0.0103264" calcext:value-type="float">
            <text:p>0.0103264</text:p>
          </table:table-cell>
          <table:table-cell table:number-columns-repeated="4"/>
        </table:table-row>
        <table:table-row table:style-name="ro1">
          <table:table-cell office:value-type="float" office:value="376.666666664" calcext:value-type="float">
            <text:p>376.67</text:p>
          </table:table-cell>
          <table:table-cell office:value-type="float" office:value="0.0102508" calcext:value-type="float">
            <text:p>0.0102508</text:p>
          </table:table-cell>
          <table:table-cell table:number-columns-repeated="4"/>
        </table:table-row>
        <table:table-row table:style-name="ro1">
          <table:table-cell office:value-type="float" office:value="379.999999997" calcext:value-type="float">
            <text:p>380.00</text:p>
          </table:table-cell>
          <table:table-cell office:value-type="float" office:value="0.0110028" calcext:value-type="float">
            <text:p>0.0110028</text:p>
          </table:table-cell>
          <table:table-cell table:number-columns-repeated="4"/>
        </table:table-row>
        <table:table-row table:style-name="ro1">
          <table:table-cell office:value-type="float" office:value="383.33333333" calcext:value-type="float">
            <text:p>383.33</text:p>
          </table:table-cell>
          <table:table-cell office:value-type="float" office:value="0.0105974" calcext:value-type="float">
            <text:p>0.0105974</text:p>
          </table:table-cell>
          <table:table-cell table:number-columns-repeated="4"/>
        </table:table-row>
        <table:table-row table:style-name="ro1">
          <table:table-cell office:value-type="float" office:value="386.666666663" calcext:value-type="float">
            <text:p>386.67</text:p>
          </table:table-cell>
          <table:table-cell office:value-type="float" office:value="0.0108048" calcext:value-type="float">
            <text:p>0.0108048</text:p>
          </table:table-cell>
          <table:table-cell table:number-columns-repeated="4"/>
        </table:table-row>
        <table:table-row table:style-name="ro1">
          <table:table-cell office:value-type="float" office:value="389.999999996" calcext:value-type="float">
            <text:p>390.00</text:p>
          </table:table-cell>
          <table:table-cell office:value-type="float" office:value="0.0110201" calcext:value-type="float">
            <text:p>0.0110201</text:p>
          </table:table-cell>
          <table:table-cell table:number-columns-repeated="4"/>
        </table:table-row>
        <table:table-row table:style-name="ro1">
          <table:table-cell office:value-type="float" office:value="393.333333329" calcext:value-type="float">
            <text:p>393.33</text:p>
          </table:table-cell>
          <table:table-cell office:value-type="float" office:value="0.0100427" calcext:value-type="float">
            <text:p>0.0100427</text:p>
          </table:table-cell>
          <table:table-cell table:number-columns-repeated="4"/>
        </table:table-row>
        <table:table-row table:style-name="ro1">
          <table:table-cell office:value-type="float" office:value="396.666666662" calcext:value-type="float">
            <text:p>396.67</text:p>
          </table:table-cell>
          <table:table-cell office:value-type="float" office:value="0.00915589" calcext:value-type="float">
            <text:p>0.00915589</text:p>
          </table:table-cell>
          <table:table-cell table:number-columns-repeated="4"/>
        </table:table-row>
        <table:table-row table:style-name="ro1">
          <table:table-cell office:value-type="float" office:value="399.999999995" calcext:value-type="float">
            <text:p>400.00</text:p>
          </table:table-cell>
          <table:table-cell office:value-type="float" office:value="0.0100697" calcext:value-type="float">
            <text:p>0.0100697</text:p>
          </table:table-cell>
          <table:table-cell table:number-columns-repeated="4"/>
        </table:table-row>
        <table:table-row table:style-name="ro1">
          <table:table-cell office:value-type="float" office:value="403.333333328" calcext:value-type="float">
            <text:p>403.33</text:p>
          </table:table-cell>
          <table:table-cell office:value-type="float" office:value="0.0104039" calcext:value-type="float">
            <text:p>0.0104039</text:p>
          </table:table-cell>
          <table:table-cell table:number-columns-repeated="4"/>
        </table:table-row>
        <table:table-row table:style-name="ro1">
          <table:table-cell office:value-type="float" office:value="406.666666661" calcext:value-type="float">
            <text:p>406.67</text:p>
          </table:table-cell>
          <table:table-cell office:value-type="float" office:value="0.0123809" calcext:value-type="float">
            <text:p>0.0123809</text:p>
          </table:table-cell>
          <table:table-cell table:number-columns-repeated="4"/>
        </table:table-row>
        <table:table-row table:style-name="ro1">
          <table:table-cell office:value-type="float" office:value="409.999999994" calcext:value-type="float">
            <text:p>410.00</text:p>
          </table:table-cell>
          <table:table-cell office:value-type="float" office:value="0.0164119" calcext:value-type="float">
            <text:p>0.0164119</text:p>
          </table:table-cell>
          <table:table-cell table:number-columns-repeated="4"/>
        </table:table-row>
        <table:table-row table:style-name="ro1">
          <table:table-cell office:value-type="float" office:value="413.333333327" calcext:value-type="float">
            <text:p>413.33</text:p>
          </table:table-cell>
          <table:table-cell office:value-type="float" office:value="0.0239308" calcext:value-type="float">
            <text:p>0.0239308</text:p>
          </table:table-cell>
          <table:table-cell table:number-columns-repeated="4"/>
        </table:table-row>
        <table:table-row table:style-name="ro1">
          <table:table-cell office:value-type="float" office:value="416.66666666" calcext:value-type="float">
            <text:p>416.67</text:p>
          </table:table-cell>
          <table:table-cell office:value-type="float" office:value="0.0413474" calcext:value-type="float">
            <text:p>0.0413474</text:p>
          </table:table-cell>
          <table:table-cell table:number-columns-repeated="4"/>
        </table:table-row>
        <table:table-row table:style-name="ro1">
          <table:table-cell office:value-type="float" office:value="419.999999993" calcext:value-type="float">
            <text:p>420.00</text:p>
          </table:table-cell>
          <table:table-cell office:value-type="float" office:value="0.0797254" calcext:value-type="float">
            <text:p>0.0797254</text:p>
          </table:table-cell>
          <table:table-cell table:number-columns-repeated="4"/>
        </table:table-row>
        <table:table-row table:style-name="ro1">
          <table:table-cell office:value-type="float" office:value="423.333333326" calcext:value-type="float">
            <text:p>423.33</text:p>
          </table:table-cell>
          <table:table-cell office:value-type="float" office:value="0.156714" calcext:value-type="float">
            <text:p>0.156714</text:p>
          </table:table-cell>
          <table:table-cell table:number-columns-repeated="4"/>
        </table:table-row>
        <table:table-row table:style-name="ro1">
          <table:table-cell office:value-type="float" office:value="426.666666659" calcext:value-type="float">
            <text:p>426.67</text:p>
          </table:table-cell>
          <table:table-cell office:value-type="float" office:value="0.301923" calcext:value-type="float">
            <text:p>0.301923</text:p>
          </table:table-cell>
          <table:table-cell table:number-columns-repeated="4"/>
        </table:table-row>
        <table:table-row table:style-name="ro1">
          <table:table-cell office:value-type="float" office:value="429.999999992" calcext:value-type="float">
            <text:p>430.00</text:p>
          </table:table-cell>
          <table:table-cell office:value-type="float" office:value="0.55549" calcext:value-type="float">
            <text:p>0.55549</text:p>
          </table:table-cell>
          <table:table-cell table:number-columns-repeated="4"/>
        </table:table-row>
        <table:table-row table:style-name="ro1">
          <table:table-cell office:value-type="float" office:value="433.333333325" calcext:value-type="float">
            <text:p>433.33</text:p>
          </table:table-cell>
          <table:table-cell office:value-type="float" office:value="0.986717" calcext:value-type="float">
            <text:p>0.986717</text:p>
          </table:table-cell>
          <table:table-cell table:number-columns-repeated="4"/>
        </table:table-row>
        <table:table-row table:style-name="ro1">
          <table:table-cell office:value-type="float" office:value="436.666666658" calcext:value-type="float">
            <text:p>436.67</text:p>
          </table:table-cell>
          <table:table-cell office:value-type="float" office:value="1.73018" calcext:value-type="float">
            <text:p>1.73018</text:p>
          </table:table-cell>
          <table:table-cell table:number-columns-repeated="4"/>
        </table:table-row>
        <table:table-row table:style-name="ro1">
          <table:table-cell office:value-type="float" office:value="439.999999991" calcext:value-type="float">
            <text:p>440.00</text:p>
          </table:table-cell>
          <table:table-cell office:value-type="float" office:value="2.96287" calcext:value-type="float">
            <text:p>2.96287</text:p>
          </table:table-cell>
          <table:table-cell table:number-columns-repeated="4"/>
        </table:table-row>
        <table:table-row table:style-name="ro1">
          <table:table-cell office:value-type="float" office:value="443.333333324" calcext:value-type="float">
            <text:p>443.33</text:p>
          </table:table-cell>
          <table:table-cell office:value-type="float" office:value="4.66941" calcext:value-type="float">
            <text:p>4.66941</text:p>
          </table:table-cell>
          <table:table-cell table:number-columns-repeated="4"/>
        </table:table-row>
        <table:table-row table:style-name="ro1">
          <table:table-cell office:value-type="float" office:value="446.666666657" calcext:value-type="float">
            <text:p>446.67</text:p>
          </table:table-cell>
          <table:table-cell office:value-type="float" office:value="6.45675" calcext:value-type="float">
            <text:p>6.45675</text:p>
          </table:table-cell>
          <table:table-cell table:number-columns-repeated="4"/>
        </table:table-row>
        <table:table-row table:style-name="ro1">
          <table:table-cell office:value-type="float" office:value="449.99999999" calcext:value-type="float">
            <text:p>450.00</text:p>
          </table:table-cell>
          <table:table-cell office:value-type="float" office:value="7.62354" calcext:value-type="float">
            <text:p>7.62354</text:p>
          </table:table-cell>
          <table:table-cell table:number-columns-repeated="4"/>
        </table:table-row>
        <table:table-row table:style-name="ro1">
          <table:table-cell office:value-type="float" office:value="453.333333323" calcext:value-type="float">
            <text:p>453.33</text:p>
          </table:table-cell>
          <table:table-cell office:value-type="float" office:value="7.52746" calcext:value-type="float">
            <text:p>7.52746</text:p>
          </table:table-cell>
          <table:table-cell table:number-columns-repeated="4"/>
        </table:table-row>
        <table:table-row table:style-name="ro1">
          <table:table-cell office:value-type="float" office:value="456.666666656" calcext:value-type="float">
            <text:p>456.67</text:p>
          </table:table-cell>
          <table:table-cell office:value-type="float" office:value="6.29113" calcext:value-type="float">
            <text:p>6.29113</text:p>
          </table:table-cell>
          <table:table-cell table:number-columns-repeated="4"/>
        </table:table-row>
        <table:table-row table:style-name="ro1">
          <table:table-cell office:value-type="float" office:value="459.999999989" calcext:value-type="float">
            <text:p>460.00</text:p>
          </table:table-cell>
          <table:table-cell office:value-type="float" office:value="4.78108" calcext:value-type="float">
            <text:p>4.78108</text:p>
          </table:table-cell>
          <table:table-cell table:number-columns-repeated="4"/>
        </table:table-row>
        <table:table-row table:style-name="ro1">
          <table:table-cell office:value-type="float" office:value="463.333333322" calcext:value-type="float">
            <text:p>463.33</text:p>
          </table:table-cell>
          <table:table-cell office:value-type="float" office:value="3.60933" calcext:value-type="float">
            <text:p>3.60933</text:p>
          </table:table-cell>
          <table:table-cell table:number-columns-repeated="4"/>
        </table:table-row>
        <table:table-row table:style-name="ro1">
          <table:table-cell office:value-type="float" office:value="466.666666655" calcext:value-type="float">
            <text:p>466.67</text:p>
          </table:table-cell>
          <table:table-cell office:value-type="float" office:value="2.73749" calcext:value-type="float">
            <text:p>2.73749</text:p>
          </table:table-cell>
          <table:table-cell table:number-columns-repeated="4"/>
        </table:table-row>
        <table:table-row table:style-name="ro1">
          <table:table-cell office:value-type="float" office:value="469.999999988" calcext:value-type="float">
            <text:p>470.00</text:p>
          </table:table-cell>
          <table:table-cell office:value-type="float" office:value="2.02626" calcext:value-type="float">
            <text:p>2.02626</text:p>
          </table:table-cell>
          <table:table-cell table:number-columns-repeated="4"/>
        </table:table-row>
        <table:table-row table:style-name="ro1">
          <table:table-cell office:value-type="float" office:value="473.333333321" calcext:value-type="float">
            <text:p>473.33</text:p>
          </table:table-cell>
          <table:table-cell office:value-type="float" office:value="1.45122" calcext:value-type="float">
            <text:p>1.45122</text:p>
          </table:table-cell>
          <table:table-cell table:number-columns-repeated="4"/>
        </table:table-row>
        <table:table-row table:style-name="ro1">
          <table:table-cell office:value-type="float" office:value="476.666666654" calcext:value-type="float">
            <text:p>476.67</text:p>
          </table:table-cell>
          <table:table-cell office:value-type="float" office:value="1.02931" calcext:value-type="float">
            <text:p>1.02931</text:p>
          </table:table-cell>
          <table:table-cell table:number-columns-repeated="4"/>
        </table:table-row>
        <table:table-row table:style-name="ro1">
          <table:table-cell office:value-type="float" office:value="479.999999987" calcext:value-type="float">
            <text:p>480.00</text:p>
          </table:table-cell>
          <table:table-cell office:value-type="float" office:value="0.747482" calcext:value-type="float">
            <text:p>0.747482</text:p>
          </table:table-cell>
          <table:table-cell table:number-columns-repeated="4"/>
        </table:table-row>
        <table:table-row table:style-name="ro1">
          <table:table-cell office:value-type="float" office:value="483.33333332" calcext:value-type="float">
            <text:p>483.33</text:p>
          </table:table-cell>
          <table:table-cell office:value-type="float" office:value="0.555372" calcext:value-type="float">
            <text:p>0.555372</text:p>
          </table:table-cell>
          <table:table-cell table:number-columns-repeated="4"/>
        </table:table-row>
        <table:table-row table:style-name="ro1">
          <table:table-cell office:value-type="float" office:value="486.666666653" calcext:value-type="float">
            <text:p>486.67</text:p>
          </table:table-cell>
          <table:table-cell office:value-type="float" office:value="0.417597" calcext:value-type="float">
            <text:p>0.417597</text:p>
          </table:table-cell>
          <table:table-cell table:number-columns-repeated="4"/>
        </table:table-row>
        <table:table-row table:style-name="ro1">
          <table:table-cell office:value-type="float" office:value="489.999999986" calcext:value-type="float">
            <text:p>490.00</text:p>
          </table:table-cell>
          <table:table-cell office:value-type="float" office:value="0.324988" calcext:value-type="float">
            <text:p>0.324988</text:p>
          </table:table-cell>
          <table:table-cell table:number-columns-repeated="4"/>
        </table:table-row>
        <table:table-row table:style-name="ro1">
          <table:table-cell office:value-type="float" office:value="493.333333319" calcext:value-type="float">
            <text:p>493.33</text:p>
          </table:table-cell>
          <table:table-cell office:value-type="float" office:value="0.275319" calcext:value-type="float">
            <text:p>0.275319</text:p>
          </table:table-cell>
          <table:table-cell table:number-columns-repeated="4"/>
        </table:table-row>
        <table:table-row table:style-name="ro1">
          <table:table-cell office:value-type="float" office:value="496.666666652" calcext:value-type="float">
            <text:p>496.67</text:p>
          </table:table-cell>
          <table:table-cell office:value-type="float" office:value="0.262235" calcext:value-type="float">
            <text:p>0.262235</text:p>
          </table:table-cell>
          <table:table-cell table:number-columns-repeated="4"/>
        </table:table-row>
        <table:table-row table:style-name="ro1">
          <table:table-cell office:value-type="float" office:value="499.999999985" calcext:value-type="float">
            <text:p>500.00</text:p>
          </table:table-cell>
          <table:table-cell office:value-type="float" office:value="0.275752" calcext:value-type="float">
            <text:p>0.275752</text:p>
          </table:table-cell>
          <table:table-cell table:number-columns-repeated="4"/>
        </table:table-row>
        <table:table-row table:style-name="ro1">
          <table:table-cell office:value-type="float" office:value="503.333333318" calcext:value-type="float">
            <text:p>503.33</text:p>
          </table:table-cell>
          <table:table-cell office:value-type="float" office:value="0.302666" calcext:value-type="float">
            <text:p>0.302666</text:p>
          </table:table-cell>
          <table:table-cell table:number-columns-repeated="4"/>
        </table:table-row>
        <table:table-row table:style-name="ro1">
          <table:table-cell office:value-type="float" office:value="506.666666651" calcext:value-type="float">
            <text:p>506.67</text:p>
          </table:table-cell>
          <table:table-cell office:value-type="float" office:value="0.329514" calcext:value-type="float">
            <text:p>0.329514</text:p>
          </table:table-cell>
          <table:table-cell table:number-columns-repeated="4"/>
        </table:table-row>
        <table:table-row table:style-name="ro1">
          <table:table-cell office:value-type="float" office:value="509.999999984" calcext:value-type="float">
            <text:p>510.00</text:p>
          </table:table-cell>
          <table:table-cell office:value-type="float" office:value="0.351076" calcext:value-type="float">
            <text:p>0.351076</text:p>
          </table:table-cell>
          <table:table-cell table:number-columns-repeated="4"/>
        </table:table-row>
        <table:table-row table:style-name="ro1">
          <table:table-cell office:value-type="float" office:value="513.333333317" calcext:value-type="float">
            <text:p>513.33</text:p>
          </table:table-cell>
          <table:table-cell office:value-type="float" office:value="0.356238" calcext:value-type="float">
            <text:p>0.356238</text:p>
          </table:table-cell>
          <table:table-cell table:number-columns-repeated="4"/>
        </table:table-row>
        <table:table-row table:style-name="ro1">
          <table:table-cell office:value-type="float" office:value="516.66666665" calcext:value-type="float">
            <text:p>516.67</text:p>
          </table:table-cell>
          <table:table-cell office:value-type="float" office:value="0.332651" calcext:value-type="float">
            <text:p>0.332651</text:p>
          </table:table-cell>
          <table:table-cell table:number-columns-repeated="4"/>
        </table:table-row>
        <table:table-row table:style-name="ro1">
          <table:table-cell office:value-type="float" office:value="519.999999983" calcext:value-type="float">
            <text:p>520.00</text:p>
          </table:table-cell>
          <table:table-cell office:value-type="float" office:value="0.290387" calcext:value-type="float">
            <text:p>0.290387</text:p>
          </table:table-cell>
          <table:table-cell table:number-columns-repeated="4"/>
        </table:table-row>
        <table:table-row table:style-name="ro1">
          <table:table-cell office:value-type="float" office:value="523.333333316" calcext:value-type="float">
            <text:p>523.33</text:p>
          </table:table-cell>
          <table:table-cell office:value-type="float" office:value="0.245829" calcext:value-type="float">
            <text:p>0.245829</text:p>
          </table:table-cell>
          <table:table-cell table:number-columns-repeated="4"/>
        </table:table-row>
        <table:table-row table:style-name="ro1">
          <table:table-cell office:value-type="float" office:value="526.666666649" calcext:value-type="float">
            <text:p>526.67</text:p>
          </table:table-cell>
          <table:table-cell office:value-type="float" office:value="0.204119" calcext:value-type="float">
            <text:p>0.204119</text:p>
          </table:table-cell>
          <table:table-cell table:number-columns-repeated="4"/>
        </table:table-row>
        <table:table-row table:style-name="ro1">
          <table:table-cell office:value-type="float" office:value="529.999999982" calcext:value-type="float">
            <text:p>530.00</text:p>
          </table:table-cell>
          <table:table-cell office:value-type="float" office:value="0.166634" calcext:value-type="float">
            <text:p>0.166634</text:p>
          </table:table-cell>
          <table:table-cell table:number-columns-repeated="4"/>
        </table:table-row>
        <table:table-row table:style-name="ro1">
          <table:table-cell office:value-type="float" office:value="533.333333315" calcext:value-type="float">
            <text:p>533.33</text:p>
          </table:table-cell>
          <table:table-cell office:value-type="float" office:value="0.133925" calcext:value-type="float">
            <text:p>0.133925</text:p>
          </table:table-cell>
          <table:table-cell table:number-columns-repeated="4"/>
        </table:table-row>
        <table:table-row table:style-name="ro1">
          <table:table-cell office:value-type="float" office:value="536.666666648" calcext:value-type="float">
            <text:p>536.67</text:p>
          </table:table-cell>
          <table:table-cell office:value-type="float" office:value="0.105495" calcext:value-type="float">
            <text:p>0.105495</text:p>
          </table:table-cell>
          <table:table-cell table:number-columns-repeated="4"/>
        </table:table-row>
        <table:table-row table:style-name="ro1">
          <table:table-cell office:value-type="float" office:value="539.999999981" calcext:value-type="float">
            <text:p>540.00</text:p>
          </table:table-cell>
          <table:table-cell office:value-type="float" office:value="0.080625" calcext:value-type="float">
            <text:p>0.080625</text:p>
          </table:table-cell>
          <table:table-cell table:number-columns-repeated="4"/>
        </table:table-row>
        <table:table-row table:style-name="ro1">
          <table:table-cell office:value-type="float" office:value="543.333333314" calcext:value-type="float">
            <text:p>543.33</text:p>
          </table:table-cell>
          <table:table-cell office:value-type="float" office:value="0.0595787" calcext:value-type="float">
            <text:p>0.0595787</text:p>
          </table:table-cell>
          <table:table-cell table:number-columns-repeated="4"/>
        </table:table-row>
        <table:table-row table:style-name="ro1">
          <table:table-cell office:value-type="float" office:value="546.666666647" calcext:value-type="float">
            <text:p>546.67</text:p>
          </table:table-cell>
          <table:table-cell office:value-type="float" office:value="0.0423528" calcext:value-type="float">
            <text:p>0.0423528</text:p>
          </table:table-cell>
          <table:table-cell table:number-columns-repeated="4"/>
        </table:table-row>
        <table:table-row table:style-name="ro1">
          <table:table-cell office:value-type="float" office:value="549.99999998" calcext:value-type="float">
            <text:p>550.00</text:p>
          </table:table-cell>
          <table:table-cell office:value-type="float" office:value="0.0289436" calcext:value-type="float">
            <text:p>0.0289436</text:p>
          </table:table-cell>
          <table:table-cell table:number-columns-repeated="4"/>
        </table:table-row>
        <table:table-row table:style-name="ro1">
          <table:table-cell office:value-type="float" office:value="553.333333313" calcext:value-type="float">
            <text:p>553.33</text:p>
          </table:table-cell>
          <table:table-cell office:value-type="float" office:value="0.0195536" calcext:value-type="float">
            <text:p>0.0195536</text:p>
          </table:table-cell>
          <table:table-cell table:number-columns-repeated="4"/>
        </table:table-row>
        <table:table-row table:style-name="ro1">
          <table:table-cell office:value-type="float" office:value="556.666666646" calcext:value-type="float">
            <text:p>556.67</text:p>
          </table:table-cell>
          <table:table-cell office:value-type="float" office:value="0.0128776" calcext:value-type="float">
            <text:p>0.0128776</text:p>
          </table:table-cell>
          <table:table-cell table:number-columns-repeated="4"/>
        </table:table-row>
        <table:table-row table:style-name="ro1">
          <table:table-cell office:value-type="float" office:value="559.999999979" calcext:value-type="float">
            <text:p>560.00</text:p>
          </table:table-cell>
          <table:table-cell office:value-type="float" office:value="0.00877317" calcext:value-type="float">
            <text:p>0.00877317</text:p>
          </table:table-cell>
          <table:table-cell table:number-columns-repeated="4"/>
        </table:table-row>
        <table:table-row table:style-name="ro1">
          <table:table-cell office:value-type="float" office:value="563.333333312" calcext:value-type="float">
            <text:p>563.33</text:p>
          </table:table-cell>
          <table:table-cell office:value-type="float" office:value="0.00666503" calcext:value-type="float">
            <text:p>0.00666503</text:p>
          </table:table-cell>
          <table:table-cell table:number-columns-repeated="4"/>
        </table:table-row>
        <table:table-row table:style-name="ro1">
          <table:table-cell office:value-type="float" office:value="566.666666645" calcext:value-type="float">
            <text:p>566.67</text:p>
          </table:table-cell>
          <table:table-cell office:value-type="float" office:value="0.00576748" calcext:value-type="float">
            <text:p>0.00576748</text:p>
          </table:table-cell>
          <table:table-cell table:number-columns-repeated="4"/>
        </table:table-row>
        <table:table-row table:style-name="ro1">
          <table:table-cell office:value-type="float" office:value="569.999999978" calcext:value-type="float">
            <text:p>570.00</text:p>
          </table:table-cell>
          <table:table-cell office:value-type="float" office:value="0.00497082" calcext:value-type="float">
            <text:p>0.00497082</text:p>
          </table:table-cell>
          <table:table-cell table:number-columns-repeated="4"/>
        </table:table-row>
        <table:table-row table:style-name="ro1">
          <table:table-cell office:value-type="float" office:value="573.333333311" calcext:value-type="float">
            <text:p>573.33</text:p>
          </table:table-cell>
          <table:table-cell office:value-type="float" office:value="0.00417256" calcext:value-type="float">
            <text:p>0.00417256</text:p>
          </table:table-cell>
          <table:table-cell table:number-columns-repeated="4"/>
        </table:table-row>
        <table:table-row table:style-name="ro1">
          <table:table-cell office:value-type="float" office:value="576.666666644" calcext:value-type="float">
            <text:p>576.67</text:p>
          </table:table-cell>
          <table:table-cell office:value-type="float" office:value="0.00453457" calcext:value-type="float">
            <text:p>0.00453457</text:p>
          </table:table-cell>
          <table:table-cell table:number-columns-repeated="4"/>
        </table:table-row>
        <table:table-row table:style-name="ro1">
          <table:table-cell office:value-type="float" office:value="579.999999977" calcext:value-type="float">
            <text:p>580.00</text:p>
          </table:table-cell>
          <table:table-cell office:value-type="float" office:value="0.00408585" calcext:value-type="float">
            <text:p>0.00408585</text:p>
          </table:table-cell>
          <table:table-cell table:number-columns-repeated="4"/>
        </table:table-row>
        <table:table-row table:style-name="ro1">
          <table:table-cell office:value-type="float" office:value="583.33333331" calcext:value-type="float">
            <text:p>583.33</text:p>
          </table:table-cell>
          <table:table-cell office:value-type="float" office:value="0.00350971" calcext:value-type="float">
            <text:p>0.00350971</text:p>
          </table:table-cell>
          <table:table-cell table:number-columns-repeated="4"/>
        </table:table-row>
        <table:table-row table:style-name="ro1">
          <table:table-cell office:value-type="float" office:value="586.666666643" calcext:value-type="float">
            <text:p>586.67</text:p>
          </table:table-cell>
          <table:table-cell office:value-type="float" office:value="0.00472428" calcext:value-type="float">
            <text:p>0.00472428</text:p>
          </table:table-cell>
          <table:table-cell table:number-columns-repeated="4"/>
        </table:table-row>
        <table:table-row table:style-name="ro1">
          <table:table-cell office:value-type="float" office:value="589.999999976" calcext:value-type="float">
            <text:p>590.00</text:p>
          </table:table-cell>
          <table:table-cell office:value-type="float" office:value="0.00562509" calcext:value-type="float">
            <text:p>0.00562509</text:p>
          </table:table-cell>
          <table:table-cell table:number-columns-repeated="4"/>
        </table:table-row>
        <table:table-row table:style-name="ro1">
          <table:table-cell office:value-type="float" office:value="593.333333309" calcext:value-type="float">
            <text:p>593.33</text:p>
          </table:table-cell>
          <table:table-cell office:value-type="float" office:value="0.00424956" calcext:value-type="float">
            <text:p>0.00424956</text:p>
          </table:table-cell>
          <table:table-cell table:number-columns-repeated="4"/>
        </table:table-row>
        <table:table-row table:style-name="ro1">
          <table:table-cell office:value-type="float" office:value="596.666666642" calcext:value-type="float">
            <text:p>596.67</text:p>
          </table:table-cell>
          <table:table-cell office:value-type="float" office:value="0.00462718" calcext:value-type="float">
            <text:p>0.00462718</text:p>
          </table:table-cell>
          <table:table-cell table:number-columns-repeated="4"/>
        </table:table-row>
        <table:table-row table:style-name="ro1">
          <table:table-cell office:value-type="float" office:value="599.999999975" calcext:value-type="float">
            <text:p>600.00</text:p>
          </table:table-cell>
          <table:table-cell office:value-type="float" office:value="0.00459812" calcext:value-type="float">
            <text:p>0.00459812</text:p>
          </table:table-cell>
          <table:table-cell table:number-columns-repeated="4"/>
        </table:table-row>
        <table:table-row table:style-name="ro1">
          <table:table-cell office:value-type="float" office:value="603.333333308" calcext:value-type="float">
            <text:p>603.33</text:p>
          </table:table-cell>
          <table:table-cell office:value-type="float" office:value="0.00425534" calcext:value-type="float">
            <text:p>0.00425534</text:p>
          </table:table-cell>
          <table:table-cell table:number-columns-repeated="4"/>
        </table:table-row>
        <table:table-row table:style-name="ro1">
          <table:table-cell office:value-type="float" office:value="606.666666641" calcext:value-type="float">
            <text:p>606.67</text:p>
          </table:table-cell>
          <table:table-cell office:value-type="float" office:value="0.0051572" calcext:value-type="float">
            <text:p>0.0051572</text:p>
          </table:table-cell>
          <table:table-cell table:number-columns-repeated="4"/>
        </table:table-row>
        <table:table-row table:style-name="ro1">
          <table:table-cell office:value-type="float" office:value="609.999999974" calcext:value-type="float">
            <text:p>610.00</text:p>
          </table:table-cell>
          <table:table-cell office:value-type="float" office:value="0.00627996" calcext:value-type="float">
            <text:p>0.00627996</text:p>
          </table:table-cell>
          <table:table-cell table:number-columns-repeated="4"/>
        </table:table-row>
        <table:table-row table:style-name="ro1">
          <table:table-cell office:value-type="float" office:value="613.333333307" calcext:value-type="float">
            <text:p>613.33</text:p>
          </table:table-cell>
          <table:table-cell office:value-type="float" office:value="0.00717594" calcext:value-type="float">
            <text:p>0.00717594</text:p>
          </table:table-cell>
          <table:table-cell table:number-columns-repeated="4"/>
        </table:table-row>
        <table:table-row table:style-name="ro1">
          <table:table-cell office:value-type="float" office:value="616.66666664" calcext:value-type="float">
            <text:p>616.67</text:p>
          </table:table-cell>
          <table:table-cell office:value-type="float" office:value="0.00626374" calcext:value-type="float">
            <text:p>0.00626374</text:p>
          </table:table-cell>
          <table:table-cell table:number-columns-repeated="4"/>
        </table:table-row>
        <table:table-row table:style-name="ro1">
          <table:table-cell office:value-type="float" office:value="619.999999973" calcext:value-type="float">
            <text:p>620.00</text:p>
          </table:table-cell>
          <table:table-cell office:value-type="float" office:value="0.00510076" calcext:value-type="float">
            <text:p>0.00510076</text:p>
          </table:table-cell>
          <table:table-cell table:number-columns-repeated="4"/>
        </table:table-row>
        <table:table-row table:style-name="ro1">
          <table:table-cell office:value-type="float" office:value="623.333333306" calcext:value-type="float">
            <text:p>623.33</text:p>
          </table:table-cell>
          <table:table-cell office:value-type="float" office:value="0.00504533" calcext:value-type="float">
            <text:p>0.00504533</text:p>
          </table:table-cell>
          <table:table-cell table:number-columns-repeated="4"/>
        </table:table-row>
        <table:table-row table:style-name="ro1">
          <table:table-cell office:value-type="float" office:value="626.666666639" calcext:value-type="float">
            <text:p>626.67</text:p>
          </table:table-cell>
          <table:table-cell office:value-type="float" office:value="0.00847431" calcext:value-type="float">
            <text:p>0.00847431</text:p>
          </table:table-cell>
          <table:table-cell table:number-columns-repeated="4"/>
        </table:table-row>
        <table:table-row table:style-name="ro1">
          <table:table-cell office:value-type="float" office:value="629.999999972" calcext:value-type="float">
            <text:p>630.00</text:p>
          </table:table-cell>
          <table:table-cell office:value-type="float" office:value="0.0121188" calcext:value-type="float">
            <text:p>0.0121188</text:p>
          </table:table-cell>
          <table:table-cell table:number-columns-repeated="4"/>
        </table:table-row>
        <table:table-row table:style-name="ro1">
          <table:table-cell office:value-type="float" office:value="633.333333305" calcext:value-type="float">
            <text:p>633.33</text:p>
          </table:table-cell>
          <table:table-cell office:value-type="float" office:value="0.0136646" calcext:value-type="float">
            <text:p>0.0136646</text:p>
          </table:table-cell>
          <table:table-cell table:number-columns-repeated="4"/>
        </table:table-row>
        <table:table-row table:style-name="ro1">
          <table:table-cell office:value-type="float" office:value="636.666666638" calcext:value-type="float">
            <text:p>636.67</text:p>
          </table:table-cell>
          <table:table-cell office:value-type="float" office:value="0.0118339" calcext:value-type="float">
            <text:p>0.0118339</text:p>
          </table:table-cell>
          <table:table-cell table:number-columns-repeated="4"/>
        </table:table-row>
        <table:table-row table:style-name="ro1">
          <table:table-cell office:value-type="float" office:value="639.999999971" calcext:value-type="float">
            <text:p>640.00</text:p>
          </table:table-cell>
          <table:table-cell office:value-type="float" office:value="0.00801334" calcext:value-type="float">
            <text:p>0.00801334</text:p>
          </table:table-cell>
          <table:table-cell table:number-columns-repeated="4"/>
        </table:table-row>
        <table:table-row table:style-name="ro1">
          <table:table-cell office:value-type="float" office:value="643.333333304" calcext:value-type="float">
            <text:p>643.33</text:p>
          </table:table-cell>
          <table:table-cell office:value-type="float" office:value="0.00602655" calcext:value-type="float">
            <text:p>0.00602655</text:p>
          </table:table-cell>
          <table:table-cell table:number-columns-repeated="4"/>
        </table:table-row>
        <table:table-row table:style-name="ro1">
          <table:table-cell office:value-type="float" office:value="646.666666637" calcext:value-type="float">
            <text:p>646.67</text:p>
          </table:table-cell>
          <table:table-cell office:value-type="float" office:value="0.00673551" calcext:value-type="float">
            <text:p>0.00673551</text:p>
          </table:table-cell>
          <table:table-cell table:number-columns-repeated="4"/>
        </table:table-row>
        <table:table-row table:style-name="ro1">
          <table:table-cell office:value-type="float" office:value="649.99999997" calcext:value-type="float">
            <text:p>650.00</text:p>
          </table:table-cell>
          <table:table-cell office:value-type="float" office:value="0.00790039" calcext:value-type="float">
            <text:p>0.00790039</text:p>
          </table:table-cell>
          <table:table-cell table:number-columns-repeated="4"/>
        </table:table-row>
        <table:table-row table:style-name="ro1">
          <table:table-cell office:value-type="float" office:value="653.333333303" calcext:value-type="float">
            <text:p>653.33</text:p>
          </table:table-cell>
          <table:table-cell office:value-type="float" office:value="0.00990458" calcext:value-type="float">
            <text:p>0.00990458</text:p>
          </table:table-cell>
          <table:table-cell table:number-columns-repeated="4"/>
        </table:table-row>
        <table:table-row table:style-name="ro1">
          <table:table-cell office:value-type="float" office:value="656.666666636" calcext:value-type="float">
            <text:p>656.67</text:p>
          </table:table-cell>
          <table:table-cell office:value-type="float" office:value="0.0116518" calcext:value-type="float">
            <text:p>0.0116518</text:p>
          </table:table-cell>
          <table:table-cell table:number-columns-repeated="4"/>
        </table:table-row>
        <table:table-row table:style-name="ro1">
          <table:table-cell office:value-type="float" office:value="659.999999969" calcext:value-type="float">
            <text:p>660.00</text:p>
          </table:table-cell>
          <table:table-cell office:value-type="float" office:value="0.0149785" calcext:value-type="float">
            <text:p>0.0149785</text:p>
          </table:table-cell>
          <table:table-cell table:number-columns-repeated="4"/>
        </table:table-row>
        <table:table-row table:style-name="ro1">
          <table:table-cell office:value-type="float" office:value="663.333333302" calcext:value-type="float">
            <text:p>663.33</text:p>
          </table:table-cell>
          <table:table-cell office:value-type="float" office:value="0.0177563" calcext:value-type="float">
            <text:p>0.0177563</text:p>
          </table:table-cell>
          <table:table-cell table:number-columns-repeated="4"/>
        </table:table-row>
        <table:table-row table:style-name="ro1">
          <table:table-cell office:value-type="float" office:value="666.666666635" calcext:value-type="float">
            <text:p>666.67</text:p>
          </table:table-cell>
          <table:table-cell office:value-type="float" office:value="0.0182992" calcext:value-type="float">
            <text:p>0.0182992</text:p>
          </table:table-cell>
          <table:table-cell table:number-columns-repeated="4"/>
        </table:table-row>
        <table:table-row table:style-name="ro1">
          <table:table-cell office:value-type="float" office:value="669.999999968" calcext:value-type="float">
            <text:p>670.00</text:p>
          </table:table-cell>
          <table:table-cell office:value-type="float" office:value="0.0155957" calcext:value-type="float">
            <text:p>0.0155957</text:p>
          </table:table-cell>
          <table:table-cell table:number-columns-repeated="4"/>
        </table:table-row>
        <table:table-row table:style-name="ro1">
          <table:table-cell office:value-type="float" office:value="673.333333301" calcext:value-type="float">
            <text:p>673.33</text:p>
          </table:table-cell>
          <table:table-cell office:value-type="float" office:value="0.0126218" calcext:value-type="float">
            <text:p>0.0126218</text:p>
          </table:table-cell>
          <table:table-cell table:number-columns-repeated="4"/>
        </table:table-row>
        <table:table-row table:style-name="ro1">
          <table:table-cell office:value-type="float" office:value="676.666666634" calcext:value-type="float">
            <text:p>676.67</text:p>
          </table:table-cell>
          <table:table-cell office:value-type="float" office:value="0.0103239" calcext:value-type="float">
            <text:p>0.0103239</text:p>
          </table:table-cell>
          <table:table-cell table:number-columns-repeated="4"/>
        </table:table-row>
        <table:table-row table:style-name="ro1">
          <table:table-cell office:value-type="float" office:value="679.999999967" calcext:value-type="float">
            <text:p>680.00</text:p>
          </table:table-cell>
          <table:table-cell office:value-type="float" office:value="0.00890155" calcext:value-type="float">
            <text:p>0.00890155</text:p>
          </table:table-cell>
          <table:table-cell table:number-columns-repeated="4"/>
        </table:table-row>
        <table:table-row table:style-name="ro1">
          <table:table-cell office:value-type="float" office:value="683.3333333" calcext:value-type="float">
            <text:p>683.33</text:p>
          </table:table-cell>
          <table:table-cell office:value-type="float" office:value="0.00880432" calcext:value-type="float">
            <text:p>0.00880432</text:p>
          </table:table-cell>
          <table:table-cell table:number-columns-repeated="4"/>
        </table:table-row>
        <table:table-row table:style-name="ro1">
          <table:table-cell office:value-type="float" office:value="686.666666633" calcext:value-type="float">
            <text:p>686.67</text:p>
          </table:table-cell>
          <table:table-cell office:value-type="float" office:value="0.0100566" calcext:value-type="float">
            <text:p>0.0100566</text:p>
          </table:table-cell>
          <table:table-cell table:number-columns-repeated="4"/>
        </table:table-row>
        <table:table-row table:style-name="ro1">
          <table:table-cell office:value-type="float" office:value="689.999999966" calcext:value-type="float">
            <text:p>690.00</text:p>
          </table:table-cell>
          <table:table-cell office:value-type="float" office:value="0.00872576" calcext:value-type="float">
            <text:p>0.00872576</text:p>
          </table:table-cell>
          <table:table-cell table:number-columns-repeated="4"/>
        </table:table-row>
        <table:table-row table:style-name="ro1">
          <table:table-cell office:value-type="float" office:value="693.333333299" calcext:value-type="float">
            <text:p>693.33</text:p>
          </table:table-cell>
          <table:table-cell office:value-type="float" office:value="0.00802533" calcext:value-type="float">
            <text:p>0.00802533</text:p>
          </table:table-cell>
          <table:table-cell table:number-columns-repeated="4"/>
        </table:table-row>
        <table:table-row table:style-name="ro1">
          <table:table-cell office:value-type="float" office:value="696.666666632" calcext:value-type="float">
            <text:p>696.67</text:p>
          </table:table-cell>
          <table:table-cell office:value-type="float" office:value="0.0100096" calcext:value-type="float">
            <text:p>0.0100096</text:p>
          </table:table-cell>
          <table:table-cell table:number-columns-repeated="4"/>
        </table:table-row>
        <table:table-row table:style-name="ro1">
          <table:table-cell office:value-type="float" office:value="699.999999965" calcext:value-type="float">
            <text:p>700.00</text:p>
          </table:table-cell>
          <table:table-cell office:value-type="float" office:value="0.00743392" calcext:value-type="float">
            <text:p>0.00743392</text:p>
          </table:table-cell>
          <table:table-cell table:number-columns-repeated="4"/>
        </table:table-row>
        <table:table-row table:style-name="ro1">
          <table:table-cell office:value-type="float" office:value="703.333333298" calcext:value-type="float">
            <text:p>703.33</text:p>
          </table:table-cell>
          <table:table-cell office:value-type="float" office:value="0.00573779" calcext:value-type="float">
            <text:p>0.00573779</text:p>
          </table:table-cell>
          <table:table-cell table:number-columns-repeated="4"/>
        </table:table-row>
        <table:table-row table:style-name="ro1">
          <table:table-cell office:value-type="float" office:value="706.666666631" calcext:value-type="float">
            <text:p>706.67</text:p>
          </table:table-cell>
          <table:table-cell office:value-type="float" office:value="0.0054739" calcext:value-type="float">
            <text:p>0.0054739</text:p>
          </table:table-cell>
          <table:table-cell table:number-columns-repeated="4"/>
        </table:table-row>
        <table:table-row table:style-name="ro1">
          <table:table-cell office:value-type="float" office:value="709.999999964" calcext:value-type="float">
            <text:p>710.00</text:p>
          </table:table-cell>
          <table:table-cell office:value-type="float" office:value="0.0057326" calcext:value-type="float">
            <text:p>0.0057326</text:p>
          </table:table-cell>
          <table:table-cell table:number-columns-repeated="4"/>
        </table:table-row>
        <table:table-row table:style-name="ro1">
          <table:table-cell office:value-type="float" office:value="713.333333297" calcext:value-type="float">
            <text:p>713.33</text:p>
          </table:table-cell>
          <table:table-cell office:value-type="float" office:value="0.00739044" calcext:value-type="float">
            <text:p>0.00739044</text:p>
          </table:table-cell>
          <table:table-cell table:number-columns-repeated="4"/>
        </table:table-row>
        <table:table-row table:style-name="ro1">
          <table:table-cell office:value-type="float" office:value="716.66666663" calcext:value-type="float">
            <text:p>716.67</text:p>
          </table:table-cell>
          <table:table-cell office:value-type="float" office:value="0.0338616" calcext:value-type="float">
            <text:p>0.0338616</text:p>
          </table:table-cell>
          <table:table-cell table:number-columns-repeated="4"/>
        </table:table-row>
        <table:table-row table:style-name="ro1">
          <table:table-cell office:value-type="float" office:value="719.999999963" calcext:value-type="float">
            <text:p>720.00</text:p>
          </table:table-cell>
          <table:table-cell office:value-type="float" office:value="0.0503677" calcext:value-type="float">
            <text:p>0.0503677</text:p>
          </table:table-cell>
          <table:table-cell table:number-columns-repeated="4"/>
        </table:table-row>
        <table:table-row table:style-name="ro1">
          <table:table-cell office:value-type="float" office:value="723.333333296" calcext:value-type="float">
            <text:p>723.33</text:p>
          </table:table-cell>
          <table:table-cell office:value-type="float" office:value="0.0149286" calcext:value-type="float">
            <text:p>0.0149286</text:p>
          </table:table-cell>
          <table:table-cell table:number-columns-repeated="4"/>
        </table:table-row>
        <table:table-row table:style-name="ro1">
          <table:table-cell office:value-type="float" office:value="726.666666629" calcext:value-type="float">
            <text:p>726.67</text:p>
          </table:table-cell>
          <table:table-cell office:value-type="float" office:value="0.00996929" calcext:value-type="float">
            <text:p>0.00996929</text:p>
          </table:table-cell>
          <table:table-cell table:number-columns-repeated="4"/>
        </table:table-row>
        <table:table-row table:style-name="ro1">
          <table:table-cell office:value-type="float" office:value="729.999999962" calcext:value-type="float">
            <text:p>730.00</text:p>
          </table:table-cell>
          <table:table-cell office:value-type="float" office:value="0.0123984" calcext:value-type="float">
            <text:p>0.0123984</text:p>
          </table:table-cell>
          <table:table-cell table:number-columns-repeated="4"/>
        </table:table-row>
      </table:table>
      <table:table table:name="White" table:style-name="ta1">
        <table:shapes>
          <draw:frame draw:z-index="0" draw:style-name="gr1" draw:text-style-name="P1" svg:width="6.2937in" svg:height="6.0441in" svg:x="4.4705in" svg:y="1.5866in">
            <draw:object draw:notify-on-update-of-ranges="White.A11:White.A119 White.D8:White.D8 White.B11:White.B1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I1Pro Rev.D spotread 2.3.0</text:p>
          </table:table-cell>
          <table:table-cell office:value-type="string" calcext:value-type="string">
            <text:p>20.06.2023</text:p>
          </table:table-cell>
          <table:table-cell table:number-columns-repeated="3"/>
          <table:table-cell office:value-type="string" calcext:value-type="string">
            <text:p>OBSERVER=CIE_10_1964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XYZ=</text:p>
          </table:table-cell>
          <table:table-cell office:value-type="string" calcext:value-type="string">
            <text:p>156.798902 159.234054 235.687969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X=</text:p>
          </table:table-cell>
          <table:table-cell/>
          <table:table-cell office:value-type="float" office:value="156.798902" calcext:value-type="float">
            <text:p>156.798902</text:p>
          </table:table-cell>
          <table:table-cell table:formula="of:=AVERAGE([.B6:.C6])" office:value-type="float" office:value="156.798902" calcext:value-type="float">
            <text:p>156.798902</text:p>
          </table:table-cell>
          <table:table-cell office:value-type="string" calcext:value-type="string">
            <text:p>x=</text:p>
          </table:table-cell>
          <table:table-cell table:formula="of:=[.D6]/([.D6]+[.D7]+[.D8])" office:value-type="float" office:value="0.284199664893986" calcext:value-type="float">
            <text:p>0.284199664893986</text:p>
          </table:table-cell>
        </table:table-row>
        <table:table-row table:style-name="ro1">
          <table:table-cell table:style-name="Default" office:value-type="string" calcext:value-type="string">
            <text:p>Y=</text:p>
          </table:table-cell>
          <table:table-cell/>
          <table:table-cell office:value-type="float" office:value="159.234054" calcext:value-type="float">
            <text:p>159.234054</text:p>
          </table:table-cell>
          <table:table-cell table:formula="of:=AVERAGE([.B7:.C7])" office:value-type="float" office:value="159.234054" calcext:value-type="float">
            <text:p>159.234054</text:p>
          </table:table-cell>
          <table:table-cell office:value-type="string" calcext:value-type="string">
            <text:p>y=</text:p>
          </table:table-cell>
          <table:table-cell table:formula="of:=[.D7]/([.D6]+[.D7]+[.D8])" office:value-type="float" office:value="0.288613403597117" calcext:value-type="float">
            <text:p>0.288613403597117</text:p>
          </table:table-cell>
        </table:table-row>
        <table:table-row table:style-name="ro1">
          <table:table-cell table:style-name="Default" office:value-type="string" calcext:value-type="string">
            <text:p>Z=</text:p>
          </table:table-cell>
          <table:table-cell/>
          <table:table-cell office:value-type="float" office:value="235.687969" calcext:value-type="float">
            <text:p>235.687969</text:p>
          </table:table-cell>
          <table:table-cell table:formula="of:=AVERAGE([.B8:.C8])" office:value-type="float" office:value="235.687969" calcext:value-type="float">
            <text:p>235.68796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>
          <table:table-cell office:value-type="float" office:value="369.999999998" calcext:value-type="float">
            <text:p>370.00</text:p>
          </table:table-cell>
          <table:table-cell office:value-type="float" office:value="0.0221551" calcext:value-type="float">
            <text:p>0.0221551</text:p>
          </table:table-cell>
          <table:table-cell table:number-columns-repeated="4"/>
        </table:table-row>
        <table:table-row table:style-name="ro1">
          <table:table-cell office:value-type="float" office:value="373.333333331" calcext:value-type="float">
            <text:p>373.33</text:p>
          </table:table-cell>
          <table:table-cell office:value-type="float" office:value="0.0160503" calcext:value-type="float">
            <text:p>0.0160503</text:p>
          </table:table-cell>
          <table:table-cell table:number-columns-repeated="4"/>
        </table:table-row>
        <table:table-row table:style-name="ro1">
          <table:table-cell office:value-type="float" office:value="376.666666664" calcext:value-type="float">
            <text:p>376.67</text:p>
          </table:table-cell>
          <table:table-cell office:value-type="float" office:value="0.0120137" calcext:value-type="float">
            <text:p>0.0120137</text:p>
          </table:table-cell>
          <table:table-cell table:number-columns-repeated="4"/>
        </table:table-row>
        <table:table-row table:style-name="ro1">
          <table:table-cell office:value-type="float" office:value="379.999999997" calcext:value-type="float">
            <text:p>380.00</text:p>
          </table:table-cell>
          <table:table-cell office:value-type="float" office:value="0.0112023" calcext:value-type="float">
            <text:p>0.0112023</text:p>
          </table:table-cell>
          <table:table-cell table:number-columns-repeated="4"/>
        </table:table-row>
        <table:table-row table:style-name="ro1">
          <table:table-cell office:value-type="float" office:value="383.33333333" calcext:value-type="float">
            <text:p>383.33</text:p>
          </table:table-cell>
          <table:table-cell table:style-name="ce2" office:value-type="float" office:value="0.0126585" calcext:value-type="float">
            <text:p>1.27E-0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386.666666663" calcext:value-type="float">
            <text:p>386.67</text:p>
          </table:table-cell>
          <table:table-cell office:value-type="float" office:value="0.0117325" calcext:value-type="float">
            <text:p>0.0117325</text:p>
          </table:table-cell>
          <table:table-cell table:number-columns-repeated="4"/>
        </table:table-row>
        <table:table-row table:style-name="ro1">
          <table:table-cell office:value-type="float" office:value="389.999999996" calcext:value-type="float">
            <text:p>390.00</text:p>
          </table:table-cell>
          <table:table-cell office:value-type="float" office:value="0.0106186" calcext:value-type="float">
            <text:p>0.0106186</text:p>
          </table:table-cell>
          <table:table-cell table:number-columns-repeated="4"/>
        </table:table-row>
        <table:table-row table:style-name="ro1">
          <table:table-cell office:value-type="float" office:value="393.333333329" calcext:value-type="float">
            <text:p>393.33</text:p>
          </table:table-cell>
          <table:table-cell office:value-type="float" office:value="0.0103285" calcext:value-type="float">
            <text:p>0.0103285</text:p>
          </table:table-cell>
          <table:table-cell table:number-columns-repeated="4"/>
        </table:table-row>
        <table:table-row table:style-name="ro1">
          <table:table-cell office:value-type="float" office:value="396.666666662" calcext:value-type="float">
            <text:p>396.67</text:p>
          </table:table-cell>
          <table:table-cell office:value-type="float" office:value="0.0104534" calcext:value-type="float">
            <text:p>0.0104534</text:p>
          </table:table-cell>
          <table:table-cell table:number-columns-repeated="4"/>
        </table:table-row>
        <table:table-row table:style-name="ro1">
          <table:table-cell office:value-type="float" office:value="399.999999995" calcext:value-type="float">
            <text:p>400.00</text:p>
          </table:table-cell>
          <table:table-cell office:value-type="float" office:value="0.0102686" calcext:value-type="float">
            <text:p>0.0102686</text:p>
          </table:table-cell>
          <table:table-cell table:number-columns-repeated="4"/>
        </table:table-row>
        <table:table-row table:style-name="ro1">
          <table:table-cell office:value-type="float" office:value="403.333333328" calcext:value-type="float">
            <text:p>403.33</text:p>
          </table:table-cell>
          <table:table-cell office:value-type="float" office:value="0.0108141" calcext:value-type="float">
            <text:p>0.010814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06.666666661" calcext:value-type="float">
            <text:p>406.67</text:p>
          </table:table-cell>
          <table:table-cell office:value-type="float" office:value="0.0143012" calcext:value-type="float">
            <text:p>0.0143012</text:p>
          </table:table-cell>
          <table:table-cell table:number-columns-repeated="4"/>
        </table:table-row>
        <table:table-row table:style-name="ro1">
          <table:table-cell office:value-type="float" office:value="409.999999994" calcext:value-type="float">
            <text:p>410.00</text:p>
          </table:table-cell>
          <table:table-cell office:value-type="float" office:value="0.0182271" calcext:value-type="float">
            <text:p>0.0182271</text:p>
          </table:table-cell>
          <table:table-cell table:number-columns-repeated="4"/>
        </table:table-row>
        <table:table-row table:style-name="ro1">
          <table:table-cell office:value-type="float" office:value="413.333333327" calcext:value-type="float">
            <text:p>413.33</text:p>
          </table:table-cell>
          <table:table-cell office:value-type="float" office:value="0.0259826" calcext:value-type="float">
            <text:p>0.0259826</text:p>
          </table:table-cell>
          <table:table-cell table:number-columns-repeated="4"/>
        </table:table-row>
        <table:table-row table:style-name="ro1">
          <table:table-cell office:value-type="float" office:value="416.66666666" calcext:value-type="float">
            <text:p>416.67</text:p>
          </table:table-cell>
          <table:table-cell office:value-type="float" office:value="0.0438192" calcext:value-type="float">
            <text:p>0.0438192</text:p>
          </table:table-cell>
          <table:table-cell table:number-columns-repeated="4"/>
        </table:table-row>
        <table:table-row table:style-name="ro1">
          <table:table-cell office:value-type="float" office:value="419.999999993" calcext:value-type="float">
            <text:p>420.00</text:p>
          </table:table-cell>
          <table:table-cell office:value-type="float" office:value="0.0828739" calcext:value-type="float">
            <text:p>0.0828739</text:p>
          </table:table-cell>
          <table:table-cell table:number-columns-repeated="4"/>
        </table:table-row>
        <table:table-row table:style-name="ro1">
          <table:table-cell office:value-type="float" office:value="423.333333326" calcext:value-type="float">
            <text:p>423.33</text:p>
          </table:table-cell>
          <table:table-cell office:value-type="float" office:value="0.161507" calcext:value-type="float">
            <text:p>0.161507</text:p>
          </table:table-cell>
          <table:table-cell table:number-columns-repeated="4"/>
        </table:table-row>
        <table:table-row table:style-name="ro1">
          <table:table-cell office:value-type="float" office:value="426.666666659" calcext:value-type="float">
            <text:p>426.67</text:p>
          </table:table-cell>
          <table:table-cell office:value-type="float" office:value="0.308401" calcext:value-type="float">
            <text:p>0.308401</text:p>
          </table:table-cell>
          <table:table-cell table:number-columns-repeated="4"/>
        </table:table-row>
        <table:table-row table:style-name="ro1">
          <table:table-cell office:value-type="float" office:value="429.999999992" calcext:value-type="float">
            <text:p>430.00</text:p>
          </table:table-cell>
          <table:table-cell office:value-type="float" office:value="0.564975" calcext:value-type="float">
            <text:p>0.564975</text:p>
          </table:table-cell>
          <table:table-cell table:number-columns-repeated="4"/>
        </table:table-row>
        <table:table-row table:style-name="ro1">
          <table:table-cell office:value-type="float" office:value="433.333333325" calcext:value-type="float">
            <text:p>433.33</text:p>
          </table:table-cell>
          <table:table-cell office:value-type="float" office:value="0.999103" calcext:value-type="float">
            <text:p>0.999103</text:p>
          </table:table-cell>
          <table:table-cell table:number-columns-repeated="4"/>
        </table:table-row>
        <table:table-row table:style-name="ro1">
          <table:table-cell office:value-type="float" office:value="436.666666658" calcext:value-type="float">
            <text:p>436.67</text:p>
          </table:table-cell>
          <table:table-cell office:value-type="float" office:value="1.74522" calcext:value-type="float">
            <text:p>1.74522</text:p>
          </table:table-cell>
          <table:table-cell table:number-columns-repeated="4"/>
        </table:table-row>
        <table:table-row table:style-name="ro1">
          <table:table-cell office:value-type="float" office:value="439.999999991" calcext:value-type="float">
            <text:p>440.00</text:p>
          </table:table-cell>
          <table:table-cell office:value-type="float" office:value="2.98057" calcext:value-type="float">
            <text:p>2.98057</text:p>
          </table:table-cell>
          <table:table-cell table:number-columns-repeated="4"/>
        </table:table-row>
        <table:table-row table:style-name="ro1">
          <table:table-cell office:value-type="float" office:value="443.333333324" calcext:value-type="float">
            <text:p>443.33</text:p>
          </table:table-cell>
          <table:table-cell office:value-type="float" office:value="4.69097" calcext:value-type="float">
            <text:p>4.69097</text:p>
          </table:table-cell>
          <table:table-cell table:number-columns-repeated="4"/>
        </table:table-row>
        <table:table-row table:style-name="ro1">
          <table:table-cell office:value-type="float" office:value="446.666666657" calcext:value-type="float">
            <text:p>446.67</text:p>
          </table:table-cell>
          <table:table-cell office:value-type="float" office:value="6.46933" calcext:value-type="float">
            <text:p>6.46933</text:p>
          </table:table-cell>
          <table:table-cell table:number-columns-repeated="4"/>
        </table:table-row>
        <table:table-row table:style-name="ro1">
          <table:table-cell office:value-type="float" office:value="449.99999999" calcext:value-type="float">
            <text:p>450.00</text:p>
          </table:table-cell>
          <table:table-cell office:value-type="float" office:value="7.60333" calcext:value-type="float">
            <text:p>7.60333</text:p>
          </table:table-cell>
          <table:table-cell table:number-columns-repeated="4"/>
        </table:table-row>
        <table:table-row table:style-name="ro1">
          <table:table-cell office:value-type="float" office:value="453.333333323" calcext:value-type="float">
            <text:p>453.33</text:p>
          </table:table-cell>
          <table:table-cell office:value-type="float" office:value="7.47597" calcext:value-type="float">
            <text:p>7.47597</text:p>
          </table:table-cell>
          <table:table-cell table:number-columns-repeated="4"/>
        </table:table-row>
        <table:table-row table:style-name="ro1">
          <table:table-cell office:value-type="float" office:value="456.666666656" calcext:value-type="float">
            <text:p>456.67</text:p>
          </table:table-cell>
          <table:table-cell office:value-type="float" office:value="6.24247" calcext:value-type="float">
            <text:p>6.24247</text:p>
          </table:table-cell>
          <table:table-cell table:number-columns-repeated="4"/>
        </table:table-row>
        <table:table-row table:style-name="ro1">
          <table:table-cell office:value-type="float" office:value="459.999999989" calcext:value-type="float">
            <text:p>460.00</text:p>
          </table:table-cell>
          <table:table-cell office:value-type="float" office:value="4.75351" calcext:value-type="float">
            <text:p>4.75351</text:p>
          </table:table-cell>
          <table:table-cell table:number-columns-repeated="4"/>
        </table:table-row>
        <table:table-row table:style-name="ro1">
          <table:table-cell office:value-type="float" office:value="463.333333322" calcext:value-type="float">
            <text:p>463.33</text:p>
          </table:table-cell>
          <table:table-cell office:value-type="float" office:value="3.59557" calcext:value-type="float">
            <text:p>3.59557</text:p>
          </table:table-cell>
          <table:table-cell table:number-columns-repeated="4"/>
        </table:table-row>
        <table:table-row table:style-name="ro1">
          <table:table-cell office:value-type="float" office:value="466.666666655" calcext:value-type="float">
            <text:p>466.67</text:p>
          </table:table-cell>
          <table:table-cell office:value-type="float" office:value="2.73105" calcext:value-type="float">
            <text:p>2.73105</text:p>
          </table:table-cell>
          <table:table-cell table:number-columns-repeated="4"/>
        </table:table-row>
        <table:table-row table:style-name="ro1">
          <table:table-cell office:value-type="float" office:value="469.999999988" calcext:value-type="float">
            <text:p>470.00</text:p>
          </table:table-cell>
          <table:table-cell office:value-type="float" office:value="2.02426" calcext:value-type="float">
            <text:p>2.02426</text:p>
          </table:table-cell>
          <table:table-cell table:number-columns-repeated="4"/>
        </table:table-row>
        <table:table-row table:style-name="ro1">
          <table:table-cell office:value-type="float" office:value="473.333333321" calcext:value-type="float">
            <text:p>473.33</text:p>
          </table:table-cell>
          <table:table-cell office:value-type="float" office:value="1.45183" calcext:value-type="float">
            <text:p>1.45183</text:p>
          </table:table-cell>
          <table:table-cell table:number-columns-repeated="4"/>
        </table:table-row>
        <table:table-row table:style-name="ro1">
          <table:table-cell office:value-type="float" office:value="476.666666654" calcext:value-type="float">
            <text:p>476.67</text:p>
          </table:table-cell>
          <table:table-cell office:value-type="float" office:value="1.03182" calcext:value-type="float">
            <text:p>1.03182</text:p>
          </table:table-cell>
          <table:table-cell table:number-columns-repeated="4"/>
        </table:table-row>
        <table:table-row table:style-name="ro1">
          <table:table-cell office:value-type="float" office:value="479.999999987" calcext:value-type="float">
            <text:p>480.00</text:p>
          </table:table-cell>
          <table:table-cell office:value-type="float" office:value="0.755796" calcext:value-type="float">
            <text:p>0.755796</text:p>
          </table:table-cell>
          <table:table-cell table:number-columns-repeated="4"/>
        </table:table-row>
        <table:table-row table:style-name="ro1">
          <table:table-cell office:value-type="float" office:value="483.33333332" calcext:value-type="float">
            <text:p>483.33</text:p>
          </table:table-cell>
          <table:table-cell office:value-type="float" office:value="0.581254" calcext:value-type="float">
            <text:p>0.581254</text:p>
          </table:table-cell>
          <table:table-cell table:number-columns-repeated="4"/>
        </table:table-row>
        <table:table-row table:style-name="ro1">
          <table:table-cell office:value-type="float" office:value="486.666666653" calcext:value-type="float">
            <text:p>486.67</text:p>
          </table:table-cell>
          <table:table-cell office:value-type="float" office:value="0.47996" calcext:value-type="float">
            <text:p>0.47996</text:p>
          </table:table-cell>
          <table:table-cell table:number-columns-repeated="4"/>
        </table:table-row>
        <table:table-row table:style-name="ro1">
          <table:table-cell office:value-type="float" office:value="489.999999986" calcext:value-type="float">
            <text:p>490.00</text:p>
          </table:table-cell>
          <table:table-cell office:value-type="float" office:value="0.446368" calcext:value-type="float">
            <text:p>0.446368</text:p>
          </table:table-cell>
          <table:table-cell table:number-columns-repeated="4"/>
        </table:table-row>
        <table:table-row table:style-name="ro1">
          <table:table-cell office:value-type="float" office:value="493.333333319" calcext:value-type="float">
            <text:p>493.33</text:p>
          </table:table-cell>
          <table:table-cell office:value-type="float" office:value="0.48021" calcext:value-type="float">
            <text:p>0.48021</text:p>
          </table:table-cell>
          <table:table-cell table:number-columns-repeated="4"/>
        </table:table-row>
        <table:table-row table:style-name="ro1">
          <table:table-cell office:value-type="float" office:value="496.666666652" calcext:value-type="float">
            <text:p>496.67</text:p>
          </table:table-cell>
          <table:table-cell office:value-type="float" office:value="0.586454" calcext:value-type="float">
            <text:p>0.586454</text:p>
          </table:table-cell>
          <table:table-cell table:number-columns-repeated="4"/>
        </table:table-row>
        <table:table-row table:style-name="ro1">
          <table:table-cell office:value-type="float" office:value="499.999999985" calcext:value-type="float">
            <text:p>500.00</text:p>
          </table:table-cell>
          <table:table-cell office:value-type="float" office:value="0.778324" calcext:value-type="float">
            <text:p>0.778324</text:p>
          </table:table-cell>
          <table:table-cell table:number-columns-repeated="4"/>
        </table:table-row>
        <table:table-row table:style-name="ro1">
          <table:table-cell office:value-type="float" office:value="503.333333318" calcext:value-type="float">
            <text:p>503.33</text:p>
          </table:table-cell>
          <table:table-cell office:value-type="float" office:value="1.05731" calcext:value-type="float">
            <text:p>1.05731</text:p>
          </table:table-cell>
          <table:table-cell table:number-columns-repeated="4"/>
        </table:table-row>
        <table:table-row table:style-name="ro1">
          <table:table-cell office:value-type="float" office:value="506.666666651" calcext:value-type="float">
            <text:p>506.67</text:p>
          </table:table-cell>
          <table:table-cell office:value-type="float" office:value="1.41698" calcext:value-type="float">
            <text:p>1.41698</text:p>
          </table:table-cell>
          <table:table-cell table:number-columns-repeated="4"/>
        </table:table-row>
        <table:table-row table:style-name="ro1">
          <table:table-cell office:value-type="float" office:value="509.999999984" calcext:value-type="float">
            <text:p>510.00</text:p>
          </table:table-cell>
          <table:table-cell office:value-type="float" office:value="1.88317" calcext:value-type="float">
            <text:p>1.88317</text:p>
          </table:table-cell>
          <table:table-cell table:number-columns-repeated="4"/>
        </table:table-row>
        <table:table-row table:style-name="ro1">
          <table:table-cell office:value-type="float" office:value="513.333333317" calcext:value-type="float">
            <text:p>513.33</text:p>
          </table:table-cell>
          <table:table-cell office:value-type="float" office:value="2.43232" calcext:value-type="float">
            <text:p>2.43232</text:p>
          </table:table-cell>
          <table:table-cell table:number-columns-repeated="4"/>
        </table:table-row>
        <table:table-row table:style-name="ro1">
          <table:table-cell office:value-type="float" office:value="516.66666665" calcext:value-type="float">
            <text:p>516.67</text:p>
          </table:table-cell>
          <table:table-cell office:value-type="float" office:value="2.94316" calcext:value-type="float">
            <text:p>2.94316</text:p>
          </table:table-cell>
          <table:table-cell table:number-columns-repeated="4"/>
        </table:table-row>
        <table:table-row table:style-name="ro1">
          <table:table-cell office:value-type="float" office:value="519.999999983" calcext:value-type="float">
            <text:p>520.00</text:p>
          </table:table-cell>
          <table:table-cell office:value-type="float" office:value="3.38433" calcext:value-type="float">
            <text:p>3.38433</text:p>
          </table:table-cell>
          <table:table-cell table:number-columns-repeated="4"/>
        </table:table-row>
        <table:table-row table:style-name="ro1">
          <table:table-cell office:value-type="float" office:value="523.333333316" calcext:value-type="float">
            <text:p>523.33</text:p>
          </table:table-cell>
          <table:table-cell office:value-type="float" office:value="3.80716" calcext:value-type="float">
            <text:p>3.80716</text:p>
          </table:table-cell>
          <table:table-cell table:number-columns-repeated="4"/>
        </table:table-row>
        <table:table-row table:style-name="ro1">
          <table:table-cell office:value-type="float" office:value="526.666666649" calcext:value-type="float">
            <text:p>526.67</text:p>
          </table:table-cell>
          <table:table-cell office:value-type="float" office:value="4.15819" calcext:value-type="float">
            <text:p>4.15819</text:p>
          </table:table-cell>
          <table:table-cell table:number-columns-repeated="4"/>
        </table:table-row>
        <table:table-row table:style-name="ro1">
          <table:table-cell office:value-type="float" office:value="529.999999982" calcext:value-type="float">
            <text:p>530.00</text:p>
          </table:table-cell>
          <table:table-cell office:value-type="float" office:value="4.34165" calcext:value-type="float">
            <text:p>4.34165</text:p>
          </table:table-cell>
          <table:table-cell table:number-columns-repeated="4"/>
        </table:table-row>
        <table:table-row table:style-name="ro1">
          <table:table-cell office:value-type="float" office:value="533.333333315" calcext:value-type="float">
            <text:p>533.33</text:p>
          </table:table-cell>
          <table:table-cell office:value-type="float" office:value="4.34169" calcext:value-type="float">
            <text:p>4.34169</text:p>
          </table:table-cell>
          <table:table-cell table:number-columns-repeated="4"/>
        </table:table-row>
        <table:table-row table:style-name="ro1">
          <table:table-cell office:value-type="float" office:value="536.666666648" calcext:value-type="float">
            <text:p>536.67</text:p>
          </table:table-cell>
          <table:table-cell office:value-type="float" office:value="4.17024" calcext:value-type="float">
            <text:p>4.17024</text:p>
          </table:table-cell>
          <table:table-cell table:number-columns-repeated="4"/>
        </table:table-row>
        <table:table-row table:style-name="ro1">
          <table:table-cell office:value-type="float" office:value="539.999999981" calcext:value-type="float">
            <text:p>540.00</text:p>
          </table:table-cell>
          <table:table-cell office:value-type="float" office:value="3.85619" calcext:value-type="float">
            <text:p>3.85619</text:p>
          </table:table-cell>
          <table:table-cell table:number-columns-repeated="4"/>
        </table:table-row>
        <table:table-row table:style-name="ro1">
          <table:table-cell office:value-type="float" office:value="543.333333314" calcext:value-type="float">
            <text:p>543.33</text:p>
          </table:table-cell>
          <table:table-cell office:value-type="float" office:value="3.45057" calcext:value-type="float">
            <text:p>3.45057</text:p>
          </table:table-cell>
          <table:table-cell table:number-columns-repeated="4"/>
        </table:table-row>
        <table:table-row table:style-name="ro1">
          <table:table-cell office:value-type="float" office:value="546.666666647" calcext:value-type="float">
            <text:p>546.67</text:p>
          </table:table-cell>
          <table:table-cell office:value-type="float" office:value="2.97975" calcext:value-type="float">
            <text:p>2.97975</text:p>
          </table:table-cell>
          <table:table-cell table:number-columns-repeated="4"/>
        </table:table-row>
        <table:table-row table:style-name="ro1">
          <table:table-cell office:value-type="float" office:value="549.99999998" calcext:value-type="float">
            <text:p>550.00</text:p>
          </table:table-cell>
          <table:table-cell office:value-type="float" office:value="2.47036" calcext:value-type="float">
            <text:p>2.47036</text:p>
          </table:table-cell>
          <table:table-cell table:number-columns-repeated="4"/>
        </table:table-row>
        <table:table-row table:style-name="ro1">
          <table:table-cell office:value-type="float" office:value="553.333333313" calcext:value-type="float">
            <text:p>553.33</text:p>
          </table:table-cell>
          <table:table-cell office:value-type="float" office:value="1.96934" calcext:value-type="float">
            <text:p>1.96934</text:p>
          </table:table-cell>
          <table:table-cell table:number-columns-repeated="4"/>
        </table:table-row>
        <table:table-row table:style-name="ro1">
          <table:table-cell office:value-type="float" office:value="556.666666646" calcext:value-type="float">
            <text:p>556.67</text:p>
          </table:table-cell>
          <table:table-cell office:value-type="float" office:value="1.51413" calcext:value-type="float">
            <text:p>1.51413</text:p>
          </table:table-cell>
          <table:table-cell table:number-columns-repeated="4"/>
        </table:table-row>
        <table:table-row table:style-name="ro1">
          <table:table-cell office:value-type="float" office:value="559.999999979" calcext:value-type="float">
            <text:p>560.00</text:p>
          </table:table-cell>
          <table:table-cell office:value-type="float" office:value="1.1226" calcext:value-type="float">
            <text:p>1.1226</text:p>
          </table:table-cell>
          <table:table-cell table:number-columns-repeated="4"/>
        </table:table-row>
        <table:table-row table:style-name="ro1">
          <table:table-cell office:value-type="float" office:value="563.333333312" calcext:value-type="float">
            <text:p>563.33</text:p>
          </table:table-cell>
          <table:table-cell office:value-type="float" office:value="0.805755" calcext:value-type="float">
            <text:p>0.805755</text:p>
          </table:table-cell>
          <table:table-cell table:number-columns-repeated="4"/>
        </table:table-row>
        <table:table-row table:style-name="ro1">
          <table:table-cell office:value-type="float" office:value="566.666666645" calcext:value-type="float">
            <text:p>566.67</text:p>
          </table:table-cell>
          <table:table-cell office:value-type="float" office:value="0.565621" calcext:value-type="float">
            <text:p>0.565621</text:p>
          </table:table-cell>
          <table:table-cell table:number-columns-repeated="4"/>
        </table:table-row>
        <table:table-row table:style-name="ro1">
          <table:table-cell office:value-type="float" office:value="569.999999978" calcext:value-type="float">
            <text:p>570.00</text:p>
          </table:table-cell>
          <table:table-cell office:value-type="float" office:value="0.39194" calcext:value-type="float">
            <text:p>0.39194</text:p>
          </table:table-cell>
          <table:table-cell table:number-columns-repeated="4"/>
        </table:table-row>
        <table:table-row table:style-name="ro1">
          <table:table-cell office:value-type="float" office:value="573.333333311" calcext:value-type="float">
            <text:p>573.33</text:p>
          </table:table-cell>
          <table:table-cell office:value-type="float" office:value="0.271702" calcext:value-type="float">
            <text:p>0.271702</text:p>
          </table:table-cell>
          <table:table-cell table:number-columns-repeated="4"/>
        </table:table-row>
        <table:table-row table:style-name="ro1">
          <table:table-cell office:value-type="float" office:value="576.666666644" calcext:value-type="float">
            <text:p>576.67</text:p>
          </table:table-cell>
          <table:table-cell office:value-type="float" office:value="0.19812" calcext:value-type="float">
            <text:p>0.19812</text:p>
          </table:table-cell>
          <table:table-cell table:number-columns-repeated="4"/>
        </table:table-row>
        <table:table-row table:style-name="ro1">
          <table:table-cell office:value-type="float" office:value="579.999999977" calcext:value-type="float">
            <text:p>580.00</text:p>
          </table:table-cell>
          <table:table-cell office:value-type="float" office:value="0.169304" calcext:value-type="float">
            <text:p>0.169304</text:p>
          </table:table-cell>
          <table:table-cell table:number-columns-repeated="4"/>
        </table:table-row>
        <table:table-row table:style-name="ro1">
          <table:table-cell office:value-type="float" office:value="583.33333331" calcext:value-type="float">
            <text:p>583.33</text:p>
          </table:table-cell>
          <table:table-cell office:value-type="float" office:value="0.191096" calcext:value-type="float">
            <text:p>0.191096</text:p>
          </table:table-cell>
          <table:table-cell table:number-columns-repeated="4"/>
        </table:table-row>
        <table:table-row table:style-name="ro1">
          <table:table-cell office:value-type="float" office:value="586.666666643" calcext:value-type="float">
            <text:p>586.67</text:p>
          </table:table-cell>
          <table:table-cell office:value-type="float" office:value="0.264245" calcext:value-type="float">
            <text:p>0.264245</text:p>
          </table:table-cell>
          <table:table-cell table:number-columns-repeated="4"/>
        </table:table-row>
        <table:table-row table:style-name="ro1">
          <table:table-cell office:value-type="float" office:value="589.999999976" calcext:value-type="float">
            <text:p>590.00</text:p>
          </table:table-cell>
          <table:table-cell office:value-type="float" office:value="0.378738" calcext:value-type="float">
            <text:p>0.378738</text:p>
          </table:table-cell>
          <table:table-cell table:number-columns-repeated="4"/>
        </table:table-row>
        <table:table-row table:style-name="ro1">
          <table:table-cell office:value-type="float" office:value="593.333333309" calcext:value-type="float">
            <text:p>593.33</text:p>
          </table:table-cell>
          <table:table-cell office:value-type="float" office:value="0.519462" calcext:value-type="float">
            <text:p>0.519462</text:p>
          </table:table-cell>
          <table:table-cell table:number-columns-repeated="4"/>
        </table:table-row>
        <table:table-row table:style-name="ro1">
          <table:table-cell office:value-type="float" office:value="596.666666642" calcext:value-type="float">
            <text:p>596.67</text:p>
          </table:table-cell>
          <table:table-cell office:value-type="float" office:value="0.675265" calcext:value-type="float">
            <text:p>0.675265</text:p>
          </table:table-cell>
          <table:table-cell table:number-columns-repeated="4"/>
        </table:table-row>
        <table:table-row table:style-name="ro1">
          <table:table-cell office:value-type="float" office:value="599.999999975" calcext:value-type="float">
            <text:p>600.00</text:p>
          </table:table-cell>
          <table:table-cell office:value-type="float" office:value="0.840437" calcext:value-type="float">
            <text:p>0.840437</text:p>
          </table:table-cell>
          <table:table-cell table:number-columns-repeated="4"/>
        </table:table-row>
        <table:table-row table:style-name="ro1">
          <table:table-cell office:value-type="float" office:value="603.333333308" calcext:value-type="float">
            <text:p>603.33</text:p>
          </table:table-cell>
          <table:table-cell office:value-type="float" office:value="1.08882" calcext:value-type="float">
            <text:p>1.08882</text:p>
          </table:table-cell>
          <table:table-cell table:number-columns-repeated="4"/>
        </table:table-row>
        <table:table-row table:style-name="ro1">
          <table:table-cell office:value-type="float" office:value="606.666666641" calcext:value-type="float">
            <text:p>606.67</text:p>
          </table:table-cell>
          <table:table-cell office:value-type="float" office:value="1.63146" calcext:value-type="float">
            <text:p>1.63146</text:p>
          </table:table-cell>
          <table:table-cell table:number-columns-repeated="4"/>
        </table:table-row>
        <table:table-row table:style-name="ro1">
          <table:table-cell office:value-type="float" office:value="609.999999974" calcext:value-type="float">
            <text:p>610.00</text:p>
          </table:table-cell>
          <table:table-cell office:value-type="float" office:value="2.47634" calcext:value-type="float">
            <text:p>2.47634</text:p>
          </table:table-cell>
          <table:table-cell table:number-columns-repeated="4"/>
        </table:table-row>
        <table:table-row table:style-name="ro1">
          <table:table-cell office:value-type="float" office:value="613.333333307" calcext:value-type="float">
            <text:p>613.33</text:p>
          </table:table-cell>
          <table:table-cell office:value-type="float" office:value="3.02653" calcext:value-type="float">
            <text:p>3.02653</text:p>
          </table:table-cell>
          <table:table-cell table:number-columns-repeated="4"/>
        </table:table-row>
        <table:table-row table:style-name="ro1">
          <table:table-cell office:value-type="float" office:value="616.66666664" calcext:value-type="float">
            <text:p>616.67</text:p>
          </table:table-cell>
          <table:table-cell office:value-type="float" office:value="2.73173" calcext:value-type="float">
            <text:p>2.73173</text:p>
          </table:table-cell>
          <table:table-cell table:number-columns-repeated="4"/>
        </table:table-row>
        <table:table-row table:style-name="ro1">
          <table:table-cell office:value-type="float" office:value="619.999999973" calcext:value-type="float">
            <text:p>620.00</text:p>
          </table:table-cell>
          <table:table-cell office:value-type="float" office:value="2.1239" calcext:value-type="float">
            <text:p>2.1239</text:p>
          </table:table-cell>
          <table:table-cell table:number-columns-repeated="4"/>
        </table:table-row>
        <table:table-row table:style-name="ro1">
          <table:table-cell office:value-type="float" office:value="623.333333306" calcext:value-type="float">
            <text:p>623.33</text:p>
          </table:table-cell>
          <table:table-cell office:value-type="float" office:value="2.33922" calcext:value-type="float">
            <text:p>2.33922</text:p>
          </table:table-cell>
          <table:table-cell table:number-columns-repeated="4"/>
        </table:table-row>
        <table:table-row table:style-name="ro1">
          <table:table-cell office:value-type="float" office:value="626.666666639" calcext:value-type="float">
            <text:p>626.67</text:p>
          </table:table-cell>
          <table:table-cell office:value-type="float" office:value="3.95418" calcext:value-type="float">
            <text:p>3.95418</text:p>
          </table:table-cell>
          <table:table-cell table:number-columns-repeated="4"/>
        </table:table-row>
        <table:table-row table:style-name="ro1">
          <table:table-cell office:value-type="float" office:value="629.999999972" calcext:value-type="float">
            <text:p>630.00</text:p>
          </table:table-cell>
          <table:table-cell office:value-type="float" office:value="6.42917" calcext:value-type="float">
            <text:p>6.42917</text:p>
          </table:table-cell>
          <table:table-cell table:number-columns-repeated="4"/>
        </table:table-row>
        <table:table-row table:style-name="ro1">
          <table:table-cell office:value-type="float" office:value="633.333333305" calcext:value-type="float">
            <text:p>633.33</text:p>
          </table:table-cell>
          <table:table-cell office:value-type="float" office:value="7.00083" calcext:value-type="float">
            <text:p>7.00083</text:p>
          </table:table-cell>
          <table:table-cell table:number-columns-repeated="4"/>
        </table:table-row>
        <table:table-row table:style-name="ro1">
          <table:table-cell office:value-type="float" office:value="636.666666638" calcext:value-type="float">
            <text:p>636.67</text:p>
          </table:table-cell>
          <table:table-cell office:value-type="float" office:value="5.00786" calcext:value-type="float">
            <text:p>5.00786</text:p>
          </table:table-cell>
          <table:table-cell table:number-columns-repeated="4"/>
        </table:table-row>
        <table:table-row table:style-name="ro1">
          <table:table-cell office:value-type="float" office:value="639.999999971" calcext:value-type="float">
            <text:p>640.00</text:p>
          </table:table-cell>
          <table:table-cell office:value-type="float" office:value="2.51059" calcext:value-type="float">
            <text:p>2.51059</text:p>
          </table:table-cell>
          <table:table-cell table:number-columns-repeated="4"/>
        </table:table-row>
        <table:table-row table:style-name="ro1">
          <table:table-cell office:value-type="float" office:value="643.333333304" calcext:value-type="float">
            <text:p>643.33</text:p>
          </table:table-cell>
          <table:table-cell office:value-type="float" office:value="1.33536" calcext:value-type="float">
            <text:p>1.33536</text:p>
          </table:table-cell>
          <table:table-cell table:number-columns-repeated="4"/>
        </table:table-row>
        <table:table-row table:style-name="ro1">
          <table:table-cell office:value-type="float" office:value="646.666666637" calcext:value-type="float">
            <text:p>646.67</text:p>
          </table:table-cell>
          <table:table-cell office:value-type="float" office:value="1.30106" calcext:value-type="float">
            <text:p>1.30106</text:p>
          </table:table-cell>
          <table:table-cell table:number-columns-repeated="4"/>
        </table:table-row>
        <table:table-row table:style-name="ro1">
          <table:table-cell office:value-type="float" office:value="649.99999997" calcext:value-type="float">
            <text:p>650.00</text:p>
          </table:table-cell>
          <table:table-cell office:value-type="float" office:value="1.22267" calcext:value-type="float">
            <text:p>1.22267</text:p>
          </table:table-cell>
          <table:table-cell table:number-columns-repeated="4"/>
        </table:table-row>
        <table:table-row table:style-name="ro1">
          <table:table-cell office:value-type="float" office:value="653.333333303" calcext:value-type="float">
            <text:p>653.33</text:p>
          </table:table-cell>
          <table:table-cell office:value-type="float" office:value="0.825699" calcext:value-type="float">
            <text:p>0.825699</text:p>
          </table:table-cell>
          <table:table-cell table:number-columns-repeated="4"/>
        </table:table-row>
        <table:table-row table:style-name="ro1">
          <table:table-cell office:value-type="float" office:value="656.666666636" calcext:value-type="float">
            <text:p>656.67</text:p>
          </table:table-cell>
          <table:table-cell office:value-type="float" office:value="0.513373" calcext:value-type="float">
            <text:p>0.513373</text:p>
          </table:table-cell>
          <table:table-cell table:number-columns-repeated="4"/>
        </table:table-row>
        <table:table-row table:style-name="ro1">
          <table:table-cell office:value-type="float" office:value="659.999999969" calcext:value-type="float">
            <text:p>660.00</text:p>
          </table:table-cell>
          <table:table-cell office:value-type="float" office:value="0.364378" calcext:value-type="float">
            <text:p>0.364378</text:p>
          </table:table-cell>
          <table:table-cell table:number-columns-repeated="4"/>
        </table:table-row>
        <table:table-row table:style-name="ro1">
          <table:table-cell office:value-type="float" office:value="663.333333302" calcext:value-type="float">
            <text:p>663.33</text:p>
          </table:table-cell>
          <table:table-cell office:value-type="float" office:value="0.286724" calcext:value-type="float">
            <text:p>0.286724</text:p>
          </table:table-cell>
          <table:table-cell table:number-columns-repeated="4"/>
        </table:table-row>
        <table:table-row table:style-name="ro1">
          <table:table-cell office:value-type="float" office:value="666.666666635" calcext:value-type="float">
            <text:p>666.67</text:p>
          </table:table-cell>
          <table:table-cell office:value-type="float" office:value="0.253223" calcext:value-type="float">
            <text:p>0.253223</text:p>
          </table:table-cell>
          <table:table-cell table:number-columns-repeated="4"/>
        </table:table-row>
        <table:table-row table:style-name="ro1">
          <table:table-cell office:value-type="float" office:value="669.999999968" calcext:value-type="float">
            <text:p>670.00</text:p>
          </table:table-cell>
          <table:table-cell office:value-type="float" office:value="0.23677" calcext:value-type="float">
            <text:p>0.23677</text:p>
          </table:table-cell>
          <table:table-cell table:number-columns-repeated="4"/>
        </table:table-row>
        <table:table-row table:style-name="ro1">
          <table:table-cell office:value-type="float" office:value="673.333333301" calcext:value-type="float">
            <text:p>673.33</text:p>
          </table:table-cell>
          <table:table-cell office:value-type="float" office:value="0.207006" calcext:value-type="float">
            <text:p>0.207006</text:p>
          </table:table-cell>
          <table:table-cell table:number-columns-repeated="4"/>
        </table:table-row>
        <table:table-row table:style-name="ro1">
          <table:table-cell office:value-type="float" office:value="676.666666634" calcext:value-type="float">
            <text:p>676.67</text:p>
          </table:table-cell>
          <table:table-cell office:value-type="float" office:value="0.167939" calcext:value-type="float">
            <text:p>0.167939</text:p>
          </table:table-cell>
          <table:table-cell table:number-columns-repeated="4"/>
        </table:table-row>
        <table:table-row table:style-name="ro1">
          <table:table-cell office:value-type="float" office:value="679.999999967" calcext:value-type="float">
            <text:p>680.00</text:p>
          </table:table-cell>
          <table:table-cell office:value-type="float" office:value="0.138105" calcext:value-type="float">
            <text:p>0.138105</text:p>
          </table:table-cell>
          <table:table-cell table:number-columns-repeated="4"/>
        </table:table-row>
        <table:table-row table:style-name="ro1">
          <table:table-cell office:value-type="float" office:value="683.3333333" calcext:value-type="float">
            <text:p>683.33</text:p>
          </table:table-cell>
          <table:table-cell office:value-type="float" office:value="0.118643" calcext:value-type="float">
            <text:p>0.118643</text:p>
          </table:table-cell>
          <table:table-cell table:number-columns-repeated="4"/>
        </table:table-row>
        <table:table-row table:style-name="ro1">
          <table:table-cell office:value-type="float" office:value="686.666666633" calcext:value-type="float">
            <text:p>686.67</text:p>
          </table:table-cell>
          <table:table-cell office:value-type="float" office:value="0.104758" calcext:value-type="float">
            <text:p>0.104758</text:p>
          </table:table-cell>
          <table:table-cell table:number-columns-repeated="4"/>
        </table:table-row>
        <table:table-row table:style-name="ro1">
          <table:table-cell office:value-type="float" office:value="689.999999966" calcext:value-type="float">
            <text:p>690.00</text:p>
          </table:table-cell>
          <table:table-cell office:value-type="float" office:value="0.0950874" calcext:value-type="float">
            <text:p>0.0950874</text:p>
          </table:table-cell>
          <table:table-cell table:number-columns-repeated="4"/>
        </table:table-row>
        <table:table-row table:style-name="ro1">
          <table:table-cell office:value-type="float" office:value="693.333333299" calcext:value-type="float">
            <text:p>693.33</text:p>
          </table:table-cell>
          <table:table-cell office:value-type="float" office:value="0.0877707" calcext:value-type="float">
            <text:p>0.0877707</text:p>
          </table:table-cell>
          <table:table-cell table:number-columns-repeated="4"/>
        </table:table-row>
        <table:table-row table:style-name="ro1">
          <table:table-cell office:value-type="float" office:value="696.666666632" calcext:value-type="float">
            <text:p>696.67</text:p>
          </table:table-cell>
          <table:table-cell office:value-type="float" office:value="0.0816877" calcext:value-type="float">
            <text:p>0.0816877</text:p>
          </table:table-cell>
          <table:table-cell table:number-columns-repeated="4"/>
        </table:table-row>
        <table:table-row table:style-name="ro1">
          <table:table-cell office:value-type="float" office:value="699.999999965" calcext:value-type="float">
            <text:p>700.00</text:p>
          </table:table-cell>
          <table:table-cell office:value-type="float" office:value="0.0745474" calcext:value-type="float">
            <text:p>0.0745474</text:p>
          </table:table-cell>
          <table:table-cell table:number-columns-repeated="4"/>
        </table:table-row>
        <table:table-row table:style-name="ro1">
          <table:table-cell office:value-type="float" office:value="703.333333298" calcext:value-type="float">
            <text:p>703.33</text:p>
          </table:table-cell>
          <table:table-cell office:value-type="float" office:value="0.0688769" calcext:value-type="float">
            <text:p>0.0688769</text:p>
          </table:table-cell>
          <table:table-cell table:number-columns-repeated="4"/>
        </table:table-row>
        <table:table-row table:style-name="ro1">
          <table:table-cell office:value-type="float" office:value="706.666666631" calcext:value-type="float">
            <text:p>706.67</text:p>
          </table:table-cell>
          <table:table-cell office:value-type="float" office:value="0.0646489" calcext:value-type="float">
            <text:p>0.0646489</text:p>
          </table:table-cell>
          <table:table-cell table:number-columns-repeated="4"/>
        </table:table-row>
        <table:table-row table:style-name="ro1">
          <table:table-cell office:value-type="float" office:value="709.999999964" calcext:value-type="float">
            <text:p>710.00</text:p>
          </table:table-cell>
          <table:table-cell office:value-type="float" office:value="0.0600887" calcext:value-type="float">
            <text:p>0.0600887</text:p>
          </table:table-cell>
          <table:table-cell table:number-columns-repeated="4"/>
        </table:table-row>
        <table:table-row table:style-name="ro1">
          <table:table-cell office:value-type="float" office:value="713.333333297" calcext:value-type="float">
            <text:p>713.33</text:p>
          </table:table-cell>
          <table:table-cell office:value-type="float" office:value="0.0583867" calcext:value-type="float">
            <text:p>0.0583867</text:p>
          </table:table-cell>
          <table:table-cell table:number-columns-repeated="4"/>
        </table:table-row>
        <table:table-row table:style-name="ro1">
          <table:table-cell office:value-type="float" office:value="716.66666663" calcext:value-type="float">
            <text:p>716.67</text:p>
          </table:table-cell>
          <table:table-cell office:value-type="float" office:value="0.0780614" calcext:value-type="float">
            <text:p>0.0780614</text:p>
          </table:table-cell>
          <table:table-cell table:number-columns-repeated="4"/>
        </table:table-row>
        <table:table-row table:style-name="ro1">
          <table:table-cell office:value-type="float" office:value="719.999999963" calcext:value-type="float">
            <text:p>720.00</text:p>
          </table:table-cell>
          <table:table-cell office:value-type="float" office:value="0.0901012" calcext:value-type="float">
            <text:p>0.0901012</text:p>
          </table:table-cell>
          <table:table-cell table:number-columns-repeated="4"/>
        </table:table-row>
        <table:table-row table:style-name="ro1">
          <table:table-cell office:value-type="float" office:value="723.333333296" calcext:value-type="float">
            <text:p>723.33</text:p>
          </table:table-cell>
          <table:table-cell office:value-type="float" office:value="0.0538147" calcext:value-type="float">
            <text:p>0.0538147</text:p>
          </table:table-cell>
          <table:table-cell table:number-columns-repeated="4"/>
        </table:table-row>
        <table:table-row table:style-name="ro1">
          <table:table-cell office:value-type="float" office:value="726.666666629" calcext:value-type="float">
            <text:p>726.67</text:p>
          </table:table-cell>
          <table:table-cell office:value-type="float" office:value="0.0462054" calcext:value-type="float">
            <text:p>0.0462054</text:p>
          </table:table-cell>
          <table:table-cell table:number-columns-repeated="4"/>
        </table:table-row>
        <table:table-row table:style-name="ro1">
          <table:table-cell office:value-type="float" office:value="729.999999962" calcext:value-type="float">
            <text:p>730.00</text:p>
          </table:table-cell>
          <table:table-cell office:value-type="float" office:value="0.0462108" calcext:value-type="float">
            <text:p>0.0462108</text:p>
          </table:table-cell>
          <table:table-cell table:number-columns-repeated="4"/>
        </table:table-row>
      </table:table>
      <table:table table:name="Summary" table:style-name="ta1">
        <table:shapes>
          <draw:frame draw:z-index="0" draw:style-name="gr1" draw:text-style-name="P1" svg:width="6.2937in" svg:height="6.0441in" svg:x="2.6665in" svg:y="0.3555in">
            <draw:object draw:notify-on-update-of-ranges="Red.B10:Red.B10 Red.B11:Red.B119 Red.A11:Red.A119 Green.B10:Green.B10 Green.B11:Green.B119 Green.A11:Green.A119 Blue.B10:Blue.B10 Blue.B11:Blue.B119 Blue.A11:Blue.A1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9P0"/>
    </number:currency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7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Belokopytov</meta:initial-creator>
    <meta:creation-date>2014-03-27T11:02:19.694934198</meta:creation-date>
    <dc:date>2023-11-29T17:21:40.826011727</dc:date>
    <meta:editing-duration>P1DT5H4M2S</meta:editing-duration>
    <meta:editing-cycles>247</meta:editing-cycles>
    <meta:generator>LibreOffice/7.3.7.2$Linux_X86_64 LibreOffice_project/30$Build-2</meta:generator>
    <dc:creator>Alexander Belokopytov</dc:creator>
    <meta:document-statistic meta:table-count="5" meta:cell-count="952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Arial" style:font-style-name="Regular" fo:font-size="18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400" chart:maximum="7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8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Regular"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Regular"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Regular" fo:font-size="18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15.353cm" xlink:href=".." xlink:type="simple" chart:class="chart:scatter" chart:style-name="ch1">
        <chart:title svg:x="7.006cm" svg:y="0.442cm" chart:style-name="ch2">
          <text:p>Green</text:p>
        </chart:title>
        <chart:plot-area chart:style-name="ch3" table:cell-range-address="Green.A11:Green.B119 Green.D9:Green.D9" chart:data-source-has-labels="row" svg:x="0.827cm" svg:y="1.371cm" svg:width="15.071cm" svg:height="13.01cm">
          <chart:coordinate-region svg:x="1.951cm" svg:y="1.729cm" svg:width="13.43cm" svg:height="11.688cm"/>
          <chart:axis chart:dimension="x" chart:name="primary-x" chart:style-name="ch4">
            <chart:title svg:x="5.853cm" svg:y="14.257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cm" svg:y="11.046cm" chart:style-name="ch8">
              <text:p>Spectral Power (A.U.)</text:p>
            </chart:title>
            <chart:grid chart:style-name="ch6" chart:class="major"/>
          </chart:axis>
          <chart:series chart:style-name="ch9" chart:values-cell-range-address="Green.B11:Green.B119" chart:label-cell-address="Green.D9:Green.D9" chart:class="chart:scatter">
            <chart:domain table:cell-range-address="Green.A11:Green.A119"/>
            <chart:data-point chart:repeated="1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Green.D9:Green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9.999999998">
                <text:p>369.999999998</text:p>
                <draw:g>
                  <svg:desc>Green.A11:Green.A119</svg:desc>
                </draw:g>
              </table:table-cell>
              <table:table-cell office:value-type="float" office:value="0.00942813">
                <text:p>0.00942813</text:p>
                <draw:g>
                  <svg:desc>Green.B11:Green.B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.333333331">
                <text:p>373.333333331</text:p>
              </table:table-cell>
              <table:table-cell office:value-type="float" office:value="0.00701893">
                <text:p>0.00701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666666664">
                <text:p>376.666666664</text:p>
              </table:table-cell>
              <table:table-cell office:value-type="float" office:value="0.00553348">
                <text:p>0.00553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9.999999997">
                <text:p>379.999999997</text:p>
              </table:table-cell>
              <table:table-cell office:value-type="float" office:value="0.00445223">
                <text:p>0.00445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3.33333333">
                <text:p>383.33333333</text:p>
              </table:table-cell>
              <table:table-cell office:value-type="float" office:value="0.00403743">
                <text:p>0.00403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6.666666663">
                <text:p>386.666666663</text:p>
              </table:table-cell>
              <table:table-cell office:value-type="float" office:value="0.00457708">
                <text:p>0.00457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.999999996">
                <text:p>389.999999996</text:p>
              </table:table-cell>
              <table:table-cell office:value-type="float" office:value="0.00454276">
                <text:p>0.00454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.333333329">
                <text:p>393.333333329</text:p>
              </table:table-cell>
              <table:table-cell office:value-type="float" office:value="0.00285221">
                <text:p>0.00285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6.666666662">
                <text:p>396.666666662</text:p>
              </table:table-cell>
              <table:table-cell office:value-type="float" office:value="0.00223484">
                <text:p>0.00223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.999999995">
                <text:p>399.999999995</text:p>
              </table:table-cell>
              <table:table-cell office:value-type="float" office:value="0.00260395">
                <text:p>0.00260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.333333328">
                <text:p>403.333333328</text:p>
              </table:table-cell>
              <table:table-cell office:value-type="float" office:value="0.00231395">
                <text:p>0.00231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.666666661">
                <text:p>406.666666661</text:p>
              </table:table-cell>
              <table:table-cell office:value-type="float" office:value="0.00220803">
                <text:p>0.00220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.999999994">
                <text:p>409.999999994</text:p>
              </table:table-cell>
              <table:table-cell office:value-type="float" office:value="0.00263512">
                <text:p>0.00263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.333333327">
                <text:p>413.333333327</text:p>
              </table:table-cell>
              <table:table-cell office:value-type="float" office:value="0.00322688">
                <text:p>0.00322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6.66666666">
                <text:p>416.66666666</text:p>
              </table:table-cell>
              <table:table-cell office:value-type="float" office:value="0.00312042">
                <text:p>0.00312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9.999999993">
                <text:p>419.999999993</text:p>
              </table:table-cell>
              <table:table-cell office:value-type="float" office:value="0.0032468">
                <text:p>0.00324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3.333333326">
                <text:p>423.333333326</text:p>
              </table:table-cell>
              <table:table-cell office:value-type="float" office:value="0.00328264">
                <text:p>0.00328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.666666659">
                <text:p>426.666666659</text:p>
              </table:table-cell>
              <table:table-cell office:value-type="float" office:value="0.00313479">
                <text:p>0.00313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.999999992">
                <text:p>429.999999992</text:p>
              </table:table-cell>
              <table:table-cell office:value-type="float" office:value="0.00366533">
                <text:p>0.00366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3.333333325">
                <text:p>433.333333325</text:p>
              </table:table-cell>
              <table:table-cell office:value-type="float" office:value="0.00460697">
                <text:p>0.00460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6.666666658">
                <text:p>436.666666658</text:p>
              </table:table-cell>
              <table:table-cell office:value-type="float" office:value="0.00646046">
                <text:p>0.006460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.999999991">
                <text:p>439.999999991</text:p>
              </table:table-cell>
              <table:table-cell office:value-type="float" office:value="0.00923021">
                <text:p>0.00923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3.333333324">
                <text:p>443.333333324</text:p>
              </table:table-cell>
              <table:table-cell office:value-type="float" office:value="0.0120036">
                <text:p>0.0120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.666666657">
                <text:p>446.666666657</text:p>
              </table:table-cell>
              <table:table-cell office:value-type="float" office:value="0.0153771">
                <text:p>0.0153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9.99999999">
                <text:p>449.99999999</text:p>
              </table:table-cell>
              <table:table-cell office:value-type="float" office:value="0.0175457">
                <text:p>0.0175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3.333333323">
                <text:p>453.333333323</text:p>
              </table:table-cell>
              <table:table-cell office:value-type="float" office:value="0.017003">
                <text:p>0.017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6.666666656">
                <text:p>456.666666656</text:p>
              </table:table-cell>
              <table:table-cell office:value-type="float" office:value="0.0144935">
                <text:p>0.0144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.999999989">
                <text:p>459.999999989</text:p>
              </table:table-cell>
              <table:table-cell office:value-type="float" office:value="0.0117965">
                <text:p>0.01179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3.333333322">
                <text:p>463.333333322</text:p>
              </table:table-cell>
              <table:table-cell office:value-type="float" office:value="0.0100718">
                <text:p>0.0100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.666666655">
                <text:p>466.666666655</text:p>
              </table:table-cell>
              <table:table-cell office:value-type="float" office:value="0.0090484">
                <text:p>0.0090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9.999999988">
                <text:p>469.999999988</text:p>
              </table:table-cell>
              <table:table-cell office:value-type="float" office:value="0.00762744">
                <text:p>0.00762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3.333333321">
                <text:p>473.333333321</text:p>
              </table:table-cell>
              <table:table-cell office:value-type="float" office:value="0.00661517">
                <text:p>0.00661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6.666666654">
                <text:p>476.666666654</text:p>
              </table:table-cell>
              <table:table-cell office:value-type="float" office:value="0.00723188">
                <text:p>0.00723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9.999999987">
                <text:p>479.999999987</text:p>
              </table:table-cell>
              <table:table-cell office:value-type="float" office:value="0.0124083">
                <text:p>0.0124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3.33333332">
                <text:p>483.33333332</text:p>
              </table:table-cell>
              <table:table-cell office:value-type="float" office:value="0.0291051">
                <text:p>0.0291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6.666666653">
                <text:p>486.666666653</text:p>
              </table:table-cell>
              <table:table-cell office:value-type="float" office:value="0.0637268">
                <text:p>0.0637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.999999986">
                <text:p>489.999999986</text:p>
              </table:table-cell>
              <table:table-cell office:value-type="float" office:value="0.119956">
                <text:p>0.1199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3.333333319">
                <text:p>493.333333319</text:p>
              </table:table-cell>
              <table:table-cell office:value-type="float" office:value="0.20165">
                <text:p>0.20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6.666666652">
                <text:p>496.666666652</text:p>
              </table:table-cell>
              <table:table-cell office:value-type="float" office:value="0.319179">
                <text:p>0.319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.999999985">
                <text:p>499.999999985</text:p>
              </table:table-cell>
              <table:table-cell office:value-type="float" office:value="0.493658">
                <text:p>0.493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3.333333318">
                <text:p>503.333333318</text:p>
              </table:table-cell>
              <table:table-cell office:value-type="float" office:value="0.739329">
                <text:p>0.739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6.666666651">
                <text:p>506.666666651</text:p>
              </table:table-cell>
              <table:table-cell office:value-type="float" office:value="1.06388">
                <text:p>1.063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9.999999984">
                <text:p>509.999999984</text:p>
              </table:table-cell>
              <table:table-cell office:value-type="float" office:value="1.4983">
                <text:p>1.49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3.333333317">
                <text:p>513.333333317</text:p>
              </table:table-cell>
              <table:table-cell office:value-type="float" office:value="2.03218">
                <text:p>2.03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6.66666665">
                <text:p>516.66666665</text:p>
              </table:table-cell>
              <table:table-cell office:value-type="float" office:value="2.55832">
                <text:p>2.558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9.999999983">
                <text:p>519.999999983</text:p>
              </table:table-cell>
              <table:table-cell office:value-type="float" office:value="3.03352">
                <text:p>3.03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3.333333316">
                <text:p>523.333333316</text:p>
              </table:table-cell>
              <table:table-cell office:value-type="float" office:value="3.49138">
                <text:p>3.49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6.666666649">
                <text:p>526.666666649</text:p>
              </table:table-cell>
              <table:table-cell office:value-type="float" office:value="3.87436">
                <text:p>3.874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9.999999982">
                <text:p>529.999999982</text:p>
              </table:table-cell>
              <table:table-cell office:value-type="float" office:value="4.09326">
                <text:p>4.093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3.333333315">
                <text:p>533.333333315</text:p>
              </table:table-cell>
              <table:table-cell office:value-type="float" office:value="4.13152">
                <text:p>4.13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6.666666648">
                <text:p>536.666666648</text:p>
              </table:table-cell>
              <table:table-cell office:value-type="float" office:value="3.99448">
                <text:p>3.99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9.999999981">
                <text:p>539.999999981</text:p>
              </table:table-cell>
              <table:table-cell office:value-type="float" office:value="3.71025">
                <text:p>3.71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3.333333314">
                <text:p>543.333333314</text:p>
              </table:table-cell>
              <table:table-cell office:value-type="float" office:value="3.33003">
                <text:p>3.33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6.666666647">
                <text:p>546.666666647</text:p>
              </table:table-cell>
              <table:table-cell office:value-type="float" office:value="2.8863">
                <text:p>2.88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9.99999998">
                <text:p>549.99999998</text:p>
              </table:table-cell>
              <table:table-cell office:value-type="float" office:value="2.40395">
                <text:p>2.40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.333333313">
                <text:p>553.333333313</text:p>
              </table:table-cell>
              <table:table-cell office:value-type="float" office:value="1.92448">
                <text:p>1.92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.666666646">
                <text:p>556.666666646</text:p>
              </table:table-cell>
              <table:table-cell office:value-type="float" office:value="1.48337">
                <text:p>1.483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9.999999979">
                <text:p>559.999999979</text:p>
              </table:table-cell>
              <table:table-cell office:value-type="float" office:value="1.09961">
                <text:p>1.099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3.333333312">
                <text:p>563.333333312</text:p>
              </table:table-cell>
              <table:table-cell office:value-type="float" office:value="0.787749">
                <text:p>0.7877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6.666666645">
                <text:p>566.666666645</text:p>
              </table:table-cell>
              <table:table-cell office:value-type="float" office:value="0.551291">
                <text:p>0.551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9.999999978">
                <text:p>569.999999978</text:p>
              </table:table-cell>
              <table:table-cell office:value-type="float" office:value="0.380208">
                <text:p>0.380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.333333311">
                <text:p>573.333333311</text:p>
              </table:table-cell>
              <table:table-cell office:value-type="float" office:value="0.259481">
                <text:p>0.2594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6.666666644">
                <text:p>576.666666644</text:p>
              </table:table-cell>
              <table:table-cell office:value-type="float" office:value="0.177744">
                <text:p>0.177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9.999999977">
                <text:p>579.999999977</text:p>
              </table:table-cell>
              <table:table-cell office:value-type="float" office:value="0.123505">
                <text:p>0.1235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3.33333331">
                <text:p>583.33333331</text:p>
              </table:table-cell>
              <table:table-cell office:value-type="float" office:value="0.0886485">
                <text:p>0.08864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6.666666643">
                <text:p>586.666666643</text:p>
              </table:table-cell>
              <table:table-cell office:value-type="float" office:value="0.0654701">
                <text:p>0.06547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9.999999976">
                <text:p>589.999999976</text:p>
              </table:table-cell>
              <table:table-cell office:value-type="float" office:value="0.049229">
                <text:p>0.0492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.333333309">
                <text:p>593.333333309</text:p>
              </table:table-cell>
              <table:table-cell office:value-type="float" office:value="0.0362051">
                <text:p>0.0362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6.666666642">
                <text:p>596.666666642</text:p>
              </table:table-cell>
              <table:table-cell office:value-type="float" office:value="0.0286847">
                <text:p>0.0286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.999999975">
                <text:p>599.999999975</text:p>
              </table:table-cell>
              <table:table-cell office:value-type="float" office:value="0.0232612">
                <text:p>0.02326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3.333333308">
                <text:p>603.333333308</text:p>
              </table:table-cell>
              <table:table-cell office:value-type="float" office:value="0.0194153">
                <text:p>0.0194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6.666666641">
                <text:p>606.666666641</text:p>
              </table:table-cell>
              <table:table-cell office:value-type="float" office:value="0.0199973">
                <text:p>0.01999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9.999999974">
                <text:p>609.999999974</text:p>
              </table:table-cell>
              <table:table-cell office:value-type="float" office:value="0.0235594">
                <text:p>0.02355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3.333333307">
                <text:p>613.333333307</text:p>
              </table:table-cell>
              <table:table-cell office:value-type="float" office:value="0.0260162">
                <text:p>0.0260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6.66666664">
                <text:p>616.66666664</text:p>
              </table:table-cell>
              <table:table-cell office:value-type="float" office:value="0.0226253">
                <text:p>0.02262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9.999999973">
                <text:p>619.999999973</text:p>
              </table:table-cell>
              <table:table-cell office:value-type="float" office:value="0.0176332">
                <text:p>0.0176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3.333333306">
                <text:p>623.333333306</text:p>
              </table:table-cell>
              <table:table-cell office:value-type="float" office:value="0.018294">
                <text:p>0.0182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6.666666639">
                <text:p>626.666666639</text:p>
              </table:table-cell>
              <table:table-cell office:value-type="float" office:value="0.027234">
                <text:p>0.027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9.999999972">
                <text:p>629.999999972</text:p>
              </table:table-cell>
              <table:table-cell office:value-type="float" office:value="0.0409483">
                <text:p>0.04094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3.333333305">
                <text:p>633.333333305</text:p>
              </table:table-cell>
              <table:table-cell office:value-type="float" office:value="0.0440152">
                <text:p>0.04401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6.666666638">
                <text:p>636.666666638</text:p>
              </table:table-cell>
              <table:table-cell office:value-type="float" office:value="0.033364">
                <text:p>0.0333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9.999999971">
                <text:p>639.999999971</text:p>
              </table:table-cell>
              <table:table-cell office:value-type="float" office:value="0.0201874">
                <text:p>0.02018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3.333333304">
                <text:p>643.333333304</text:p>
              </table:table-cell>
              <table:table-cell office:value-type="float" office:value="0.0140331">
                <text:p>0.01403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6.666666637">
                <text:p>646.666666637</text:p>
              </table:table-cell>
              <table:table-cell office:value-type="float" office:value="0.0151334">
                <text:p>0.01513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9.99999997">
                <text:p>649.99999997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3.333333303">
                <text:p>653.333333303</text:p>
              </table:table-cell>
              <table:table-cell office:value-type="float" office:value="0.01321">
                <text:p>0.01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6.666666636">
                <text:p>656.666666636</text:p>
              </table:table-cell>
              <table:table-cell office:value-type="float" office:value="0.0101109">
                <text:p>0.0101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9.999999969">
                <text:p>659.999999969</text:p>
              </table:table-cell>
              <table:table-cell office:value-type="float" office:value="0.00873723">
                <text:p>0.008737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3.333333302">
                <text:p>663.333333302</text:p>
              </table:table-cell>
              <table:table-cell office:value-type="float" office:value="0.00848516">
                <text:p>0.00848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6.666666635">
                <text:p>666.666666635</text:p>
              </table:table-cell>
              <table:table-cell office:value-type="float" office:value="0.0103677">
                <text:p>0.0103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9.999999968">
                <text:p>669.999999968</text:p>
              </table:table-cell>
              <table:table-cell office:value-type="float" office:value="0.0091107">
                <text:p>0.0091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3.333333301">
                <text:p>673.333333301</text:p>
              </table:table-cell>
              <table:table-cell office:value-type="float" office:value="0.00817107">
                <text:p>0.00817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6.666666634">
                <text:p>676.666666634</text:p>
              </table:table-cell>
              <table:table-cell office:value-type="float" office:value="0.00879521">
                <text:p>0.008795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9.999999967">
                <text:p>679.999999967</text:p>
              </table:table-cell>
              <table:table-cell office:value-type="float" office:value="0.0083871">
                <text:p>0.00838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0.0078538">
                <text:p>0.00785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6.666666633">
                <text:p>686.666666633</text:p>
              </table:table-cell>
              <table:table-cell office:value-type="float" office:value="0.00868736">
                <text:p>0.00868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9.999999966">
                <text:p>689.999999966</text:p>
              </table:table-cell>
              <table:table-cell office:value-type="float" office:value="0.00792022">
                <text:p>0.00792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3.333333299">
                <text:p>693.333333299</text:p>
              </table:table-cell>
              <table:table-cell office:value-type="float" office:value="0.00862148">
                <text:p>0.00862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6.666666632">
                <text:p>696.666666632</text:p>
              </table:table-cell>
              <table:table-cell office:value-type="float" office:value="0.00936649">
                <text:p>0.009366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9.999999965">
                <text:p>699.999999965</text:p>
              </table:table-cell>
              <table:table-cell office:value-type="float" office:value="0.00654134">
                <text:p>0.006541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3.333333298">
                <text:p>703.333333298</text:p>
              </table:table-cell>
              <table:table-cell office:value-type="float" office:value="0.00711205">
                <text:p>0.007112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6.666666631">
                <text:p>706.666666631</text:p>
              </table:table-cell>
              <table:table-cell office:value-type="float" office:value="0.00749887">
                <text:p>0.007498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9.999999964">
                <text:p>709.999999964</text:p>
              </table:table-cell>
              <table:table-cell office:value-type="float" office:value="0.00779744">
                <text:p>0.007797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3.333333297">
                <text:p>713.333333297</text:p>
              </table:table-cell>
              <table:table-cell office:value-type="float" office:value="0.00883848">
                <text:p>0.008838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6.66666663">
                <text:p>716.66666663</text:p>
              </table:table-cell>
              <table:table-cell office:value-type="float" office:value="0.0103794">
                <text:p>0.01037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9.999999963">
                <text:p>719.999999963</text:p>
              </table:table-cell>
              <table:table-cell office:value-type="float" office:value="0.0100721">
                <text:p>0.01007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3.333333296">
                <text:p>723.333333296</text:p>
              </table:table-cell>
              <table:table-cell office:value-type="float" office:value="0.00981208">
                <text:p>0.009812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6.666666629">
                <text:p>726.666666629</text:p>
              </table:table-cell>
              <table:table-cell office:value-type="float" office:value="0.0129812">
                <text:p>0.01298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9.999999962">
                <text:p>729.999999962</text:p>
              </table:table-cell>
              <table:table-cell office:value-type="float" office:value="0.015101">
                <text:p>0.015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Arial" style:font-style-name="Regular" fo:font-size="18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400" chart:maximum="7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8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Regular"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Regular"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Regular" fo:font-size="18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15.353cm" xlink:href=".." xlink:type="simple" chart:class="chart:scatter" chart:style-name="ch1">
        <chart:title svg:x="7.31cm" svg:y="0.442cm" chart:style-name="ch2">
          <text:p>Red</text:p>
        </chart:title>
        <chart:plot-area chart:style-name="ch3" table:cell-range-address="Red.A11:Red.B119 Red.D9:Red.D9" chart:data-source-has-labels="row" svg:x="1.356cm" svg:y="1.371cm" svg:width="14.542cm" svg:height="13.01cm">
          <chart:coordinate-region svg:x="1.951cm" svg:y="1.729cm" svg:width="13.43cm" svg:height="11.688cm"/>
          <chart:axis chart:dimension="x" chart:name="primary-x" chart:style-name="ch4">
            <chart:title svg:x="6.118cm" svg:y="14.257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cm" svg:y="11.046cm" chart:style-name="ch8">
              <text:p>Spectral Power (A.U.)</text:p>
            </chart:title>
            <chart:grid chart:style-name="ch6" chart:class="major"/>
          </chart:axis>
          <chart:series chart:style-name="ch9" chart:values-cell-range-address="Red.B11:Red.B119" chart:label-cell-address="Red.D9:Red.D9" chart:class="chart:scatter">
            <chart:domain table:cell-range-address="Red.A11:Red.A119"/>
            <chart:data-point chart:repeated="1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Red.D9:Red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9.999999998">
                <text:p>369.999999998</text:p>
                <draw:g>
                  <svg:desc>Red.A11:Red.A119</svg:desc>
                </draw:g>
              </table:table-cell>
              <table:table-cell office:value-type="float" office:value="0.00555746">
                <text:p>0.00555746</text:p>
                <draw:g>
                  <svg:desc>Red.B11:Red.B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.333333331">
                <text:p>373.333333331</text:p>
              </table:table-cell>
              <table:table-cell office:value-type="float" office:value="0.0039531">
                <text:p>0.0039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666666664">
                <text:p>376.666666664</text:p>
              </table:table-cell>
              <table:table-cell office:value-type="float" office:value="0.00299249">
                <text:p>0.00299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9.999999997">
                <text:p>379.999999997</text:p>
              </table:table-cell>
              <table:table-cell office:value-type="float" office:value="0.00273477">
                <text:p>0.00273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3.33333333">
                <text:p>383.33333333</text:p>
              </table:table-cell>
              <table:table-cell office:value-type="float" office:value="0.00305246">
                <text:p>0.00305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6.666666663">
                <text:p>386.666666663</text:p>
              </table:table-cell>
              <table:table-cell office:value-type="float" office:value="0.00332891">
                <text:p>0.00332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.999999996">
                <text:p>389.999999996</text:p>
              </table:table-cell>
              <table:table-cell office:value-type="float" office:value="0.00379264">
                <text:p>0.00379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.333333329">
                <text:p>393.333333329</text:p>
              </table:table-cell>
              <table:table-cell office:value-type="float" office:value="0.00214551">
                <text:p>0.00214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6.666666662">
                <text:p>396.666666662</text:p>
              </table:table-cell>
              <table:table-cell office:value-type="float" office:value="0.00114336">
                <text:p>0.00114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.999999995">
                <text:p>399.999999995</text:p>
              </table:table-cell>
              <table:table-cell office:value-type="float" office:value="0.0009661">
                <text:p>0.00096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.333333328">
                <text:p>403.333333328</text:p>
              </table:table-cell>
              <table:table-cell office:value-type="float" office:value="0.000776367">
                <text:p>0.000776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.666666661">
                <text:p>406.666666661</text:p>
              </table:table-cell>
              <table:table-cell office:value-type="float" office:value="0.00151843">
                <text:p>0.00151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.999999994">
                <text:p>409.999999994</text:p>
              </table:table-cell>
              <table:table-cell office:value-type="float" office:value="0.00192655">
                <text:p>0.00192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.333333327">
                <text:p>413.333333327</text:p>
              </table:table-cell>
              <table:table-cell office:value-type="float" office:value="0.00183276">
                <text:p>0.00183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6.66666666">
                <text:p>416.66666666</text:p>
              </table:table-cell>
              <table:table-cell office:value-type="float" office:value="0.00181113">
                <text:p>0.00181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9.999999993">
                <text:p>419.999999993</text:p>
              </table:table-cell>
              <table:table-cell office:value-type="float" office:value="0.00229884">
                <text:p>0.002298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3.333333326">
                <text:p>423.333333326</text:p>
              </table:table-cell>
              <table:table-cell office:value-type="float" office:value="0.00257094">
                <text:p>0.00257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.666666659">
                <text:p>426.666666659</text:p>
              </table:table-cell>
              <table:table-cell office:value-type="float" office:value="0.00313219">
                <text:p>0.00313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.999999992">
                <text:p>429.999999992</text:p>
              </table:table-cell>
              <table:table-cell office:value-type="float" office:value="0.00389032">
                <text:p>0.00389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3.333333325">
                <text:p>433.333333325</text:p>
              </table:table-cell>
              <table:table-cell office:value-type="float" office:value="0.00493444">
                <text:p>0.00493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6.666666658">
                <text:p>436.666666658</text:p>
              </table:table-cell>
              <table:table-cell office:value-type="float" office:value="0.00721211">
                <text:p>0.00721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.999999991">
                <text:p>439.999999991</text:p>
              </table:table-cell>
              <table:table-cell office:value-type="float" office:value="0.0104281">
                <text:p>0.0104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3.333333324">
                <text:p>443.333333324</text:p>
              </table:table-cell>
              <table:table-cell office:value-type="float" office:value="0.0139625">
                <text:p>0.0139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.666666657">
                <text:p>446.666666657</text:p>
              </table:table-cell>
              <table:table-cell office:value-type="float" office:value="0.0173239">
                <text:p>0.0173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9.99999999">
                <text:p>449.99999999</text:p>
              </table:table-cell>
              <table:table-cell office:value-type="float" office:value="0.0188544">
                <text:p>0.0188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3.333333323">
                <text:p>453.333333323</text:p>
              </table:table-cell>
              <table:table-cell office:value-type="float" office:value="0.0175074">
                <text:p>0.01750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6.666666656">
                <text:p>456.666666656</text:p>
              </table:table-cell>
              <table:table-cell office:value-type="float" office:value="0.0139875">
                <text:p>0.0139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.999999989">
                <text:p>459.999999989</text:p>
              </table:table-cell>
              <table:table-cell office:value-type="float" office:value="0.0101967">
                <text:p>0.01019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3.333333322">
                <text:p>463.333333322</text:p>
              </table:table-cell>
              <table:table-cell office:value-type="float" office:value="0.00784978">
                <text:p>0.00784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.666666655">
                <text:p>466.666666655</text:p>
              </table:table-cell>
              <table:table-cell office:value-type="float" office:value="0.00613747">
                <text:p>0.006137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9.999999988">
                <text:p>469.999999988</text:p>
              </table:table-cell>
              <table:table-cell office:value-type="float" office:value="0.00454836">
                <text:p>0.00454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3.333333321">
                <text:p>473.333333321</text:p>
              </table:table-cell>
              <table:table-cell office:value-type="float" office:value="0.00317016">
                <text:p>0.00317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6.666666654">
                <text:p>476.666666654</text:p>
              </table:table-cell>
              <table:table-cell office:value-type="float" office:value="0.00200927">
                <text:p>0.002009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9.999999987">
                <text:p>479.999999987</text:p>
              </table:table-cell>
              <table:table-cell office:value-type="float" office:value="0.00160555">
                <text:p>0.00160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3.33333332">
                <text:p>483.33333332</text:p>
              </table:table-cell>
              <table:table-cell office:value-type="float" office:value="0.00167799">
                <text:p>0.00167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6.666666653">
                <text:p>486.666666653</text:p>
              </table:table-cell>
              <table:table-cell office:value-type="float" office:value="0.00154886">
                <text:p>0.00154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.999999986">
                <text:p>489.999999986</text:p>
              </table:table-cell>
              <table:table-cell office:value-type="float" office:value="0.00143445">
                <text:p>0.001434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3.333333319">
                <text:p>493.333333319</text:p>
              </table:table-cell>
              <table:table-cell office:value-type="float" office:value="0.00168106">
                <text:p>0.00168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6.666666652">
                <text:p>496.666666652</text:p>
              </table:table-cell>
              <table:table-cell office:value-type="float" office:value="0.00206448">
                <text:p>0.00206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.999999985">
                <text:p>499.999999985</text:p>
              </table:table-cell>
              <table:table-cell office:value-type="float" office:value="0.00254225">
                <text:p>0.00254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3.333333318">
                <text:p>503.333333318</text:p>
              </table:table-cell>
              <table:table-cell office:value-type="float" office:value="0.00284733">
                <text:p>0.00284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6.666666651">
                <text:p>506.666666651</text:p>
              </table:table-cell>
              <table:table-cell office:value-type="float" office:value="0.00324768">
                <text:p>0.00324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9.999999984">
                <text:p>509.999999984</text:p>
              </table:table-cell>
              <table:table-cell office:value-type="float" office:value="0.00423458">
                <text:p>0.00423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3.333333317">
                <text:p>513.333333317</text:p>
              </table:table-cell>
              <table:table-cell office:value-type="float" office:value="0.00535755">
                <text:p>0.00535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6.66666665">
                <text:p>516.66666665</text:p>
              </table:table-cell>
              <table:table-cell office:value-type="float" office:value="0.00589731">
                <text:p>0.00589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9.999999983">
                <text:p>519.999999983</text:p>
              </table:table-cell>
              <table:table-cell office:value-type="float" office:value="0.006206">
                <text:p>0.0062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3.333333316">
                <text:p>523.333333316</text:p>
              </table:table-cell>
              <table:table-cell office:value-type="float" office:value="0.00706975">
                <text:p>0.00706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6.666666649">
                <text:p>526.666666649</text:p>
              </table:table-cell>
              <table:table-cell office:value-type="float" office:value="0.00757006">
                <text:p>0.00757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9.999999982">
                <text:p>529.999999982</text:p>
              </table:table-cell>
              <table:table-cell office:value-type="float" office:value="0.00740649">
                <text:p>0.007406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3.333333315">
                <text:p>533.333333315</text:p>
              </table:table-cell>
              <table:table-cell office:value-type="float" office:value="0.00734806">
                <text:p>0.007348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6.666666648">
                <text:p>536.666666648</text:p>
              </table:table-cell>
              <table:table-cell office:value-type="float" office:value="0.00724211">
                <text:p>0.007242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9.999999981">
                <text:p>539.999999981</text:p>
              </table:table-cell>
              <table:table-cell office:value-type="float" office:value="0.00663645">
                <text:p>0.006636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3.333333314">
                <text:p>543.333333314</text:p>
              </table:table-cell>
              <table:table-cell office:value-type="float" office:value="0.00624683">
                <text:p>0.006246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6.666666647">
                <text:p>546.666666647</text:p>
              </table:table-cell>
              <table:table-cell office:value-type="float" office:value="0.0055812">
                <text:p>0.0055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9.99999998">
                <text:p>549.99999998</text:p>
              </table:table-cell>
              <table:table-cell office:value-type="float" office:value="0.0052612">
                <text:p>0.00526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.333333313">
                <text:p>553.333333313</text:p>
              </table:table-cell>
              <table:table-cell office:value-type="float" office:value="0.00478763">
                <text:p>0.004787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.666666646">
                <text:p>556.666666646</text:p>
              </table:table-cell>
              <table:table-cell office:value-type="float" office:value="0.00408806">
                <text:p>0.00408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9.999999979">
                <text:p>559.999999979</text:p>
              </table:table-cell>
              <table:table-cell office:value-type="float" office:value="0.0036015">
                <text:p>0.00360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3.333333312">
                <text:p>563.333333312</text:p>
              </table:table-cell>
              <table:table-cell office:value-type="float" office:value="0.00359384">
                <text:p>0.00359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6.666666645">
                <text:p>566.666666645</text:p>
              </table:table-cell>
              <table:table-cell office:value-type="float" office:value="0.00352341">
                <text:p>0.003523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9.999999978">
                <text:p>569.999999978</text:p>
              </table:table-cell>
              <table:table-cell office:value-type="float" office:value="0.00404461">
                <text:p>0.004044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.333333311">
                <text:p>573.333333311</text:p>
              </table:table-cell>
              <table:table-cell office:value-type="float" office:value="0.00700111">
                <text:p>0.00700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6.666666644">
                <text:p>576.666666644</text:p>
              </table:table-cell>
              <table:table-cell office:value-type="float" office:value="0.0171089">
                <text:p>0.01710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9.999999977">
                <text:p>579.999999977</text:p>
              </table:table-cell>
              <table:table-cell office:value-type="float" office:value="0.0424423">
                <text:p>0.04244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3.33333331">
                <text:p>583.33333331</text:p>
              </table:table-cell>
              <table:table-cell office:value-type="float" office:value="0.0971798">
                <text:p>0.0971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6.666666643">
                <text:p>586.666666643</text:p>
              </table:table-cell>
              <table:table-cell office:value-type="float" office:value="0.190844">
                <text:p>0.1908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9.999999976">
                <text:p>589.999999976</text:p>
              </table:table-cell>
              <table:table-cell office:value-type="float" office:value="0.319049">
                <text:p>0.3190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.333333309">
                <text:p>593.333333309</text:p>
              </table:table-cell>
              <table:table-cell office:value-type="float" office:value="0.470576">
                <text:p>0.470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6.666666642">
                <text:p>596.666666642</text:p>
              </table:table-cell>
              <table:table-cell office:value-type="float" office:value="0.638538">
                <text:p>0.638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.999999975">
                <text:p>599.999999975</text:p>
              </table:table-cell>
              <table:table-cell office:value-type="float" office:value="0.810915">
                <text:p>0.810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3.333333308">
                <text:p>603.333333308</text:p>
              </table:table-cell>
              <table:table-cell office:value-type="float" office:value="1.05583">
                <text:p>1.055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6.666666641">
                <text:p>606.666666641</text:p>
              </table:table-cell>
              <table:table-cell office:value-type="float" office:value="1.5803">
                <text:p>1.58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9.999999974">
                <text:p>609.999999974</text:p>
              </table:table-cell>
              <table:table-cell office:value-type="float" office:value="2.39769">
                <text:p>2.39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3.333333307">
                <text:p>613.333333307</text:p>
              </table:table-cell>
              <table:table-cell office:value-type="float" office:value="2.94776">
                <text:p>2.947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6.66666664">
                <text:p>616.66666664</text:p>
              </table:table-cell>
              <table:table-cell office:value-type="float" office:value="2.67963">
                <text:p>2.67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9.999999973">
                <text:p>619.999999973</text:p>
              </table:table-cell>
              <table:table-cell office:value-type="float" office:value="2.08525">
                <text:p>2.08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3.333333306">
                <text:p>623.333333306</text:p>
              </table:table-cell>
              <table:table-cell office:value-type="float" office:value="2.28671">
                <text:p>2.286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6.666666639">
                <text:p>626.666666639</text:p>
              </table:table-cell>
              <table:table-cell office:value-type="float" office:value="3.86596">
                <text:p>3.865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9.999999972">
                <text:p>629.999999972</text:p>
              </table:table-cell>
              <table:table-cell office:value-type="float" office:value="6.29612">
                <text:p>6.29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3.333333305">
                <text:p>633.333333305</text:p>
              </table:table-cell>
              <table:table-cell office:value-type="float" office:value="6.88159">
                <text:p>6.88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6.666666638">
                <text:p>636.666666638</text:p>
              </table:table-cell>
              <table:table-cell office:value-type="float" office:value="4.95516">
                <text:p>4.955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9.999999971">
                <text:p>639.999999971</text:p>
              </table:table-cell>
              <table:table-cell office:value-type="float" office:value="2.48808">
                <text:p>2.488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3.333333304">
                <text:p>643.333333304</text:p>
              </table:table-cell>
              <table:table-cell office:value-type="float" office:value="1.30678">
                <text:p>1.30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6.666666637">
                <text:p>646.666666637</text:p>
              </table:table-cell>
              <table:table-cell office:value-type="float" office:value="1.26694">
                <text:p>1.266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9.99999997">
                <text:p>649.99999997</text:p>
              </table:table-cell>
              <table:table-cell office:value-type="float" office:value="1.19494">
                <text:p>1.19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3.333333303">
                <text:p>653.333333303</text:p>
              </table:table-cell>
              <table:table-cell office:value-type="float" office:value="0.80492">
                <text:p>0.804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6.666666636">
                <text:p>656.666666636</text:p>
              </table:table-cell>
              <table:table-cell office:value-type="float" office:value="0.49405">
                <text:p>0.494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9.999999969">
                <text:p>659.999999969</text:p>
              </table:table-cell>
              <table:table-cell office:value-type="float" office:value="0.342625">
                <text:p>0.342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3.333333302">
                <text:p>663.333333302</text:p>
              </table:table-cell>
              <table:table-cell office:value-type="float" office:value="0.263099">
                <text:p>0.2630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6.666666635">
                <text:p>666.666666635</text:p>
              </table:table-cell>
              <table:table-cell office:value-type="float" office:value="0.229649">
                <text:p>0.229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9.999999968">
                <text:p>669.999999968</text:p>
              </table:table-cell>
              <table:table-cell office:value-type="float" office:value="0.214878">
                <text:p>0.2148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3.333333301">
                <text:p>673.333333301</text:p>
              </table:table-cell>
              <table:table-cell office:value-type="float" office:value="0.189021">
                <text:p>0.189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6.666666634">
                <text:p>676.666666634</text:p>
              </table:table-cell>
              <table:table-cell office:value-type="float" office:value="0.153369">
                <text:p>0.153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9.999999967">
                <text:p>679.999999967</text:p>
              </table:table-cell>
              <table:table-cell office:value-type="float" office:value="0.125718">
                <text:p>0.1257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0.108047">
                <text:p>0.108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6.666666633">
                <text:p>686.666666633</text:p>
              </table:table-cell>
              <table:table-cell office:value-type="float" office:value="0.0964812">
                <text:p>0.09648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9.999999966">
                <text:p>689.999999966</text:p>
              </table:table-cell>
              <table:table-cell office:value-type="float" office:value="0.0866544">
                <text:p>0.08665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3.333333299">
                <text:p>693.333333299</text:p>
              </table:table-cell>
              <table:table-cell office:value-type="float" office:value="0.0800869">
                <text:p>0.0800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6.666666632">
                <text:p>696.666666632</text:p>
              </table:table-cell>
              <table:table-cell office:value-type="float" office:value="0.0748848">
                <text:p>0.07488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9.999999965">
                <text:p>699.999999965</text:p>
              </table:table-cell>
              <table:table-cell office:value-type="float" office:value="0.0674754">
                <text:p>0.06747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3.333333298">
                <text:p>703.333333298</text:p>
              </table:table-cell>
              <table:table-cell office:value-type="float" office:value="0.0606875">
                <text:p>0.0606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6.666666631">
                <text:p>706.666666631</text:p>
              </table:table-cell>
              <table:table-cell office:value-type="float" office:value="0.0538619">
                <text:p>0.05386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9.999999964">
                <text:p>709.999999964</text:p>
              </table:table-cell>
              <table:table-cell office:value-type="float" office:value="0.0494299">
                <text:p>0.0494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3.333333297">
                <text:p>713.333333297</text:p>
              </table:table-cell>
              <table:table-cell office:value-type="float" office:value="0.0467838">
                <text:p>0.04678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6.66666663">
                <text:p>716.66666663</text:p>
              </table:table-cell>
              <table:table-cell office:value-type="float" office:value="0.0697583">
                <text:p>0.06975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9.999999963">
                <text:p>719.999999963</text:p>
              </table:table-cell>
              <table:table-cell office:value-type="float" office:value="0.0840644">
                <text:p>0.08406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3.333333296">
                <text:p>723.333333296</text:p>
              </table:table-cell>
              <table:table-cell office:value-type="float" office:value="0.0438255">
                <text:p>0.0438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6.666666629">
                <text:p>726.666666629</text:p>
              </table:table-cell>
              <table:table-cell office:value-type="float" office:value="0.0345388">
                <text:p>0.03453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9.999999962">
                <text:p>729.999999962</text:p>
              </table:table-cell>
              <table:table-cell office:value-type="float" office:value="0.030404">
                <text:p>0.0304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Arial" style:font-style-name="Regular" fo:font-size="18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400" chart:maximum="7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8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Regular"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Regular"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Regular" fo:font-size="18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15.353cm" xlink:href=".." xlink:type="simple" chart:class="chart:scatter" chart:style-name="ch1">
        <chart:title svg:x="7.257cm" svg:y="0.442cm" chart:style-name="ch2">
          <text:p>Blue</text:p>
        </chart:title>
        <chart:plot-area chart:style-name="ch3" table:cell-range-address="Blue.A11:Blue.B119 Blue.D8:Blue.D8" chart:data-source-has-labels="row" svg:x="1.356cm" svg:y="1.371cm" svg:width="14.542cm" svg:height="13.01cm">
          <chart:coordinate-region svg:x="1.951cm" svg:y="1.729cm" svg:width="13.43cm" svg:height="11.688cm"/>
          <chart:axis chart:dimension="x" chart:name="primary-x" chart:style-name="ch4">
            <chart:title svg:x="6.118cm" svg:y="14.257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cm" svg:y="11.046cm" chart:style-name="ch8">
              <text:p>Spectral Power (A.U.)</text:p>
            </chart:title>
            <chart:grid chart:style-name="ch6" chart:class="major"/>
          </chart:axis>
          <chart:series chart:style-name="ch9" chart:values-cell-range-address="Blue.B11:Blue.B119" chart:label-cell-address="Blue.D8:Blue.D8" chart:class="chart:scatter">
            <chart:domain table:cell-range-address="Blue.A11:Blue.A119"/>
            <chart:data-point chart:repeated="1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31.061226</text:p>
                <draw:g>
                  <svg:desc>Blue.D8:Blu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9.999999998">
                <text:p>369.999999998</text:p>
                <draw:g>
                  <svg:desc>Blue.A11:Blue.A119</svg:desc>
                </draw:g>
              </table:table-cell>
              <table:table-cell office:value-type="float" office:value="0.0148371">
                <text:p>0.0148371</text:p>
                <draw:g>
                  <svg:desc>Blue.B11:Blue.B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.333333331">
                <text:p>373.333333331</text:p>
              </table:table-cell>
              <table:table-cell office:value-type="float" office:value="0.0103264">
                <text:p>0.0103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666666664">
                <text:p>376.666666664</text:p>
              </table:table-cell>
              <table:table-cell office:value-type="float" office:value="0.0102508">
                <text:p>0.0102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9.999999997">
                <text:p>379.999999997</text:p>
              </table:table-cell>
              <table:table-cell office:value-type="float" office:value="0.0110028">
                <text:p>0.011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3.33333333">
                <text:p>383.33333333</text:p>
              </table:table-cell>
              <table:table-cell office:value-type="float" office:value="0.0105974">
                <text:p>0.0105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6.666666663">
                <text:p>386.666666663</text:p>
              </table:table-cell>
              <table:table-cell office:value-type="float" office:value="0.0108048">
                <text:p>0.0108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.999999996">
                <text:p>389.999999996</text:p>
              </table:table-cell>
              <table:table-cell office:value-type="float" office:value="0.0110201">
                <text:p>0.0110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.333333329">
                <text:p>393.333333329</text:p>
              </table:table-cell>
              <table:table-cell office:value-type="float" office:value="0.0100427">
                <text:p>0.0100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6.666666662">
                <text:p>396.666666662</text:p>
              </table:table-cell>
              <table:table-cell office:value-type="float" office:value="0.00915589">
                <text:p>0.00915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.999999995">
                <text:p>399.999999995</text:p>
              </table:table-cell>
              <table:table-cell office:value-type="float" office:value="0.0100697">
                <text:p>0.0100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.333333328">
                <text:p>403.333333328</text:p>
              </table:table-cell>
              <table:table-cell office:value-type="float" office:value="0.0104039">
                <text:p>0.0104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.666666661">
                <text:p>406.666666661</text:p>
              </table:table-cell>
              <table:table-cell office:value-type="float" office:value="0.0123809">
                <text:p>0.0123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.999999994">
                <text:p>409.999999994</text:p>
              </table:table-cell>
              <table:table-cell office:value-type="float" office:value="0.0164119">
                <text:p>0.0164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.333333327">
                <text:p>413.333333327</text:p>
              </table:table-cell>
              <table:table-cell office:value-type="float" office:value="0.0239308">
                <text:p>0.0239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6.66666666">
                <text:p>416.66666666</text:p>
              </table:table-cell>
              <table:table-cell office:value-type="float" office:value="0.0413474">
                <text:p>0.0413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9.999999993">
                <text:p>419.999999993</text:p>
              </table:table-cell>
              <table:table-cell office:value-type="float" office:value="0.0797254">
                <text:p>0.0797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3.333333326">
                <text:p>423.333333326</text:p>
              </table:table-cell>
              <table:table-cell office:value-type="float" office:value="0.156714">
                <text:p>0.156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.666666659">
                <text:p>426.666666659</text:p>
              </table:table-cell>
              <table:table-cell office:value-type="float" office:value="0.301923">
                <text:p>0.301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.999999992">
                <text:p>429.999999992</text:p>
              </table:table-cell>
              <table:table-cell office:value-type="float" office:value="0.55549">
                <text:p>0.55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3.333333325">
                <text:p>433.333333325</text:p>
              </table:table-cell>
              <table:table-cell office:value-type="float" office:value="0.986717">
                <text:p>0.986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6.666666658">
                <text:p>436.666666658</text:p>
              </table:table-cell>
              <table:table-cell office:value-type="float" office:value="1.73018">
                <text:p>1.73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.999999991">
                <text:p>439.999999991</text:p>
              </table:table-cell>
              <table:table-cell office:value-type="float" office:value="2.96287">
                <text:p>2.96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3.333333324">
                <text:p>443.333333324</text:p>
              </table:table-cell>
              <table:table-cell office:value-type="float" office:value="4.66941">
                <text:p>4.66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.666666657">
                <text:p>446.666666657</text:p>
              </table:table-cell>
              <table:table-cell office:value-type="float" office:value="6.45675">
                <text:p>6.45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9.99999999">
                <text:p>449.99999999</text:p>
              </table:table-cell>
              <table:table-cell office:value-type="float" office:value="7.62354">
                <text:p>7.62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3.333333323">
                <text:p>453.333333323</text:p>
              </table:table-cell>
              <table:table-cell office:value-type="float" office:value="7.52746">
                <text:p>7.52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6.666666656">
                <text:p>456.666666656</text:p>
              </table:table-cell>
              <table:table-cell office:value-type="float" office:value="6.29113">
                <text:p>6.29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.999999989">
                <text:p>459.999999989</text:p>
              </table:table-cell>
              <table:table-cell office:value-type="float" office:value="4.78108">
                <text:p>4.78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3.333333322">
                <text:p>463.333333322</text:p>
              </table:table-cell>
              <table:table-cell office:value-type="float" office:value="3.60933">
                <text:p>3.60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.666666655">
                <text:p>466.666666655</text:p>
              </table:table-cell>
              <table:table-cell office:value-type="float" office:value="2.73749">
                <text:p>2.73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9.999999988">
                <text:p>469.999999988</text:p>
              </table:table-cell>
              <table:table-cell office:value-type="float" office:value="2.02626">
                <text:p>2.026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3.333333321">
                <text:p>473.333333321</text:p>
              </table:table-cell>
              <table:table-cell office:value-type="float" office:value="1.45122">
                <text:p>1.45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6.666666654">
                <text:p>476.666666654</text:p>
              </table:table-cell>
              <table:table-cell office:value-type="float" office:value="1.02931">
                <text:p>1.02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9.999999987">
                <text:p>479.999999987</text:p>
              </table:table-cell>
              <table:table-cell office:value-type="float" office:value="0.747482">
                <text:p>0.747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3.33333332">
                <text:p>483.33333332</text:p>
              </table:table-cell>
              <table:table-cell office:value-type="float" office:value="0.555372">
                <text:p>0.555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6.666666653">
                <text:p>486.666666653</text:p>
              </table:table-cell>
              <table:table-cell office:value-type="float" office:value="0.417597">
                <text:p>0.417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.999999986">
                <text:p>489.999999986</text:p>
              </table:table-cell>
              <table:table-cell office:value-type="float" office:value="0.324988">
                <text:p>0.324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3.333333319">
                <text:p>493.333333319</text:p>
              </table:table-cell>
              <table:table-cell office:value-type="float" office:value="0.275319">
                <text:p>0.275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6.666666652">
                <text:p>496.666666652</text:p>
              </table:table-cell>
              <table:table-cell office:value-type="float" office:value="0.262235">
                <text:p>0.262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.999999985">
                <text:p>499.999999985</text:p>
              </table:table-cell>
              <table:table-cell office:value-type="float" office:value="0.275752">
                <text:p>0.2757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3.333333318">
                <text:p>503.333333318</text:p>
              </table:table-cell>
              <table:table-cell office:value-type="float" office:value="0.302666">
                <text:p>0.302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6.666666651">
                <text:p>506.666666651</text:p>
              </table:table-cell>
              <table:table-cell office:value-type="float" office:value="0.329514">
                <text:p>0.329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9.999999984">
                <text:p>509.999999984</text:p>
              </table:table-cell>
              <table:table-cell office:value-type="float" office:value="0.351076">
                <text:p>0.351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3.333333317">
                <text:p>513.333333317</text:p>
              </table:table-cell>
              <table:table-cell office:value-type="float" office:value="0.356238">
                <text:p>0.356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6.66666665">
                <text:p>516.66666665</text:p>
              </table:table-cell>
              <table:table-cell office:value-type="float" office:value="0.332651">
                <text:p>0.332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9.999999983">
                <text:p>519.999999983</text:p>
              </table:table-cell>
              <table:table-cell office:value-type="float" office:value="0.290387">
                <text:p>0.2903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3.333333316">
                <text:p>523.333333316</text:p>
              </table:table-cell>
              <table:table-cell office:value-type="float" office:value="0.245829">
                <text:p>0.2458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6.666666649">
                <text:p>526.666666649</text:p>
              </table:table-cell>
              <table:table-cell office:value-type="float" office:value="0.204119">
                <text:p>0.2041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9.999999982">
                <text:p>529.999999982</text:p>
              </table:table-cell>
              <table:table-cell office:value-type="float" office:value="0.166634">
                <text:p>0.1666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3.333333315">
                <text:p>533.333333315</text:p>
              </table:table-cell>
              <table:table-cell office:value-type="float" office:value="0.133925">
                <text:p>0.133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6.666666648">
                <text:p>536.666666648</text:p>
              </table:table-cell>
              <table:table-cell office:value-type="float" office:value="0.105495">
                <text:p>0.1054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9.999999981">
                <text:p>539.999999981</text:p>
              </table:table-cell>
              <table:table-cell office:value-type="float" office:value="0.080625">
                <text:p>0.08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3.333333314">
                <text:p>543.333333314</text:p>
              </table:table-cell>
              <table:table-cell office:value-type="float" office:value="0.0595787">
                <text:p>0.0595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6.666666647">
                <text:p>546.666666647</text:p>
              </table:table-cell>
              <table:table-cell office:value-type="float" office:value="0.0423528">
                <text:p>0.0423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9.99999998">
                <text:p>549.99999998</text:p>
              </table:table-cell>
              <table:table-cell office:value-type="float" office:value="0.0289436">
                <text:p>0.0289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.333333313">
                <text:p>553.333333313</text:p>
              </table:table-cell>
              <table:table-cell office:value-type="float" office:value="0.0195536">
                <text:p>0.01955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.666666646">
                <text:p>556.666666646</text:p>
              </table:table-cell>
              <table:table-cell office:value-type="float" office:value="0.0128776">
                <text:p>0.01287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9.999999979">
                <text:p>559.999999979</text:p>
              </table:table-cell>
              <table:table-cell office:value-type="float" office:value="0.00877317">
                <text:p>0.008773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3.333333312">
                <text:p>563.333333312</text:p>
              </table:table-cell>
              <table:table-cell office:value-type="float" office:value="0.00666503">
                <text:p>0.006665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6.666666645">
                <text:p>566.666666645</text:p>
              </table:table-cell>
              <table:table-cell office:value-type="float" office:value="0.00576748">
                <text:p>0.00576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9.999999978">
                <text:p>569.999999978</text:p>
              </table:table-cell>
              <table:table-cell office:value-type="float" office:value="0.00497082">
                <text:p>0.004970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.333333311">
                <text:p>573.333333311</text:p>
              </table:table-cell>
              <table:table-cell office:value-type="float" office:value="0.00417256">
                <text:p>0.00417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6.666666644">
                <text:p>576.666666644</text:p>
              </table:table-cell>
              <table:table-cell office:value-type="float" office:value="0.00453457">
                <text:p>0.00453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9.999999977">
                <text:p>579.999999977</text:p>
              </table:table-cell>
              <table:table-cell office:value-type="float" office:value="0.00408585">
                <text:p>0.00408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3.33333331">
                <text:p>583.33333331</text:p>
              </table:table-cell>
              <table:table-cell office:value-type="float" office:value="0.00350971">
                <text:p>0.00350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6.666666643">
                <text:p>586.666666643</text:p>
              </table:table-cell>
              <table:table-cell office:value-type="float" office:value="0.00472428">
                <text:p>0.00472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9.999999976">
                <text:p>589.999999976</text:p>
              </table:table-cell>
              <table:table-cell office:value-type="float" office:value="0.00562509">
                <text:p>0.005625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.333333309">
                <text:p>593.333333309</text:p>
              </table:table-cell>
              <table:table-cell office:value-type="float" office:value="0.00424956">
                <text:p>0.004249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6.666666642">
                <text:p>596.666666642</text:p>
              </table:table-cell>
              <table:table-cell office:value-type="float" office:value="0.00462718">
                <text:p>0.004627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.999999975">
                <text:p>599.999999975</text:p>
              </table:table-cell>
              <table:table-cell office:value-type="float" office:value="0.00459812">
                <text:p>0.00459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3.333333308">
                <text:p>603.333333308</text:p>
              </table:table-cell>
              <table:table-cell office:value-type="float" office:value="0.00425534">
                <text:p>0.00425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6.666666641">
                <text:p>606.666666641</text:p>
              </table:table-cell>
              <table:table-cell office:value-type="float" office:value="0.0051572">
                <text:p>0.0051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9.999999974">
                <text:p>609.999999974</text:p>
              </table:table-cell>
              <table:table-cell office:value-type="float" office:value="0.00627996">
                <text:p>0.00627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3.333333307">
                <text:p>613.333333307</text:p>
              </table:table-cell>
              <table:table-cell office:value-type="float" office:value="0.00717594">
                <text:p>0.0071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6.66666664">
                <text:p>616.66666664</text:p>
              </table:table-cell>
              <table:table-cell office:value-type="float" office:value="0.00626374">
                <text:p>0.006263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9.999999973">
                <text:p>619.999999973</text:p>
              </table:table-cell>
              <table:table-cell office:value-type="float" office:value="0.00510076">
                <text:p>0.005100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3.333333306">
                <text:p>623.333333306</text:p>
              </table:table-cell>
              <table:table-cell office:value-type="float" office:value="0.00504533">
                <text:p>0.00504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6.666666639">
                <text:p>626.666666639</text:p>
              </table:table-cell>
              <table:table-cell office:value-type="float" office:value="0.00847431">
                <text:p>0.00847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9.999999972">
                <text:p>629.999999972</text:p>
              </table:table-cell>
              <table:table-cell office:value-type="float" office:value="0.0121188">
                <text:p>0.0121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3.333333305">
                <text:p>633.333333305</text:p>
              </table:table-cell>
              <table:table-cell office:value-type="float" office:value="0.0136646">
                <text:p>0.01366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6.666666638">
                <text:p>636.666666638</text:p>
              </table:table-cell>
              <table:table-cell office:value-type="float" office:value="0.0118339">
                <text:p>0.01183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9.999999971">
                <text:p>639.999999971</text:p>
              </table:table-cell>
              <table:table-cell office:value-type="float" office:value="0.00801334">
                <text:p>0.008013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3.333333304">
                <text:p>643.333333304</text:p>
              </table:table-cell>
              <table:table-cell office:value-type="float" office:value="0.00602655">
                <text:p>0.006026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6.666666637">
                <text:p>646.666666637</text:p>
              </table:table-cell>
              <table:table-cell office:value-type="float" office:value="0.00673551">
                <text:p>0.006735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9.99999997">
                <text:p>649.99999997</text:p>
              </table:table-cell>
              <table:table-cell office:value-type="float" office:value="0.00790039">
                <text:p>0.00790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3.333333303">
                <text:p>653.333333303</text:p>
              </table:table-cell>
              <table:table-cell office:value-type="float" office:value="0.00990458">
                <text:p>0.009904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6.666666636">
                <text:p>656.666666636</text:p>
              </table:table-cell>
              <table:table-cell office:value-type="float" office:value="0.0116518">
                <text:p>0.01165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9.999999969">
                <text:p>659.999999969</text:p>
              </table:table-cell>
              <table:table-cell office:value-type="float" office:value="0.0149785">
                <text:p>0.01497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3.333333302">
                <text:p>663.333333302</text:p>
              </table:table-cell>
              <table:table-cell office:value-type="float" office:value="0.0177563">
                <text:p>0.01775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6.666666635">
                <text:p>666.666666635</text:p>
              </table:table-cell>
              <table:table-cell office:value-type="float" office:value="0.0182992">
                <text:p>0.0182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9.999999968">
                <text:p>669.999999968</text:p>
              </table:table-cell>
              <table:table-cell office:value-type="float" office:value="0.0155957">
                <text:p>0.0155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3.333333301">
                <text:p>673.333333301</text:p>
              </table:table-cell>
              <table:table-cell office:value-type="float" office:value="0.0126218">
                <text:p>0.0126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6.666666634">
                <text:p>676.666666634</text:p>
              </table:table-cell>
              <table:table-cell office:value-type="float" office:value="0.0103239">
                <text:p>0.0103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9.999999967">
                <text:p>679.999999967</text:p>
              </table:table-cell>
              <table:table-cell office:value-type="float" office:value="0.00890155">
                <text:p>0.00890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0.00880432">
                <text:p>0.008804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6.666666633">
                <text:p>686.666666633</text:p>
              </table:table-cell>
              <table:table-cell office:value-type="float" office:value="0.0100566">
                <text:p>0.0100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9.999999966">
                <text:p>689.999999966</text:p>
              </table:table-cell>
              <table:table-cell office:value-type="float" office:value="0.00872576">
                <text:p>0.00872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3.333333299">
                <text:p>693.333333299</text:p>
              </table:table-cell>
              <table:table-cell office:value-type="float" office:value="0.00802533">
                <text:p>0.008025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6.666666632">
                <text:p>696.666666632</text:p>
              </table:table-cell>
              <table:table-cell office:value-type="float" office:value="0.0100096">
                <text:p>0.0100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9.999999965">
                <text:p>699.999999965</text:p>
              </table:table-cell>
              <table:table-cell office:value-type="float" office:value="0.00743392">
                <text:p>0.007433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3.333333298">
                <text:p>703.333333298</text:p>
              </table:table-cell>
              <table:table-cell office:value-type="float" office:value="0.00573779">
                <text:p>0.00573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6.666666631">
                <text:p>706.666666631</text:p>
              </table:table-cell>
              <table:table-cell office:value-type="float" office:value="0.0054739">
                <text:p>0.00547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9.999999964">
                <text:p>709.999999964</text:p>
              </table:table-cell>
              <table:table-cell office:value-type="float" office:value="0.0057326">
                <text:p>0.0057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3.333333297">
                <text:p>713.333333297</text:p>
              </table:table-cell>
              <table:table-cell office:value-type="float" office:value="0.00739044">
                <text:p>0.007390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6.66666663">
                <text:p>716.66666663</text:p>
              </table:table-cell>
              <table:table-cell office:value-type="float" office:value="0.0338616">
                <text:p>0.03386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9.999999963">
                <text:p>719.999999963</text:p>
              </table:table-cell>
              <table:table-cell office:value-type="float" office:value="0.0503677">
                <text:p>0.05036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3.333333296">
                <text:p>723.333333296</text:p>
              </table:table-cell>
              <table:table-cell office:value-type="float" office:value="0.0149286">
                <text:p>0.0149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6.666666629">
                <text:p>726.666666629</text:p>
              </table:table-cell>
              <table:table-cell office:value-type="float" office:value="0.00996929">
                <text:p>0.009969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9.999999962">
                <text:p>729.999999962</text:p>
              </table:table-cell>
              <table:table-cell office:value-type="float" office:value="0.0123984">
                <text:p>0.01239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Arial" style:font-style-name="Regular" fo:font-size="18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400" chart:maximum="7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8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Regular"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Regular"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Regular" fo:font-size="18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15.353cm" xlink:href=".." xlink:type="simple" chart:class="chart:scatter" chart:style-name="ch1">
        <chart:title svg:x="7.072cm" svg:y="0.442cm" chart:style-name="ch2">
          <text:p>White</text:p>
        </chart:title>
        <chart:plot-area chart:style-name="ch3" table:cell-range-address="White.A11:White.B119 White.D8:White.D8" chart:data-source-has-labels="row" svg:x="1.356cm" svg:y="1.371cm" svg:width="14.542cm" svg:height="13.01cm">
          <chart:coordinate-region svg:x="1.951cm" svg:y="1.729cm" svg:width="13.43cm" svg:height="11.688cm"/>
          <chart:axis chart:dimension="x" chart:name="primary-x" chart:style-name="ch4">
            <chart:title svg:x="6.118cm" svg:y="14.257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cm" svg:y="11.046cm" chart:style-name="ch8">
              <text:p>Spectral Power (A.U.)</text:p>
            </chart:title>
            <chart:grid chart:style-name="ch6" chart:class="major"/>
          </chart:axis>
          <chart:series chart:style-name="ch9" chart:values-cell-range-address="White.B11:White.B119" chart:label-cell-address="White.D8:White.D8" chart:class="chart:scatter">
            <chart:domain table:cell-range-address="White.A11:White.A119"/>
            <chart:data-point chart:repeated="1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35.687969</text:p>
                <draw:g>
                  <svg:desc>White.D8:Whit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9.999999998">
                <text:p>369.999999998</text:p>
                <draw:g>
                  <svg:desc>White.A11:White.A119</svg:desc>
                </draw:g>
              </table:table-cell>
              <table:table-cell office:value-type="float" office:value="0.0221551">
                <text:p>0.0221551</text:p>
                <draw:g>
                  <svg:desc>White.B11:White.B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.333333331">
                <text:p>373.333333331</text:p>
              </table:table-cell>
              <table:table-cell office:value-type="float" office:value="0.0160503">
                <text:p>0.0160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666666664">
                <text:p>376.666666664</text:p>
              </table:table-cell>
              <table:table-cell office:value-type="float" office:value="0.0120137">
                <text:p>0.0120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9.999999997">
                <text:p>379.999999997</text:p>
              </table:table-cell>
              <table:table-cell office:value-type="float" office:value="0.0112023">
                <text:p>0.0112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3.33333333">
                <text:p>383.33333333</text:p>
              </table:table-cell>
              <table:table-cell office:value-type="float" office:value="0.0126585">
                <text:p>0.0126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6.666666663">
                <text:p>386.666666663</text:p>
              </table:table-cell>
              <table:table-cell office:value-type="float" office:value="0.0117325">
                <text:p>0.0117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.999999996">
                <text:p>389.999999996</text:p>
              </table:table-cell>
              <table:table-cell office:value-type="float" office:value="0.0106186">
                <text:p>0.0106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.333333329">
                <text:p>393.333333329</text:p>
              </table:table-cell>
              <table:table-cell office:value-type="float" office:value="0.0103285">
                <text:p>0.0103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6.666666662">
                <text:p>396.666666662</text:p>
              </table:table-cell>
              <table:table-cell office:value-type="float" office:value="0.0104534">
                <text:p>0.0104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.999999995">
                <text:p>399.999999995</text:p>
              </table:table-cell>
              <table:table-cell office:value-type="float" office:value="0.0102686">
                <text:p>0.0102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.333333328">
                <text:p>403.333333328</text:p>
              </table:table-cell>
              <table:table-cell office:value-type="float" office:value="0.0108141">
                <text:p>0.0108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.666666661">
                <text:p>406.666666661</text:p>
              </table:table-cell>
              <table:table-cell office:value-type="float" office:value="0.0143012">
                <text:p>0.0143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.999999994">
                <text:p>409.999999994</text:p>
              </table:table-cell>
              <table:table-cell office:value-type="float" office:value="0.0182271">
                <text:p>0.0182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.333333327">
                <text:p>413.333333327</text:p>
              </table:table-cell>
              <table:table-cell office:value-type="float" office:value="0.0259826">
                <text:p>0.0259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6.66666666">
                <text:p>416.66666666</text:p>
              </table:table-cell>
              <table:table-cell office:value-type="float" office:value="0.0438192">
                <text:p>0.0438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9.999999993">
                <text:p>419.999999993</text:p>
              </table:table-cell>
              <table:table-cell office:value-type="float" office:value="0.0828739">
                <text:p>0.0828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3.333333326">
                <text:p>423.333333326</text:p>
              </table:table-cell>
              <table:table-cell office:value-type="float" office:value="0.161507">
                <text:p>0.161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.666666659">
                <text:p>426.666666659</text:p>
              </table:table-cell>
              <table:table-cell office:value-type="float" office:value="0.308401">
                <text:p>0.308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.999999992">
                <text:p>429.999999992</text:p>
              </table:table-cell>
              <table:table-cell office:value-type="float" office:value="0.564975">
                <text:p>0.564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3.333333325">
                <text:p>433.333333325</text:p>
              </table:table-cell>
              <table:table-cell office:value-type="float" office:value="0.999103">
                <text:p>0.999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6.666666658">
                <text:p>436.666666658</text:p>
              </table:table-cell>
              <table:table-cell office:value-type="float" office:value="1.74522">
                <text:p>1.74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.999999991">
                <text:p>439.999999991</text:p>
              </table:table-cell>
              <table:table-cell office:value-type="float" office:value="2.98057">
                <text:p>2.980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3.333333324">
                <text:p>443.333333324</text:p>
              </table:table-cell>
              <table:table-cell office:value-type="float" office:value="4.69097">
                <text:p>4.69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.666666657">
                <text:p>446.666666657</text:p>
              </table:table-cell>
              <table:table-cell office:value-type="float" office:value="6.46933">
                <text:p>6.46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9.99999999">
                <text:p>449.99999999</text:p>
              </table:table-cell>
              <table:table-cell office:value-type="float" office:value="7.60333">
                <text:p>7.60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3.333333323">
                <text:p>453.333333323</text:p>
              </table:table-cell>
              <table:table-cell office:value-type="float" office:value="7.47597">
                <text:p>7.47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6.666666656">
                <text:p>456.666666656</text:p>
              </table:table-cell>
              <table:table-cell office:value-type="float" office:value="6.24247">
                <text:p>6.24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.999999989">
                <text:p>459.999999989</text:p>
              </table:table-cell>
              <table:table-cell office:value-type="float" office:value="4.75351">
                <text:p>4.75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3.333333322">
                <text:p>463.333333322</text:p>
              </table:table-cell>
              <table:table-cell office:value-type="float" office:value="3.59557">
                <text:p>3.59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.666666655">
                <text:p>466.666666655</text:p>
              </table:table-cell>
              <table:table-cell office:value-type="float" office:value="2.73105">
                <text:p>2.73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9.999999988">
                <text:p>469.999999988</text:p>
              </table:table-cell>
              <table:table-cell office:value-type="float" office:value="2.02426">
                <text:p>2.02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3.333333321">
                <text:p>473.333333321</text:p>
              </table:table-cell>
              <table:table-cell office:value-type="float" office:value="1.45183">
                <text:p>1.45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6.666666654">
                <text:p>476.666666654</text:p>
              </table:table-cell>
              <table:table-cell office:value-type="float" office:value="1.03182">
                <text:p>1.03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9.999999987">
                <text:p>479.999999987</text:p>
              </table:table-cell>
              <table:table-cell office:value-type="float" office:value="0.755796">
                <text:p>0.755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3.33333332">
                <text:p>483.33333332</text:p>
              </table:table-cell>
              <table:table-cell office:value-type="float" office:value="0.581254">
                <text:p>0.581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6.666666653">
                <text:p>486.666666653</text:p>
              </table:table-cell>
              <table:table-cell office:value-type="float" office:value="0.47996">
                <text:p>0.479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.999999986">
                <text:p>489.999999986</text:p>
              </table:table-cell>
              <table:table-cell office:value-type="float" office:value="0.446368">
                <text:p>0.446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3.333333319">
                <text:p>493.333333319</text:p>
              </table:table-cell>
              <table:table-cell office:value-type="float" office:value="0.48021">
                <text:p>0.48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6.666666652">
                <text:p>496.666666652</text:p>
              </table:table-cell>
              <table:table-cell office:value-type="float" office:value="0.586454">
                <text:p>0.586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.999999985">
                <text:p>499.999999985</text:p>
              </table:table-cell>
              <table:table-cell office:value-type="float" office:value="0.778324">
                <text:p>0.778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3.333333318">
                <text:p>503.333333318</text:p>
              </table:table-cell>
              <table:table-cell office:value-type="float" office:value="1.05731">
                <text:p>1.057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6.666666651">
                <text:p>506.666666651</text:p>
              </table:table-cell>
              <table:table-cell office:value-type="float" office:value="1.41698">
                <text:p>1.41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9.999999984">
                <text:p>509.999999984</text:p>
              </table:table-cell>
              <table:table-cell office:value-type="float" office:value="1.88317">
                <text:p>1.88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3.333333317">
                <text:p>513.333333317</text:p>
              </table:table-cell>
              <table:table-cell office:value-type="float" office:value="2.43232">
                <text:p>2.43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6.66666665">
                <text:p>516.66666665</text:p>
              </table:table-cell>
              <table:table-cell office:value-type="float" office:value="2.94316">
                <text:p>2.94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9.999999983">
                <text:p>519.999999983</text:p>
              </table:table-cell>
              <table:table-cell office:value-type="float" office:value="3.38433">
                <text:p>3.38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3.333333316">
                <text:p>523.333333316</text:p>
              </table:table-cell>
              <table:table-cell office:value-type="float" office:value="3.80716">
                <text:p>3.80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6.666666649">
                <text:p>526.666666649</text:p>
              </table:table-cell>
              <table:table-cell office:value-type="float" office:value="4.15819">
                <text:p>4.158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9.999999982">
                <text:p>529.999999982</text:p>
              </table:table-cell>
              <table:table-cell office:value-type="float" office:value="4.34165">
                <text:p>4.34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3.333333315">
                <text:p>533.333333315</text:p>
              </table:table-cell>
              <table:table-cell office:value-type="float" office:value="4.34169">
                <text:p>4.341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6.666666648">
                <text:p>536.666666648</text:p>
              </table:table-cell>
              <table:table-cell office:value-type="float" office:value="4.17024">
                <text:p>4.17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9.999999981">
                <text:p>539.999999981</text:p>
              </table:table-cell>
              <table:table-cell office:value-type="float" office:value="3.85619">
                <text:p>3.85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3.333333314">
                <text:p>543.333333314</text:p>
              </table:table-cell>
              <table:table-cell office:value-type="float" office:value="3.45057">
                <text:p>3.4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6.666666647">
                <text:p>546.666666647</text:p>
              </table:table-cell>
              <table:table-cell office:value-type="float" office:value="2.97975">
                <text:p>2.97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9.99999998">
                <text:p>549.99999998</text:p>
              </table:table-cell>
              <table:table-cell office:value-type="float" office:value="2.47036">
                <text:p>2.470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.333333313">
                <text:p>553.333333313</text:p>
              </table:table-cell>
              <table:table-cell office:value-type="float" office:value="1.96934">
                <text:p>1.969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.666666646">
                <text:p>556.666666646</text:p>
              </table:table-cell>
              <table:table-cell office:value-type="float" office:value="1.51413">
                <text:p>1.51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9.999999979">
                <text:p>559.999999979</text:p>
              </table:table-cell>
              <table:table-cell office:value-type="float" office:value="1.1226">
                <text:p>1.1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3.333333312">
                <text:p>563.333333312</text:p>
              </table:table-cell>
              <table:table-cell office:value-type="float" office:value="0.805755">
                <text:p>0.8057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6.666666645">
                <text:p>566.666666645</text:p>
              </table:table-cell>
              <table:table-cell office:value-type="float" office:value="0.565621">
                <text:p>0.565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9.999999978">
                <text:p>569.999999978</text:p>
              </table:table-cell>
              <table:table-cell office:value-type="float" office:value="0.39194">
                <text:p>0.391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.333333311">
                <text:p>573.333333311</text:p>
              </table:table-cell>
              <table:table-cell office:value-type="float" office:value="0.271702">
                <text:p>0.2717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6.666666644">
                <text:p>576.666666644</text:p>
              </table:table-cell>
              <table:table-cell office:value-type="float" office:value="0.19812">
                <text:p>0.198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9.999999977">
                <text:p>579.999999977</text:p>
              </table:table-cell>
              <table:table-cell office:value-type="float" office:value="0.169304">
                <text:p>0.169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3.33333331">
                <text:p>583.33333331</text:p>
              </table:table-cell>
              <table:table-cell office:value-type="float" office:value="0.191096">
                <text:p>0.191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6.666666643">
                <text:p>586.666666643</text:p>
              </table:table-cell>
              <table:table-cell office:value-type="float" office:value="0.264245">
                <text:p>0.264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9.999999976">
                <text:p>589.999999976</text:p>
              </table:table-cell>
              <table:table-cell office:value-type="float" office:value="0.378738">
                <text:p>0.378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.333333309">
                <text:p>593.333333309</text:p>
              </table:table-cell>
              <table:table-cell office:value-type="float" office:value="0.519462">
                <text:p>0.519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6.666666642">
                <text:p>596.666666642</text:p>
              </table:table-cell>
              <table:table-cell office:value-type="float" office:value="0.675265">
                <text:p>0.6752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.999999975">
                <text:p>599.999999975</text:p>
              </table:table-cell>
              <table:table-cell office:value-type="float" office:value="0.840437">
                <text:p>0.8404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3.333333308">
                <text:p>603.333333308</text:p>
              </table:table-cell>
              <table:table-cell office:value-type="float" office:value="1.08882">
                <text:p>1.088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6.666666641">
                <text:p>606.666666641</text:p>
              </table:table-cell>
              <table:table-cell office:value-type="float" office:value="1.63146">
                <text:p>1.63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9.999999974">
                <text:p>609.999999974</text:p>
              </table:table-cell>
              <table:table-cell office:value-type="float" office:value="2.47634">
                <text:p>2.476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3.333333307">
                <text:p>613.333333307</text:p>
              </table:table-cell>
              <table:table-cell office:value-type="float" office:value="3.02653">
                <text:p>3.026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6.66666664">
                <text:p>616.66666664</text:p>
              </table:table-cell>
              <table:table-cell office:value-type="float" office:value="2.73173">
                <text:p>2.731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9.999999973">
                <text:p>619.999999973</text:p>
              </table:table-cell>
              <table:table-cell office:value-type="float" office:value="2.1239">
                <text:p>2.12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3.333333306">
                <text:p>623.333333306</text:p>
              </table:table-cell>
              <table:table-cell office:value-type="float" office:value="2.33922">
                <text:p>2.339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6.666666639">
                <text:p>626.666666639</text:p>
              </table:table-cell>
              <table:table-cell office:value-type="float" office:value="3.95418">
                <text:p>3.954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9.999999972">
                <text:p>629.999999972</text:p>
              </table:table-cell>
              <table:table-cell office:value-type="float" office:value="6.42917">
                <text:p>6.429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3.333333305">
                <text:p>633.333333305</text:p>
              </table:table-cell>
              <table:table-cell office:value-type="float" office:value="7.00083">
                <text:p>7.000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6.666666638">
                <text:p>636.666666638</text:p>
              </table:table-cell>
              <table:table-cell office:value-type="float" office:value="5.00786">
                <text:p>5.007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9.999999971">
                <text:p>639.999999971</text:p>
              </table:table-cell>
              <table:table-cell office:value-type="float" office:value="2.51059">
                <text:p>2.510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3.333333304">
                <text:p>643.333333304</text:p>
              </table:table-cell>
              <table:table-cell office:value-type="float" office:value="1.33536">
                <text:p>1.33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6.666666637">
                <text:p>646.666666637</text:p>
              </table:table-cell>
              <table:table-cell office:value-type="float" office:value="1.30106">
                <text:p>1.30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9.99999997">
                <text:p>649.99999997</text:p>
              </table:table-cell>
              <table:table-cell office:value-type="float" office:value="1.22267">
                <text:p>1.222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3.333333303">
                <text:p>653.333333303</text:p>
              </table:table-cell>
              <table:table-cell office:value-type="float" office:value="0.825699">
                <text:p>0.8256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6.666666636">
                <text:p>656.666666636</text:p>
              </table:table-cell>
              <table:table-cell office:value-type="float" office:value="0.513373">
                <text:p>0.5133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9.999999969">
                <text:p>659.999999969</text:p>
              </table:table-cell>
              <table:table-cell office:value-type="float" office:value="0.364378">
                <text:p>0.364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3.333333302">
                <text:p>663.333333302</text:p>
              </table:table-cell>
              <table:table-cell office:value-type="float" office:value="0.286724">
                <text:p>0.286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6.666666635">
                <text:p>666.666666635</text:p>
              </table:table-cell>
              <table:table-cell office:value-type="float" office:value="0.253223">
                <text:p>0.253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9.999999968">
                <text:p>669.999999968</text:p>
              </table:table-cell>
              <table:table-cell office:value-type="float" office:value="0.23677">
                <text:p>0.236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3.333333301">
                <text:p>673.333333301</text:p>
              </table:table-cell>
              <table:table-cell office:value-type="float" office:value="0.207006">
                <text:p>0.207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6.666666634">
                <text:p>676.666666634</text:p>
              </table:table-cell>
              <table:table-cell office:value-type="float" office:value="0.167939">
                <text:p>0.1679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9.999999967">
                <text:p>679.999999967</text:p>
              </table:table-cell>
              <table:table-cell office:value-type="float" office:value="0.138105">
                <text:p>0.138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0.118643">
                <text:p>0.1186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6.666666633">
                <text:p>686.666666633</text:p>
              </table:table-cell>
              <table:table-cell office:value-type="float" office:value="0.104758">
                <text:p>0.1047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9.999999966">
                <text:p>689.999999966</text:p>
              </table:table-cell>
              <table:table-cell office:value-type="float" office:value="0.0950874">
                <text:p>0.0950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3.333333299">
                <text:p>693.333333299</text:p>
              </table:table-cell>
              <table:table-cell office:value-type="float" office:value="0.0877707">
                <text:p>0.08777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6.666666632">
                <text:p>696.666666632</text:p>
              </table:table-cell>
              <table:table-cell office:value-type="float" office:value="0.0816877">
                <text:p>0.08168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9.999999965">
                <text:p>699.999999965</text:p>
              </table:table-cell>
              <table:table-cell office:value-type="float" office:value="0.0745474">
                <text:p>0.0745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3.333333298">
                <text:p>703.333333298</text:p>
              </table:table-cell>
              <table:table-cell office:value-type="float" office:value="0.0688769">
                <text:p>0.06887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6.666666631">
                <text:p>706.666666631</text:p>
              </table:table-cell>
              <table:table-cell office:value-type="float" office:value="0.0646489">
                <text:p>0.0646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9.999999964">
                <text:p>709.999999964</text:p>
              </table:table-cell>
              <table:table-cell office:value-type="float" office:value="0.0600887">
                <text:p>0.06008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3.333333297">
                <text:p>713.333333297</text:p>
              </table:table-cell>
              <table:table-cell office:value-type="float" office:value="0.0583867">
                <text:p>0.05838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6.66666663">
                <text:p>716.66666663</text:p>
              </table:table-cell>
              <table:table-cell office:value-type="float" office:value="0.0780614">
                <text:p>0.07806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9.999999963">
                <text:p>719.999999963</text:p>
              </table:table-cell>
              <table:table-cell office:value-type="float" office:value="0.0901012">
                <text:p>0.0901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3.333333296">
                <text:p>723.333333296</text:p>
              </table:table-cell>
              <table:table-cell office:value-type="float" office:value="0.0538147">
                <text:p>0.05381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6.666666629">
                <text:p>726.666666629</text:p>
              </table:table-cell>
              <table:table-cell office:value-type="float" office:value="0.0462054">
                <text:p>0.04620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9.999999962">
                <text:p>729.999999962</text:p>
              </table:table-cell>
              <table:table-cell office:value-type="float" office:value="0.0462108">
                <text:p>0.04621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Arial" style:font-style-name="Regular" fo:font-size="18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400" chart:maximum="7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8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Regular"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Regular"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Regular" fo:font-size="18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15.353cm" xlink:href=".." xlink:type="simple" chart:class="chart:scatter" chart:style-name="ch1">
        <chart:title svg:x="3.46cm" svg:y="0.442cm" chart:style-name="ch2">
          <text:p>Eizo CS2420 Primaries Spectra</text:p>
        </chart:title>
        <chart:plot-area chart:style-name="ch3" table:cell-range-address="Red.A11:Red.B119 Red.B10:Red.B10 Green.B10:Green.B119 Blue.B10:Blue.B119" chart:data-source-has-labels="row" svg:x="1.356cm" svg:y="1.371cm" svg:width="14.542cm" svg:height="13.01cm">
          <chart:coordinate-region svg:x="1.951cm" svg:y="1.729cm" svg:width="13.43cm" svg:height="11.688cm"/>
          <chart:axis chart:dimension="x" chart:name="primary-x" chart:style-name="ch4">
            <chart:title svg:x="6.118cm" svg:y="14.257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cm" svg:y="11.046cm" chart:style-name="ch8">
              <text:p>Spectral Power (A.U.)</text:p>
            </chart:title>
            <chart:grid chart:style-name="ch6" chart:class="major"/>
          </chart:axis>
          <chart:series chart:style-name="ch9" chart:values-cell-range-address="Red.B11:Red.B119" chart:label-cell-address="Red.B10:Red.B10" chart:class="chart:scatter">
            <chart:domain table:cell-range-address="Red.A11:Red.A119"/>
            <chart:data-point chart:repeated="109"/>
          </chart:series>
          <chart:series chart:style-name="ch10" chart:values-cell-range-address="Green.B11:Green.B119" chart:label-cell-address="Green.B10:Green.B10" chart:class="chart:scatter">
            <chart:domain table:cell-range-address="Green.A11:Green.A119"/>
            <chart:data-point chart:repeated="109"/>
          </chart:series>
          <chart:series chart:style-name="ch11" chart:values-cell-range-address="Blue.B11:Blue.B119" chart:label-cell-address="Blue.B10:Blue.B10" chart:class="chart:scatter">
            <chart:domain table:cell-range-address="Blue.A11:Blue.A119"/>
            <chart:data-point chart:repeated="10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d</text:p>
                <draw:g>
                  <svg:desc>Red.B10:Red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reen</text:p>
                <draw:g>
                  <svg:desc>Green.B10:Green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lue</text:p>
                <draw:g>
                  <svg:desc>Blue.B10:Blue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9.999999998">
                <text:p>369.999999998</text:p>
                <draw:g>
                  <svg:desc>Red.A11:Red.A119</svg:desc>
                </draw:g>
              </table:table-cell>
              <table:table-cell office:value-type="float" office:value="0.00555746">
                <text:p>0.00555746</text:p>
                <draw:g>
                  <svg:desc>Red.B11:Red.B119</svg:desc>
                </draw:g>
              </table:table-cell>
              <table:table-cell office:value-type="float" office:value="369.999999998">
                <text:p>369.999999998</text:p>
                <draw:g>
                  <svg:desc>Green.A11:Green.A119</svg:desc>
                </draw:g>
              </table:table-cell>
              <table:table-cell office:value-type="float" office:value="0.00942813">
                <text:p>0.00942813</text:p>
                <draw:g>
                  <svg:desc>Green.B11:Green.B119</svg:desc>
                </draw:g>
              </table:table-cell>
              <table:table-cell office:value-type="float" office:value="369.999999998">
                <text:p>369.999999998</text:p>
                <draw:g>
                  <svg:desc>Blue.A11:Blue.A119</svg:desc>
                </draw:g>
              </table:table-cell>
              <table:table-cell office:value-type="float" office:value="0.0148371">
                <text:p>0.0148371</text:p>
                <draw:g>
                  <svg:desc>Blue.B11:Blue.B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.333333331">
                <text:p>373.333333331</text:p>
              </table:table-cell>
              <table:table-cell office:value-type="float" office:value="0.0039531">
                <text:p>0.0039531</text:p>
              </table:table-cell>
              <table:table-cell office:value-type="float" office:value="373.333333331">
                <text:p>373.333333331</text:p>
              </table:table-cell>
              <table:table-cell office:value-type="float" office:value="0.00701893">
                <text:p>0.00701893</text:p>
              </table:table-cell>
              <table:table-cell office:value-type="float" office:value="373.333333331">
                <text:p>373.333333331</text:p>
              </table:table-cell>
              <table:table-cell office:value-type="float" office:value="0.0103264">
                <text:p>0.0103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666666664">
                <text:p>376.666666664</text:p>
              </table:table-cell>
              <table:table-cell office:value-type="float" office:value="0.00299249">
                <text:p>0.00299249</text:p>
              </table:table-cell>
              <table:table-cell office:value-type="float" office:value="376.666666664">
                <text:p>376.666666664</text:p>
              </table:table-cell>
              <table:table-cell office:value-type="float" office:value="0.00553348">
                <text:p>0.00553348</text:p>
              </table:table-cell>
              <table:table-cell office:value-type="float" office:value="376.666666664">
                <text:p>376.666666664</text:p>
              </table:table-cell>
              <table:table-cell office:value-type="float" office:value="0.0102508">
                <text:p>0.0102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9.999999997">
                <text:p>379.999999997</text:p>
              </table:table-cell>
              <table:table-cell office:value-type="float" office:value="0.00273477">
                <text:p>0.00273477</text:p>
              </table:table-cell>
              <table:table-cell office:value-type="float" office:value="379.999999997">
                <text:p>379.999999997</text:p>
              </table:table-cell>
              <table:table-cell office:value-type="float" office:value="0.00445223">
                <text:p>0.00445223</text:p>
              </table:table-cell>
              <table:table-cell office:value-type="float" office:value="379.999999997">
                <text:p>379.999999997</text:p>
              </table:table-cell>
              <table:table-cell office:value-type="float" office:value="0.0110028">
                <text:p>0.011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3.33333333">
                <text:p>383.33333333</text:p>
              </table:table-cell>
              <table:table-cell office:value-type="float" office:value="0.00305246">
                <text:p>0.00305246</text:p>
              </table:table-cell>
              <table:table-cell office:value-type="float" office:value="383.33333333">
                <text:p>383.33333333</text:p>
              </table:table-cell>
              <table:table-cell office:value-type="float" office:value="0.00403743">
                <text:p>0.00403743</text:p>
              </table:table-cell>
              <table:table-cell office:value-type="float" office:value="383.33333333">
                <text:p>383.33333333</text:p>
              </table:table-cell>
              <table:table-cell office:value-type="float" office:value="0.0105974">
                <text:p>0.0105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6.666666663">
                <text:p>386.666666663</text:p>
              </table:table-cell>
              <table:table-cell office:value-type="float" office:value="0.00332891">
                <text:p>0.00332891</text:p>
              </table:table-cell>
              <table:table-cell office:value-type="float" office:value="386.666666663">
                <text:p>386.666666663</text:p>
              </table:table-cell>
              <table:table-cell office:value-type="float" office:value="0.00457708">
                <text:p>0.00457708</text:p>
              </table:table-cell>
              <table:table-cell office:value-type="float" office:value="386.666666663">
                <text:p>386.666666663</text:p>
              </table:table-cell>
              <table:table-cell office:value-type="float" office:value="0.0108048">
                <text:p>0.0108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.999999996">
                <text:p>389.999999996</text:p>
              </table:table-cell>
              <table:table-cell office:value-type="float" office:value="0.00379264">
                <text:p>0.00379264</text:p>
              </table:table-cell>
              <table:table-cell office:value-type="float" office:value="389.999999996">
                <text:p>389.999999996</text:p>
              </table:table-cell>
              <table:table-cell office:value-type="float" office:value="0.00454276">
                <text:p>0.00454276</text:p>
              </table:table-cell>
              <table:table-cell office:value-type="float" office:value="389.999999996">
                <text:p>389.999999996</text:p>
              </table:table-cell>
              <table:table-cell office:value-type="float" office:value="0.0110201">
                <text:p>0.0110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.333333329">
                <text:p>393.333333329</text:p>
              </table:table-cell>
              <table:table-cell office:value-type="float" office:value="0.00214551">
                <text:p>0.00214551</text:p>
              </table:table-cell>
              <table:table-cell office:value-type="float" office:value="393.333333329">
                <text:p>393.333333329</text:p>
              </table:table-cell>
              <table:table-cell office:value-type="float" office:value="0.00285221">
                <text:p>0.00285221</text:p>
              </table:table-cell>
              <table:table-cell office:value-type="float" office:value="393.333333329">
                <text:p>393.333333329</text:p>
              </table:table-cell>
              <table:table-cell office:value-type="float" office:value="0.0100427">
                <text:p>0.0100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6.666666662">
                <text:p>396.666666662</text:p>
              </table:table-cell>
              <table:table-cell office:value-type="float" office:value="0.00114336">
                <text:p>0.00114336</text:p>
              </table:table-cell>
              <table:table-cell office:value-type="float" office:value="396.666666662">
                <text:p>396.666666662</text:p>
              </table:table-cell>
              <table:table-cell office:value-type="float" office:value="0.00223484">
                <text:p>0.00223484</text:p>
              </table:table-cell>
              <table:table-cell office:value-type="float" office:value="396.666666662">
                <text:p>396.666666662</text:p>
              </table:table-cell>
              <table:table-cell office:value-type="float" office:value="0.00915589">
                <text:p>0.00915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.999999995">
                <text:p>399.999999995</text:p>
              </table:table-cell>
              <table:table-cell office:value-type="float" office:value="0.0009661">
                <text:p>0.0009661</text:p>
              </table:table-cell>
              <table:table-cell office:value-type="float" office:value="399.999999995">
                <text:p>399.999999995</text:p>
              </table:table-cell>
              <table:table-cell office:value-type="float" office:value="0.00260395">
                <text:p>0.00260395</text:p>
              </table:table-cell>
              <table:table-cell office:value-type="float" office:value="399.999999995">
                <text:p>399.999999995</text:p>
              </table:table-cell>
              <table:table-cell office:value-type="float" office:value="0.0100697">
                <text:p>0.0100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.333333328">
                <text:p>403.333333328</text:p>
              </table:table-cell>
              <table:table-cell office:value-type="float" office:value="0.000776367">
                <text:p>0.000776367</text:p>
              </table:table-cell>
              <table:table-cell office:value-type="float" office:value="403.333333328">
                <text:p>403.333333328</text:p>
              </table:table-cell>
              <table:table-cell office:value-type="float" office:value="0.00231395">
                <text:p>0.00231395</text:p>
              </table:table-cell>
              <table:table-cell office:value-type="float" office:value="403.333333328">
                <text:p>403.333333328</text:p>
              </table:table-cell>
              <table:table-cell office:value-type="float" office:value="0.0104039">
                <text:p>0.0104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.666666661">
                <text:p>406.666666661</text:p>
              </table:table-cell>
              <table:table-cell office:value-type="float" office:value="0.00151843">
                <text:p>0.00151843</text:p>
              </table:table-cell>
              <table:table-cell office:value-type="float" office:value="406.666666661">
                <text:p>406.666666661</text:p>
              </table:table-cell>
              <table:table-cell office:value-type="float" office:value="0.00220803">
                <text:p>0.00220803</text:p>
              </table:table-cell>
              <table:table-cell office:value-type="float" office:value="406.666666661">
                <text:p>406.666666661</text:p>
              </table:table-cell>
              <table:table-cell office:value-type="float" office:value="0.0123809">
                <text:p>0.0123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.999999994">
                <text:p>409.999999994</text:p>
              </table:table-cell>
              <table:table-cell office:value-type="float" office:value="0.00192655">
                <text:p>0.00192655</text:p>
              </table:table-cell>
              <table:table-cell office:value-type="float" office:value="409.999999994">
                <text:p>409.999999994</text:p>
              </table:table-cell>
              <table:table-cell office:value-type="float" office:value="0.00263512">
                <text:p>0.00263512</text:p>
              </table:table-cell>
              <table:table-cell office:value-type="float" office:value="409.999999994">
                <text:p>409.999999994</text:p>
              </table:table-cell>
              <table:table-cell office:value-type="float" office:value="0.0164119">
                <text:p>0.0164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.333333327">
                <text:p>413.333333327</text:p>
              </table:table-cell>
              <table:table-cell office:value-type="float" office:value="0.00183276">
                <text:p>0.00183276</text:p>
              </table:table-cell>
              <table:table-cell office:value-type="float" office:value="413.333333327">
                <text:p>413.333333327</text:p>
              </table:table-cell>
              <table:table-cell office:value-type="float" office:value="0.00322688">
                <text:p>0.00322688</text:p>
              </table:table-cell>
              <table:table-cell office:value-type="float" office:value="413.333333327">
                <text:p>413.333333327</text:p>
              </table:table-cell>
              <table:table-cell office:value-type="float" office:value="0.0239308">
                <text:p>0.0239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6.66666666">
                <text:p>416.66666666</text:p>
              </table:table-cell>
              <table:table-cell office:value-type="float" office:value="0.00181113">
                <text:p>0.00181113</text:p>
              </table:table-cell>
              <table:table-cell office:value-type="float" office:value="416.66666666">
                <text:p>416.66666666</text:p>
              </table:table-cell>
              <table:table-cell office:value-type="float" office:value="0.00312042">
                <text:p>0.00312042</text:p>
              </table:table-cell>
              <table:table-cell office:value-type="float" office:value="416.66666666">
                <text:p>416.66666666</text:p>
              </table:table-cell>
              <table:table-cell office:value-type="float" office:value="0.0413474">
                <text:p>0.0413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9.999999993">
                <text:p>419.999999993</text:p>
              </table:table-cell>
              <table:table-cell office:value-type="float" office:value="0.00229884">
                <text:p>0.00229884</text:p>
              </table:table-cell>
              <table:table-cell office:value-type="float" office:value="419.999999993">
                <text:p>419.999999993</text:p>
              </table:table-cell>
              <table:table-cell office:value-type="float" office:value="0.0032468">
                <text:p>0.0032468</text:p>
              </table:table-cell>
              <table:table-cell office:value-type="float" office:value="419.999999993">
                <text:p>419.999999993</text:p>
              </table:table-cell>
              <table:table-cell office:value-type="float" office:value="0.0797254">
                <text:p>0.0797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3.333333326">
                <text:p>423.333333326</text:p>
              </table:table-cell>
              <table:table-cell office:value-type="float" office:value="0.00257094">
                <text:p>0.00257094</text:p>
              </table:table-cell>
              <table:table-cell office:value-type="float" office:value="423.333333326">
                <text:p>423.333333326</text:p>
              </table:table-cell>
              <table:table-cell office:value-type="float" office:value="0.00328264">
                <text:p>0.00328264</text:p>
              </table:table-cell>
              <table:table-cell office:value-type="float" office:value="423.333333326">
                <text:p>423.333333326</text:p>
              </table:table-cell>
              <table:table-cell office:value-type="float" office:value="0.156714">
                <text:p>0.156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.666666659">
                <text:p>426.666666659</text:p>
              </table:table-cell>
              <table:table-cell office:value-type="float" office:value="0.00313219">
                <text:p>0.00313219</text:p>
              </table:table-cell>
              <table:table-cell office:value-type="float" office:value="426.666666659">
                <text:p>426.666666659</text:p>
              </table:table-cell>
              <table:table-cell office:value-type="float" office:value="0.00313479">
                <text:p>0.00313479</text:p>
              </table:table-cell>
              <table:table-cell office:value-type="float" office:value="426.666666659">
                <text:p>426.666666659</text:p>
              </table:table-cell>
              <table:table-cell office:value-type="float" office:value="0.301923">
                <text:p>0.301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.999999992">
                <text:p>429.999999992</text:p>
              </table:table-cell>
              <table:table-cell office:value-type="float" office:value="0.00389032">
                <text:p>0.00389032</text:p>
              </table:table-cell>
              <table:table-cell office:value-type="float" office:value="429.999999992">
                <text:p>429.999999992</text:p>
              </table:table-cell>
              <table:table-cell office:value-type="float" office:value="0.00366533">
                <text:p>0.00366533</text:p>
              </table:table-cell>
              <table:table-cell office:value-type="float" office:value="429.999999992">
                <text:p>429.999999992</text:p>
              </table:table-cell>
              <table:table-cell office:value-type="float" office:value="0.55549">
                <text:p>0.55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3.333333325">
                <text:p>433.333333325</text:p>
              </table:table-cell>
              <table:table-cell office:value-type="float" office:value="0.00493444">
                <text:p>0.00493444</text:p>
              </table:table-cell>
              <table:table-cell office:value-type="float" office:value="433.333333325">
                <text:p>433.333333325</text:p>
              </table:table-cell>
              <table:table-cell office:value-type="float" office:value="0.00460697">
                <text:p>0.00460697</text:p>
              </table:table-cell>
              <table:table-cell office:value-type="float" office:value="433.333333325">
                <text:p>433.333333325</text:p>
              </table:table-cell>
              <table:table-cell office:value-type="float" office:value="0.986717">
                <text:p>0.986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6.666666658">
                <text:p>436.666666658</text:p>
              </table:table-cell>
              <table:table-cell office:value-type="float" office:value="0.00721211">
                <text:p>0.00721211</text:p>
              </table:table-cell>
              <table:table-cell office:value-type="float" office:value="436.666666658">
                <text:p>436.666666658</text:p>
              </table:table-cell>
              <table:table-cell office:value-type="float" office:value="0.00646046">
                <text:p>0.00646046</text:p>
              </table:table-cell>
              <table:table-cell office:value-type="float" office:value="436.666666658">
                <text:p>436.666666658</text:p>
              </table:table-cell>
              <table:table-cell office:value-type="float" office:value="1.73018">
                <text:p>1.73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.999999991">
                <text:p>439.999999991</text:p>
              </table:table-cell>
              <table:table-cell office:value-type="float" office:value="0.0104281">
                <text:p>0.0104281</text:p>
              </table:table-cell>
              <table:table-cell office:value-type="float" office:value="439.999999991">
                <text:p>439.999999991</text:p>
              </table:table-cell>
              <table:table-cell office:value-type="float" office:value="0.00923021">
                <text:p>0.00923021</text:p>
              </table:table-cell>
              <table:table-cell office:value-type="float" office:value="439.999999991">
                <text:p>439.999999991</text:p>
              </table:table-cell>
              <table:table-cell office:value-type="float" office:value="2.96287">
                <text:p>2.96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3.333333324">
                <text:p>443.333333324</text:p>
              </table:table-cell>
              <table:table-cell office:value-type="float" office:value="0.0139625">
                <text:p>0.0139625</text:p>
              </table:table-cell>
              <table:table-cell office:value-type="float" office:value="443.333333324">
                <text:p>443.333333324</text:p>
              </table:table-cell>
              <table:table-cell office:value-type="float" office:value="0.0120036">
                <text:p>0.0120036</text:p>
              </table:table-cell>
              <table:table-cell office:value-type="float" office:value="443.333333324">
                <text:p>443.333333324</text:p>
              </table:table-cell>
              <table:table-cell office:value-type="float" office:value="4.66941">
                <text:p>4.66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.666666657">
                <text:p>446.666666657</text:p>
              </table:table-cell>
              <table:table-cell office:value-type="float" office:value="0.0173239">
                <text:p>0.0173239</text:p>
              </table:table-cell>
              <table:table-cell office:value-type="float" office:value="446.666666657">
                <text:p>446.666666657</text:p>
              </table:table-cell>
              <table:table-cell office:value-type="float" office:value="0.0153771">
                <text:p>0.0153771</text:p>
              </table:table-cell>
              <table:table-cell office:value-type="float" office:value="446.666666657">
                <text:p>446.666666657</text:p>
              </table:table-cell>
              <table:table-cell office:value-type="float" office:value="6.45675">
                <text:p>6.45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9.99999999">
                <text:p>449.99999999</text:p>
              </table:table-cell>
              <table:table-cell office:value-type="float" office:value="0.0188544">
                <text:p>0.0188544</text:p>
              </table:table-cell>
              <table:table-cell office:value-type="float" office:value="449.99999999">
                <text:p>449.99999999</text:p>
              </table:table-cell>
              <table:table-cell office:value-type="float" office:value="0.0175457">
                <text:p>0.0175457</text:p>
              </table:table-cell>
              <table:table-cell office:value-type="float" office:value="449.99999999">
                <text:p>449.99999999</text:p>
              </table:table-cell>
              <table:table-cell office:value-type="float" office:value="7.62354">
                <text:p>7.62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3.333333323">
                <text:p>453.333333323</text:p>
              </table:table-cell>
              <table:table-cell office:value-type="float" office:value="0.0175074">
                <text:p>0.0175074</text:p>
              </table:table-cell>
              <table:table-cell office:value-type="float" office:value="453.333333323">
                <text:p>453.333333323</text:p>
              </table:table-cell>
              <table:table-cell office:value-type="float" office:value="0.017003">
                <text:p>0.017003</text:p>
              </table:table-cell>
              <table:table-cell office:value-type="float" office:value="453.333333323">
                <text:p>453.333333323</text:p>
              </table:table-cell>
              <table:table-cell office:value-type="float" office:value="7.52746">
                <text:p>7.52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6.666666656">
                <text:p>456.666666656</text:p>
              </table:table-cell>
              <table:table-cell office:value-type="float" office:value="0.0139875">
                <text:p>0.0139875</text:p>
              </table:table-cell>
              <table:table-cell office:value-type="float" office:value="456.666666656">
                <text:p>456.666666656</text:p>
              </table:table-cell>
              <table:table-cell office:value-type="float" office:value="0.0144935">
                <text:p>0.0144935</text:p>
              </table:table-cell>
              <table:table-cell office:value-type="float" office:value="456.666666656">
                <text:p>456.666666656</text:p>
              </table:table-cell>
              <table:table-cell office:value-type="float" office:value="6.29113">
                <text:p>6.29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.999999989">
                <text:p>459.999999989</text:p>
              </table:table-cell>
              <table:table-cell office:value-type="float" office:value="0.0101967">
                <text:p>0.0101967</text:p>
              </table:table-cell>
              <table:table-cell office:value-type="float" office:value="459.999999989">
                <text:p>459.999999989</text:p>
              </table:table-cell>
              <table:table-cell office:value-type="float" office:value="0.0117965">
                <text:p>0.0117965</text:p>
              </table:table-cell>
              <table:table-cell office:value-type="float" office:value="459.999999989">
                <text:p>459.999999989</text:p>
              </table:table-cell>
              <table:table-cell office:value-type="float" office:value="4.78108">
                <text:p>4.78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3.333333322">
                <text:p>463.333333322</text:p>
              </table:table-cell>
              <table:table-cell office:value-type="float" office:value="0.00784978">
                <text:p>0.00784978</text:p>
              </table:table-cell>
              <table:table-cell office:value-type="float" office:value="463.333333322">
                <text:p>463.333333322</text:p>
              </table:table-cell>
              <table:table-cell office:value-type="float" office:value="0.0100718">
                <text:p>0.0100718</text:p>
              </table:table-cell>
              <table:table-cell office:value-type="float" office:value="463.333333322">
                <text:p>463.333333322</text:p>
              </table:table-cell>
              <table:table-cell office:value-type="float" office:value="3.60933">
                <text:p>3.60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.666666655">
                <text:p>466.666666655</text:p>
              </table:table-cell>
              <table:table-cell office:value-type="float" office:value="0.00613747">
                <text:p>0.00613747</text:p>
              </table:table-cell>
              <table:table-cell office:value-type="float" office:value="466.666666655">
                <text:p>466.666666655</text:p>
              </table:table-cell>
              <table:table-cell office:value-type="float" office:value="0.0090484">
                <text:p>0.0090484</text:p>
              </table:table-cell>
              <table:table-cell office:value-type="float" office:value="466.666666655">
                <text:p>466.666666655</text:p>
              </table:table-cell>
              <table:table-cell office:value-type="float" office:value="2.73749">
                <text:p>2.73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9.999999988">
                <text:p>469.999999988</text:p>
              </table:table-cell>
              <table:table-cell office:value-type="float" office:value="0.00454836">
                <text:p>0.00454836</text:p>
              </table:table-cell>
              <table:table-cell office:value-type="float" office:value="469.999999988">
                <text:p>469.999999988</text:p>
              </table:table-cell>
              <table:table-cell office:value-type="float" office:value="0.00762744">
                <text:p>0.00762744</text:p>
              </table:table-cell>
              <table:table-cell office:value-type="float" office:value="469.999999988">
                <text:p>469.999999988</text:p>
              </table:table-cell>
              <table:table-cell office:value-type="float" office:value="2.02626">
                <text:p>2.026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3.333333321">
                <text:p>473.333333321</text:p>
              </table:table-cell>
              <table:table-cell office:value-type="float" office:value="0.00317016">
                <text:p>0.00317016</text:p>
              </table:table-cell>
              <table:table-cell office:value-type="float" office:value="473.333333321">
                <text:p>473.333333321</text:p>
              </table:table-cell>
              <table:table-cell office:value-type="float" office:value="0.00661517">
                <text:p>0.00661517</text:p>
              </table:table-cell>
              <table:table-cell office:value-type="float" office:value="473.333333321">
                <text:p>473.333333321</text:p>
              </table:table-cell>
              <table:table-cell office:value-type="float" office:value="1.45122">
                <text:p>1.45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6.666666654">
                <text:p>476.666666654</text:p>
              </table:table-cell>
              <table:table-cell office:value-type="float" office:value="0.00200927">
                <text:p>0.00200927</text:p>
              </table:table-cell>
              <table:table-cell office:value-type="float" office:value="476.666666654">
                <text:p>476.666666654</text:p>
              </table:table-cell>
              <table:table-cell office:value-type="float" office:value="0.00723188">
                <text:p>0.00723188</text:p>
              </table:table-cell>
              <table:table-cell office:value-type="float" office:value="476.666666654">
                <text:p>476.666666654</text:p>
              </table:table-cell>
              <table:table-cell office:value-type="float" office:value="1.02931">
                <text:p>1.02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9.999999987">
                <text:p>479.999999987</text:p>
              </table:table-cell>
              <table:table-cell office:value-type="float" office:value="0.00160555">
                <text:p>0.00160555</text:p>
              </table:table-cell>
              <table:table-cell office:value-type="float" office:value="479.999999987">
                <text:p>479.999999987</text:p>
              </table:table-cell>
              <table:table-cell office:value-type="float" office:value="0.0124083">
                <text:p>0.0124083</text:p>
              </table:table-cell>
              <table:table-cell office:value-type="float" office:value="479.999999987">
                <text:p>479.999999987</text:p>
              </table:table-cell>
              <table:table-cell office:value-type="float" office:value="0.747482">
                <text:p>0.747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3.33333332">
                <text:p>483.33333332</text:p>
              </table:table-cell>
              <table:table-cell office:value-type="float" office:value="0.00167799">
                <text:p>0.00167799</text:p>
              </table:table-cell>
              <table:table-cell office:value-type="float" office:value="483.33333332">
                <text:p>483.33333332</text:p>
              </table:table-cell>
              <table:table-cell office:value-type="float" office:value="0.0291051">
                <text:p>0.0291051</text:p>
              </table:table-cell>
              <table:table-cell office:value-type="float" office:value="483.33333332">
                <text:p>483.33333332</text:p>
              </table:table-cell>
              <table:table-cell office:value-type="float" office:value="0.555372">
                <text:p>0.555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6.666666653">
                <text:p>486.666666653</text:p>
              </table:table-cell>
              <table:table-cell office:value-type="float" office:value="0.00154886">
                <text:p>0.00154886</text:p>
              </table:table-cell>
              <table:table-cell office:value-type="float" office:value="486.666666653">
                <text:p>486.666666653</text:p>
              </table:table-cell>
              <table:table-cell office:value-type="float" office:value="0.0637268">
                <text:p>0.0637268</text:p>
              </table:table-cell>
              <table:table-cell office:value-type="float" office:value="486.666666653">
                <text:p>486.666666653</text:p>
              </table:table-cell>
              <table:table-cell office:value-type="float" office:value="0.417597">
                <text:p>0.417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.999999986">
                <text:p>489.999999986</text:p>
              </table:table-cell>
              <table:table-cell office:value-type="float" office:value="0.00143445">
                <text:p>0.00143445</text:p>
              </table:table-cell>
              <table:table-cell office:value-type="float" office:value="489.999999986">
                <text:p>489.999999986</text:p>
              </table:table-cell>
              <table:table-cell office:value-type="float" office:value="0.119956">
                <text:p>0.119956</text:p>
              </table:table-cell>
              <table:table-cell office:value-type="float" office:value="489.999999986">
                <text:p>489.999999986</text:p>
              </table:table-cell>
              <table:table-cell office:value-type="float" office:value="0.324988">
                <text:p>0.324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3.333333319">
                <text:p>493.333333319</text:p>
              </table:table-cell>
              <table:table-cell office:value-type="float" office:value="0.00168106">
                <text:p>0.00168106</text:p>
              </table:table-cell>
              <table:table-cell office:value-type="float" office:value="493.333333319">
                <text:p>493.333333319</text:p>
              </table:table-cell>
              <table:table-cell office:value-type="float" office:value="0.20165">
                <text:p>0.20165</text:p>
              </table:table-cell>
              <table:table-cell office:value-type="float" office:value="493.333333319">
                <text:p>493.333333319</text:p>
              </table:table-cell>
              <table:table-cell office:value-type="float" office:value="0.275319">
                <text:p>0.275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6.666666652">
                <text:p>496.666666652</text:p>
              </table:table-cell>
              <table:table-cell office:value-type="float" office:value="0.00206448">
                <text:p>0.00206448</text:p>
              </table:table-cell>
              <table:table-cell office:value-type="float" office:value="496.666666652">
                <text:p>496.666666652</text:p>
              </table:table-cell>
              <table:table-cell office:value-type="float" office:value="0.319179">
                <text:p>0.319179</text:p>
              </table:table-cell>
              <table:table-cell office:value-type="float" office:value="496.666666652">
                <text:p>496.666666652</text:p>
              </table:table-cell>
              <table:table-cell office:value-type="float" office:value="0.262235">
                <text:p>0.262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.999999985">
                <text:p>499.999999985</text:p>
              </table:table-cell>
              <table:table-cell office:value-type="float" office:value="0.00254225">
                <text:p>0.00254225</text:p>
              </table:table-cell>
              <table:table-cell office:value-type="float" office:value="499.999999985">
                <text:p>499.999999985</text:p>
              </table:table-cell>
              <table:table-cell office:value-type="float" office:value="0.493658">
                <text:p>0.493658</text:p>
              </table:table-cell>
              <table:table-cell office:value-type="float" office:value="499.999999985">
                <text:p>499.999999985</text:p>
              </table:table-cell>
              <table:table-cell office:value-type="float" office:value="0.275752">
                <text:p>0.2757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3.333333318">
                <text:p>503.333333318</text:p>
              </table:table-cell>
              <table:table-cell office:value-type="float" office:value="0.00284733">
                <text:p>0.00284733</text:p>
              </table:table-cell>
              <table:table-cell office:value-type="float" office:value="503.333333318">
                <text:p>503.333333318</text:p>
              </table:table-cell>
              <table:table-cell office:value-type="float" office:value="0.739329">
                <text:p>0.739329</text:p>
              </table:table-cell>
              <table:table-cell office:value-type="float" office:value="503.333333318">
                <text:p>503.333333318</text:p>
              </table:table-cell>
              <table:table-cell office:value-type="float" office:value="0.302666">
                <text:p>0.302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6.666666651">
                <text:p>506.666666651</text:p>
              </table:table-cell>
              <table:table-cell office:value-type="float" office:value="0.00324768">
                <text:p>0.00324768</text:p>
              </table:table-cell>
              <table:table-cell office:value-type="float" office:value="506.666666651">
                <text:p>506.666666651</text:p>
              </table:table-cell>
              <table:table-cell office:value-type="float" office:value="1.06388">
                <text:p>1.06388</text:p>
              </table:table-cell>
              <table:table-cell office:value-type="float" office:value="506.666666651">
                <text:p>506.666666651</text:p>
              </table:table-cell>
              <table:table-cell office:value-type="float" office:value="0.329514">
                <text:p>0.329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9.999999984">
                <text:p>509.999999984</text:p>
              </table:table-cell>
              <table:table-cell office:value-type="float" office:value="0.00423458">
                <text:p>0.00423458</text:p>
              </table:table-cell>
              <table:table-cell office:value-type="float" office:value="509.999999984">
                <text:p>509.999999984</text:p>
              </table:table-cell>
              <table:table-cell office:value-type="float" office:value="1.4983">
                <text:p>1.4983</text:p>
              </table:table-cell>
              <table:table-cell office:value-type="float" office:value="509.999999984">
                <text:p>509.999999984</text:p>
              </table:table-cell>
              <table:table-cell office:value-type="float" office:value="0.351076">
                <text:p>0.351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3.333333317">
                <text:p>513.333333317</text:p>
              </table:table-cell>
              <table:table-cell office:value-type="float" office:value="0.00535755">
                <text:p>0.00535755</text:p>
              </table:table-cell>
              <table:table-cell office:value-type="float" office:value="513.333333317">
                <text:p>513.333333317</text:p>
              </table:table-cell>
              <table:table-cell office:value-type="float" office:value="2.03218">
                <text:p>2.03218</text:p>
              </table:table-cell>
              <table:table-cell office:value-type="float" office:value="513.333333317">
                <text:p>513.333333317</text:p>
              </table:table-cell>
              <table:table-cell office:value-type="float" office:value="0.356238">
                <text:p>0.356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6.66666665">
                <text:p>516.66666665</text:p>
              </table:table-cell>
              <table:table-cell office:value-type="float" office:value="0.00589731">
                <text:p>0.00589731</text:p>
              </table:table-cell>
              <table:table-cell office:value-type="float" office:value="516.66666665">
                <text:p>516.66666665</text:p>
              </table:table-cell>
              <table:table-cell office:value-type="float" office:value="2.55832">
                <text:p>2.55832</text:p>
              </table:table-cell>
              <table:table-cell office:value-type="float" office:value="516.66666665">
                <text:p>516.66666665</text:p>
              </table:table-cell>
              <table:table-cell office:value-type="float" office:value="0.332651">
                <text:p>0.332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9.999999983">
                <text:p>519.999999983</text:p>
              </table:table-cell>
              <table:table-cell office:value-type="float" office:value="0.006206">
                <text:p>0.006206</text:p>
              </table:table-cell>
              <table:table-cell office:value-type="float" office:value="519.999999983">
                <text:p>519.999999983</text:p>
              </table:table-cell>
              <table:table-cell office:value-type="float" office:value="3.03352">
                <text:p>3.03352</text:p>
              </table:table-cell>
              <table:table-cell office:value-type="float" office:value="519.999999983">
                <text:p>519.999999983</text:p>
              </table:table-cell>
              <table:table-cell office:value-type="float" office:value="0.290387">
                <text:p>0.2903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3.333333316">
                <text:p>523.333333316</text:p>
              </table:table-cell>
              <table:table-cell office:value-type="float" office:value="0.00706975">
                <text:p>0.00706975</text:p>
              </table:table-cell>
              <table:table-cell office:value-type="float" office:value="523.333333316">
                <text:p>523.333333316</text:p>
              </table:table-cell>
              <table:table-cell office:value-type="float" office:value="3.49138">
                <text:p>3.49138</text:p>
              </table:table-cell>
              <table:table-cell office:value-type="float" office:value="523.333333316">
                <text:p>523.333333316</text:p>
              </table:table-cell>
              <table:table-cell office:value-type="float" office:value="0.245829">
                <text:p>0.2458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6.666666649">
                <text:p>526.666666649</text:p>
              </table:table-cell>
              <table:table-cell office:value-type="float" office:value="0.00757006">
                <text:p>0.00757006</text:p>
              </table:table-cell>
              <table:table-cell office:value-type="float" office:value="526.666666649">
                <text:p>526.666666649</text:p>
              </table:table-cell>
              <table:table-cell office:value-type="float" office:value="3.87436">
                <text:p>3.87436</text:p>
              </table:table-cell>
              <table:table-cell office:value-type="float" office:value="526.666666649">
                <text:p>526.666666649</text:p>
              </table:table-cell>
              <table:table-cell office:value-type="float" office:value="0.204119">
                <text:p>0.2041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9.999999982">
                <text:p>529.999999982</text:p>
              </table:table-cell>
              <table:table-cell office:value-type="float" office:value="0.00740649">
                <text:p>0.00740649</text:p>
              </table:table-cell>
              <table:table-cell office:value-type="float" office:value="529.999999982">
                <text:p>529.999999982</text:p>
              </table:table-cell>
              <table:table-cell office:value-type="float" office:value="4.09326">
                <text:p>4.09326</text:p>
              </table:table-cell>
              <table:table-cell office:value-type="float" office:value="529.999999982">
                <text:p>529.999999982</text:p>
              </table:table-cell>
              <table:table-cell office:value-type="float" office:value="0.166634">
                <text:p>0.1666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3.333333315">
                <text:p>533.333333315</text:p>
              </table:table-cell>
              <table:table-cell office:value-type="float" office:value="0.00734806">
                <text:p>0.00734806</text:p>
              </table:table-cell>
              <table:table-cell office:value-type="float" office:value="533.333333315">
                <text:p>533.333333315</text:p>
              </table:table-cell>
              <table:table-cell office:value-type="float" office:value="4.13152">
                <text:p>4.13152</text:p>
              </table:table-cell>
              <table:table-cell office:value-type="float" office:value="533.333333315">
                <text:p>533.333333315</text:p>
              </table:table-cell>
              <table:table-cell office:value-type="float" office:value="0.133925">
                <text:p>0.133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6.666666648">
                <text:p>536.666666648</text:p>
              </table:table-cell>
              <table:table-cell office:value-type="float" office:value="0.00724211">
                <text:p>0.00724211</text:p>
              </table:table-cell>
              <table:table-cell office:value-type="float" office:value="536.666666648">
                <text:p>536.666666648</text:p>
              </table:table-cell>
              <table:table-cell office:value-type="float" office:value="3.99448">
                <text:p>3.99448</text:p>
              </table:table-cell>
              <table:table-cell office:value-type="float" office:value="536.666666648">
                <text:p>536.666666648</text:p>
              </table:table-cell>
              <table:table-cell office:value-type="float" office:value="0.105495">
                <text:p>0.1054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9.999999981">
                <text:p>539.999999981</text:p>
              </table:table-cell>
              <table:table-cell office:value-type="float" office:value="0.00663645">
                <text:p>0.00663645</text:p>
              </table:table-cell>
              <table:table-cell office:value-type="float" office:value="539.999999981">
                <text:p>539.999999981</text:p>
              </table:table-cell>
              <table:table-cell office:value-type="float" office:value="3.71025">
                <text:p>3.71025</text:p>
              </table:table-cell>
              <table:table-cell office:value-type="float" office:value="539.999999981">
                <text:p>539.999999981</text:p>
              </table:table-cell>
              <table:table-cell office:value-type="float" office:value="0.080625">
                <text:p>0.08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3.333333314">
                <text:p>543.333333314</text:p>
              </table:table-cell>
              <table:table-cell office:value-type="float" office:value="0.00624683">
                <text:p>0.00624683</text:p>
              </table:table-cell>
              <table:table-cell office:value-type="float" office:value="543.333333314">
                <text:p>543.333333314</text:p>
              </table:table-cell>
              <table:table-cell office:value-type="float" office:value="3.33003">
                <text:p>3.33003</text:p>
              </table:table-cell>
              <table:table-cell office:value-type="float" office:value="543.333333314">
                <text:p>543.333333314</text:p>
              </table:table-cell>
              <table:table-cell office:value-type="float" office:value="0.0595787">
                <text:p>0.0595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6.666666647">
                <text:p>546.666666647</text:p>
              </table:table-cell>
              <table:table-cell office:value-type="float" office:value="0.0055812">
                <text:p>0.0055812</text:p>
              </table:table-cell>
              <table:table-cell office:value-type="float" office:value="546.666666647">
                <text:p>546.666666647</text:p>
              </table:table-cell>
              <table:table-cell office:value-type="float" office:value="2.8863">
                <text:p>2.8863</text:p>
              </table:table-cell>
              <table:table-cell office:value-type="float" office:value="546.666666647">
                <text:p>546.666666647</text:p>
              </table:table-cell>
              <table:table-cell office:value-type="float" office:value="0.0423528">
                <text:p>0.0423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9.99999998">
                <text:p>549.99999998</text:p>
              </table:table-cell>
              <table:table-cell office:value-type="float" office:value="0.0052612">
                <text:p>0.0052612</text:p>
              </table:table-cell>
              <table:table-cell office:value-type="float" office:value="549.99999998">
                <text:p>549.99999998</text:p>
              </table:table-cell>
              <table:table-cell office:value-type="float" office:value="2.40395">
                <text:p>2.40395</text:p>
              </table:table-cell>
              <table:table-cell office:value-type="float" office:value="549.99999998">
                <text:p>549.99999998</text:p>
              </table:table-cell>
              <table:table-cell office:value-type="float" office:value="0.0289436">
                <text:p>0.0289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3.333333313">
                <text:p>553.333333313</text:p>
              </table:table-cell>
              <table:table-cell office:value-type="float" office:value="0.00478763">
                <text:p>0.00478763</text:p>
              </table:table-cell>
              <table:table-cell office:value-type="float" office:value="553.333333313">
                <text:p>553.333333313</text:p>
              </table:table-cell>
              <table:table-cell office:value-type="float" office:value="1.92448">
                <text:p>1.92448</text:p>
              </table:table-cell>
              <table:table-cell office:value-type="float" office:value="553.333333313">
                <text:p>553.333333313</text:p>
              </table:table-cell>
              <table:table-cell office:value-type="float" office:value="0.0195536">
                <text:p>0.01955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.666666646">
                <text:p>556.666666646</text:p>
              </table:table-cell>
              <table:table-cell office:value-type="float" office:value="0.00408806">
                <text:p>0.00408806</text:p>
              </table:table-cell>
              <table:table-cell office:value-type="float" office:value="556.666666646">
                <text:p>556.666666646</text:p>
              </table:table-cell>
              <table:table-cell office:value-type="float" office:value="1.48337">
                <text:p>1.48337</text:p>
              </table:table-cell>
              <table:table-cell office:value-type="float" office:value="556.666666646">
                <text:p>556.666666646</text:p>
              </table:table-cell>
              <table:table-cell office:value-type="float" office:value="0.0128776">
                <text:p>0.01287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9.999999979">
                <text:p>559.999999979</text:p>
              </table:table-cell>
              <table:table-cell office:value-type="float" office:value="0.0036015">
                <text:p>0.0036015</text:p>
              </table:table-cell>
              <table:table-cell office:value-type="float" office:value="559.999999979">
                <text:p>559.999999979</text:p>
              </table:table-cell>
              <table:table-cell office:value-type="float" office:value="1.09961">
                <text:p>1.09961</text:p>
              </table:table-cell>
              <table:table-cell office:value-type="float" office:value="559.999999979">
                <text:p>559.999999979</text:p>
              </table:table-cell>
              <table:table-cell office:value-type="float" office:value="0.00877317">
                <text:p>0.008773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3.333333312">
                <text:p>563.333333312</text:p>
              </table:table-cell>
              <table:table-cell office:value-type="float" office:value="0.00359384">
                <text:p>0.00359384</text:p>
              </table:table-cell>
              <table:table-cell office:value-type="float" office:value="563.333333312">
                <text:p>563.333333312</text:p>
              </table:table-cell>
              <table:table-cell office:value-type="float" office:value="0.787749">
                <text:p>0.787749</text:p>
              </table:table-cell>
              <table:table-cell office:value-type="float" office:value="563.333333312">
                <text:p>563.333333312</text:p>
              </table:table-cell>
              <table:table-cell office:value-type="float" office:value="0.00666503">
                <text:p>0.006665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6.666666645">
                <text:p>566.666666645</text:p>
              </table:table-cell>
              <table:table-cell office:value-type="float" office:value="0.00352341">
                <text:p>0.00352341</text:p>
              </table:table-cell>
              <table:table-cell office:value-type="float" office:value="566.666666645">
                <text:p>566.666666645</text:p>
              </table:table-cell>
              <table:table-cell office:value-type="float" office:value="0.551291">
                <text:p>0.551291</text:p>
              </table:table-cell>
              <table:table-cell office:value-type="float" office:value="566.666666645">
                <text:p>566.666666645</text:p>
              </table:table-cell>
              <table:table-cell office:value-type="float" office:value="0.00576748">
                <text:p>0.00576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9.999999978">
                <text:p>569.999999978</text:p>
              </table:table-cell>
              <table:table-cell office:value-type="float" office:value="0.00404461">
                <text:p>0.00404461</text:p>
              </table:table-cell>
              <table:table-cell office:value-type="float" office:value="569.999999978">
                <text:p>569.999999978</text:p>
              </table:table-cell>
              <table:table-cell office:value-type="float" office:value="0.380208">
                <text:p>0.380208</text:p>
              </table:table-cell>
              <table:table-cell office:value-type="float" office:value="569.999999978">
                <text:p>569.999999978</text:p>
              </table:table-cell>
              <table:table-cell office:value-type="float" office:value="0.00497082">
                <text:p>0.004970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.333333311">
                <text:p>573.333333311</text:p>
              </table:table-cell>
              <table:table-cell office:value-type="float" office:value="0.00700111">
                <text:p>0.00700111</text:p>
              </table:table-cell>
              <table:table-cell office:value-type="float" office:value="573.333333311">
                <text:p>573.333333311</text:p>
              </table:table-cell>
              <table:table-cell office:value-type="float" office:value="0.259481">
                <text:p>0.259481</text:p>
              </table:table-cell>
              <table:table-cell office:value-type="float" office:value="573.333333311">
                <text:p>573.333333311</text:p>
              </table:table-cell>
              <table:table-cell office:value-type="float" office:value="0.00417256">
                <text:p>0.00417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6.666666644">
                <text:p>576.666666644</text:p>
              </table:table-cell>
              <table:table-cell office:value-type="float" office:value="0.0171089">
                <text:p>0.0171089</text:p>
              </table:table-cell>
              <table:table-cell office:value-type="float" office:value="576.666666644">
                <text:p>576.666666644</text:p>
              </table:table-cell>
              <table:table-cell office:value-type="float" office:value="0.177744">
                <text:p>0.177744</text:p>
              </table:table-cell>
              <table:table-cell office:value-type="float" office:value="576.666666644">
                <text:p>576.666666644</text:p>
              </table:table-cell>
              <table:table-cell office:value-type="float" office:value="0.00453457">
                <text:p>0.00453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9.999999977">
                <text:p>579.999999977</text:p>
              </table:table-cell>
              <table:table-cell office:value-type="float" office:value="0.0424423">
                <text:p>0.0424423</text:p>
              </table:table-cell>
              <table:table-cell office:value-type="float" office:value="579.999999977">
                <text:p>579.999999977</text:p>
              </table:table-cell>
              <table:table-cell office:value-type="float" office:value="0.123505">
                <text:p>0.123505</text:p>
              </table:table-cell>
              <table:table-cell office:value-type="float" office:value="579.999999977">
                <text:p>579.999999977</text:p>
              </table:table-cell>
              <table:table-cell office:value-type="float" office:value="0.00408585">
                <text:p>0.00408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3.33333331">
                <text:p>583.33333331</text:p>
              </table:table-cell>
              <table:table-cell office:value-type="float" office:value="0.0971798">
                <text:p>0.0971798</text:p>
              </table:table-cell>
              <table:table-cell office:value-type="float" office:value="583.33333331">
                <text:p>583.33333331</text:p>
              </table:table-cell>
              <table:table-cell office:value-type="float" office:value="0.0886485">
                <text:p>0.0886485</text:p>
              </table:table-cell>
              <table:table-cell office:value-type="float" office:value="583.33333331">
                <text:p>583.33333331</text:p>
              </table:table-cell>
              <table:table-cell office:value-type="float" office:value="0.00350971">
                <text:p>0.00350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6.666666643">
                <text:p>586.666666643</text:p>
              </table:table-cell>
              <table:table-cell office:value-type="float" office:value="0.190844">
                <text:p>0.190844</text:p>
              </table:table-cell>
              <table:table-cell office:value-type="float" office:value="586.666666643">
                <text:p>586.666666643</text:p>
              </table:table-cell>
              <table:table-cell office:value-type="float" office:value="0.0654701">
                <text:p>0.0654701</text:p>
              </table:table-cell>
              <table:table-cell office:value-type="float" office:value="586.666666643">
                <text:p>586.666666643</text:p>
              </table:table-cell>
              <table:table-cell office:value-type="float" office:value="0.00472428">
                <text:p>0.00472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9.999999976">
                <text:p>589.999999976</text:p>
              </table:table-cell>
              <table:table-cell office:value-type="float" office:value="0.319049">
                <text:p>0.319049</text:p>
              </table:table-cell>
              <table:table-cell office:value-type="float" office:value="589.999999976">
                <text:p>589.999999976</text:p>
              </table:table-cell>
              <table:table-cell office:value-type="float" office:value="0.049229">
                <text:p>0.049229</text:p>
              </table:table-cell>
              <table:table-cell office:value-type="float" office:value="589.999999976">
                <text:p>589.999999976</text:p>
              </table:table-cell>
              <table:table-cell office:value-type="float" office:value="0.00562509">
                <text:p>0.005625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.333333309">
                <text:p>593.333333309</text:p>
              </table:table-cell>
              <table:table-cell office:value-type="float" office:value="0.470576">
                <text:p>0.470576</text:p>
              </table:table-cell>
              <table:table-cell office:value-type="float" office:value="593.333333309">
                <text:p>593.333333309</text:p>
              </table:table-cell>
              <table:table-cell office:value-type="float" office:value="0.0362051">
                <text:p>0.0362051</text:p>
              </table:table-cell>
              <table:table-cell office:value-type="float" office:value="593.333333309">
                <text:p>593.333333309</text:p>
              </table:table-cell>
              <table:table-cell office:value-type="float" office:value="0.00424956">
                <text:p>0.004249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6.666666642">
                <text:p>596.666666642</text:p>
              </table:table-cell>
              <table:table-cell office:value-type="float" office:value="0.638538">
                <text:p>0.638538</text:p>
              </table:table-cell>
              <table:table-cell office:value-type="float" office:value="596.666666642">
                <text:p>596.666666642</text:p>
              </table:table-cell>
              <table:table-cell office:value-type="float" office:value="0.0286847">
                <text:p>0.0286847</text:p>
              </table:table-cell>
              <table:table-cell office:value-type="float" office:value="596.666666642">
                <text:p>596.666666642</text:p>
              </table:table-cell>
              <table:table-cell office:value-type="float" office:value="0.00462718">
                <text:p>0.004627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.999999975">
                <text:p>599.999999975</text:p>
              </table:table-cell>
              <table:table-cell office:value-type="float" office:value="0.810915">
                <text:p>0.810915</text:p>
              </table:table-cell>
              <table:table-cell office:value-type="float" office:value="599.999999975">
                <text:p>599.999999975</text:p>
              </table:table-cell>
              <table:table-cell office:value-type="float" office:value="0.0232612">
                <text:p>0.0232612</text:p>
              </table:table-cell>
              <table:table-cell office:value-type="float" office:value="599.999999975">
                <text:p>599.999999975</text:p>
              </table:table-cell>
              <table:table-cell office:value-type="float" office:value="0.00459812">
                <text:p>0.00459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3.333333308">
                <text:p>603.333333308</text:p>
              </table:table-cell>
              <table:table-cell office:value-type="float" office:value="1.05583">
                <text:p>1.05583</text:p>
              </table:table-cell>
              <table:table-cell office:value-type="float" office:value="603.333333308">
                <text:p>603.333333308</text:p>
              </table:table-cell>
              <table:table-cell office:value-type="float" office:value="0.0194153">
                <text:p>0.0194153</text:p>
              </table:table-cell>
              <table:table-cell office:value-type="float" office:value="603.333333308">
                <text:p>603.333333308</text:p>
              </table:table-cell>
              <table:table-cell office:value-type="float" office:value="0.00425534">
                <text:p>0.00425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6.666666641">
                <text:p>606.666666641</text:p>
              </table:table-cell>
              <table:table-cell office:value-type="float" office:value="1.5803">
                <text:p>1.5803</text:p>
              </table:table-cell>
              <table:table-cell office:value-type="float" office:value="606.666666641">
                <text:p>606.666666641</text:p>
              </table:table-cell>
              <table:table-cell office:value-type="float" office:value="0.0199973">
                <text:p>0.0199973</text:p>
              </table:table-cell>
              <table:table-cell office:value-type="float" office:value="606.666666641">
                <text:p>606.666666641</text:p>
              </table:table-cell>
              <table:table-cell office:value-type="float" office:value="0.0051572">
                <text:p>0.0051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9.999999974">
                <text:p>609.999999974</text:p>
              </table:table-cell>
              <table:table-cell office:value-type="float" office:value="2.39769">
                <text:p>2.39769</text:p>
              </table:table-cell>
              <table:table-cell office:value-type="float" office:value="609.999999974">
                <text:p>609.999999974</text:p>
              </table:table-cell>
              <table:table-cell office:value-type="float" office:value="0.0235594">
                <text:p>0.0235594</text:p>
              </table:table-cell>
              <table:table-cell office:value-type="float" office:value="609.999999974">
                <text:p>609.999999974</text:p>
              </table:table-cell>
              <table:table-cell office:value-type="float" office:value="0.00627996">
                <text:p>0.00627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3.333333307">
                <text:p>613.333333307</text:p>
              </table:table-cell>
              <table:table-cell office:value-type="float" office:value="2.94776">
                <text:p>2.94776</text:p>
              </table:table-cell>
              <table:table-cell office:value-type="float" office:value="613.333333307">
                <text:p>613.333333307</text:p>
              </table:table-cell>
              <table:table-cell office:value-type="float" office:value="0.0260162">
                <text:p>0.0260162</text:p>
              </table:table-cell>
              <table:table-cell office:value-type="float" office:value="613.333333307">
                <text:p>613.333333307</text:p>
              </table:table-cell>
              <table:table-cell office:value-type="float" office:value="0.00717594">
                <text:p>0.0071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6.66666664">
                <text:p>616.66666664</text:p>
              </table:table-cell>
              <table:table-cell office:value-type="float" office:value="2.67963">
                <text:p>2.67963</text:p>
              </table:table-cell>
              <table:table-cell office:value-type="float" office:value="616.66666664">
                <text:p>616.66666664</text:p>
              </table:table-cell>
              <table:table-cell office:value-type="float" office:value="0.0226253">
                <text:p>0.0226253</text:p>
              </table:table-cell>
              <table:table-cell office:value-type="float" office:value="616.66666664">
                <text:p>616.66666664</text:p>
              </table:table-cell>
              <table:table-cell office:value-type="float" office:value="0.00626374">
                <text:p>0.006263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9.999999973">
                <text:p>619.999999973</text:p>
              </table:table-cell>
              <table:table-cell office:value-type="float" office:value="2.08525">
                <text:p>2.08525</text:p>
              </table:table-cell>
              <table:table-cell office:value-type="float" office:value="619.999999973">
                <text:p>619.999999973</text:p>
              </table:table-cell>
              <table:table-cell office:value-type="float" office:value="0.0176332">
                <text:p>0.0176332</text:p>
              </table:table-cell>
              <table:table-cell office:value-type="float" office:value="619.999999973">
                <text:p>619.999999973</text:p>
              </table:table-cell>
              <table:table-cell office:value-type="float" office:value="0.00510076">
                <text:p>0.005100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3.333333306">
                <text:p>623.333333306</text:p>
              </table:table-cell>
              <table:table-cell office:value-type="float" office:value="2.28671">
                <text:p>2.28671</text:p>
              </table:table-cell>
              <table:table-cell office:value-type="float" office:value="623.333333306">
                <text:p>623.333333306</text:p>
              </table:table-cell>
              <table:table-cell office:value-type="float" office:value="0.018294">
                <text:p>0.018294</text:p>
              </table:table-cell>
              <table:table-cell office:value-type="float" office:value="623.333333306">
                <text:p>623.333333306</text:p>
              </table:table-cell>
              <table:table-cell office:value-type="float" office:value="0.00504533">
                <text:p>0.00504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6.666666639">
                <text:p>626.666666639</text:p>
              </table:table-cell>
              <table:table-cell office:value-type="float" office:value="3.86596">
                <text:p>3.86596</text:p>
              </table:table-cell>
              <table:table-cell office:value-type="float" office:value="626.666666639">
                <text:p>626.666666639</text:p>
              </table:table-cell>
              <table:table-cell office:value-type="float" office:value="0.027234">
                <text:p>0.027234</text:p>
              </table:table-cell>
              <table:table-cell office:value-type="float" office:value="626.666666639">
                <text:p>626.666666639</text:p>
              </table:table-cell>
              <table:table-cell office:value-type="float" office:value="0.00847431">
                <text:p>0.00847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9.999999972">
                <text:p>629.999999972</text:p>
              </table:table-cell>
              <table:table-cell office:value-type="float" office:value="6.29612">
                <text:p>6.29612</text:p>
              </table:table-cell>
              <table:table-cell office:value-type="float" office:value="629.999999972">
                <text:p>629.999999972</text:p>
              </table:table-cell>
              <table:table-cell office:value-type="float" office:value="0.0409483">
                <text:p>0.0409483</text:p>
              </table:table-cell>
              <table:table-cell office:value-type="float" office:value="629.999999972">
                <text:p>629.999999972</text:p>
              </table:table-cell>
              <table:table-cell office:value-type="float" office:value="0.0121188">
                <text:p>0.0121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3.333333305">
                <text:p>633.333333305</text:p>
              </table:table-cell>
              <table:table-cell office:value-type="float" office:value="6.88159">
                <text:p>6.88159</text:p>
              </table:table-cell>
              <table:table-cell office:value-type="float" office:value="633.333333305">
                <text:p>633.333333305</text:p>
              </table:table-cell>
              <table:table-cell office:value-type="float" office:value="0.0440152">
                <text:p>0.0440152</text:p>
              </table:table-cell>
              <table:table-cell office:value-type="float" office:value="633.333333305">
                <text:p>633.333333305</text:p>
              </table:table-cell>
              <table:table-cell office:value-type="float" office:value="0.0136646">
                <text:p>0.01366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6.666666638">
                <text:p>636.666666638</text:p>
              </table:table-cell>
              <table:table-cell office:value-type="float" office:value="4.95516">
                <text:p>4.95516</text:p>
              </table:table-cell>
              <table:table-cell office:value-type="float" office:value="636.666666638">
                <text:p>636.666666638</text:p>
              </table:table-cell>
              <table:table-cell office:value-type="float" office:value="0.033364">
                <text:p>0.033364</text:p>
              </table:table-cell>
              <table:table-cell office:value-type="float" office:value="636.666666638">
                <text:p>636.666666638</text:p>
              </table:table-cell>
              <table:table-cell office:value-type="float" office:value="0.0118339">
                <text:p>0.01183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9.999999971">
                <text:p>639.999999971</text:p>
              </table:table-cell>
              <table:table-cell office:value-type="float" office:value="2.48808">
                <text:p>2.48808</text:p>
              </table:table-cell>
              <table:table-cell office:value-type="float" office:value="639.999999971">
                <text:p>639.999999971</text:p>
              </table:table-cell>
              <table:table-cell office:value-type="float" office:value="0.0201874">
                <text:p>0.0201874</text:p>
              </table:table-cell>
              <table:table-cell office:value-type="float" office:value="639.999999971">
                <text:p>639.999999971</text:p>
              </table:table-cell>
              <table:table-cell office:value-type="float" office:value="0.00801334">
                <text:p>0.008013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3.333333304">
                <text:p>643.333333304</text:p>
              </table:table-cell>
              <table:table-cell office:value-type="float" office:value="1.30678">
                <text:p>1.30678</text:p>
              </table:table-cell>
              <table:table-cell office:value-type="float" office:value="643.333333304">
                <text:p>643.333333304</text:p>
              </table:table-cell>
              <table:table-cell office:value-type="float" office:value="0.0140331">
                <text:p>0.0140331</text:p>
              </table:table-cell>
              <table:table-cell office:value-type="float" office:value="643.333333304">
                <text:p>643.333333304</text:p>
              </table:table-cell>
              <table:table-cell office:value-type="float" office:value="0.00602655">
                <text:p>0.006026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6.666666637">
                <text:p>646.666666637</text:p>
              </table:table-cell>
              <table:table-cell office:value-type="float" office:value="1.26694">
                <text:p>1.26694</text:p>
              </table:table-cell>
              <table:table-cell office:value-type="float" office:value="646.666666637">
                <text:p>646.666666637</text:p>
              </table:table-cell>
              <table:table-cell office:value-type="float" office:value="0.0151334">
                <text:p>0.0151334</text:p>
              </table:table-cell>
              <table:table-cell office:value-type="float" office:value="646.666666637">
                <text:p>646.666666637</text:p>
              </table:table-cell>
              <table:table-cell office:value-type="float" office:value="0.00673551">
                <text:p>0.006735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9.99999997">
                <text:p>649.99999997</text:p>
              </table:table-cell>
              <table:table-cell office:value-type="float" office:value="1.19494">
                <text:p>1.19494</text:p>
              </table:table-cell>
              <table:table-cell office:value-type="float" office:value="649.99999997">
                <text:p>649.99999997</text:p>
              </table:table-cell>
              <table:table-cell office:value-type="float" office:value="0.0152">
                <text:p>0.0152</text:p>
              </table:table-cell>
              <table:table-cell office:value-type="float" office:value="649.99999997">
                <text:p>649.99999997</text:p>
              </table:table-cell>
              <table:table-cell office:value-type="float" office:value="0.00790039">
                <text:p>0.00790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3.333333303">
                <text:p>653.333333303</text:p>
              </table:table-cell>
              <table:table-cell office:value-type="float" office:value="0.80492">
                <text:p>0.80492</text:p>
              </table:table-cell>
              <table:table-cell office:value-type="float" office:value="653.333333303">
                <text:p>653.333333303</text:p>
              </table:table-cell>
              <table:table-cell office:value-type="float" office:value="0.01321">
                <text:p>0.01321</text:p>
              </table:table-cell>
              <table:table-cell office:value-type="float" office:value="653.333333303">
                <text:p>653.333333303</text:p>
              </table:table-cell>
              <table:table-cell office:value-type="float" office:value="0.00990458">
                <text:p>0.009904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6.666666636">
                <text:p>656.666666636</text:p>
              </table:table-cell>
              <table:table-cell office:value-type="float" office:value="0.49405">
                <text:p>0.49405</text:p>
              </table:table-cell>
              <table:table-cell office:value-type="float" office:value="656.666666636">
                <text:p>656.666666636</text:p>
              </table:table-cell>
              <table:table-cell office:value-type="float" office:value="0.0101109">
                <text:p>0.0101109</text:p>
              </table:table-cell>
              <table:table-cell office:value-type="float" office:value="656.666666636">
                <text:p>656.666666636</text:p>
              </table:table-cell>
              <table:table-cell office:value-type="float" office:value="0.0116518">
                <text:p>0.01165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9.999999969">
                <text:p>659.999999969</text:p>
              </table:table-cell>
              <table:table-cell office:value-type="float" office:value="0.342625">
                <text:p>0.342625</text:p>
              </table:table-cell>
              <table:table-cell office:value-type="float" office:value="659.999999969">
                <text:p>659.999999969</text:p>
              </table:table-cell>
              <table:table-cell office:value-type="float" office:value="0.00873723">
                <text:p>0.00873723</text:p>
              </table:table-cell>
              <table:table-cell office:value-type="float" office:value="659.999999969">
                <text:p>659.999999969</text:p>
              </table:table-cell>
              <table:table-cell office:value-type="float" office:value="0.0149785">
                <text:p>0.01497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3.333333302">
                <text:p>663.333333302</text:p>
              </table:table-cell>
              <table:table-cell office:value-type="float" office:value="0.263099">
                <text:p>0.263099</text:p>
              </table:table-cell>
              <table:table-cell office:value-type="float" office:value="663.333333302">
                <text:p>663.333333302</text:p>
              </table:table-cell>
              <table:table-cell office:value-type="float" office:value="0.00848516">
                <text:p>0.00848516</text:p>
              </table:table-cell>
              <table:table-cell office:value-type="float" office:value="663.333333302">
                <text:p>663.333333302</text:p>
              </table:table-cell>
              <table:table-cell office:value-type="float" office:value="0.0177563">
                <text:p>0.01775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6.666666635">
                <text:p>666.666666635</text:p>
              </table:table-cell>
              <table:table-cell office:value-type="float" office:value="0.229649">
                <text:p>0.229649</text:p>
              </table:table-cell>
              <table:table-cell office:value-type="float" office:value="666.666666635">
                <text:p>666.666666635</text:p>
              </table:table-cell>
              <table:table-cell office:value-type="float" office:value="0.0103677">
                <text:p>0.0103677</text:p>
              </table:table-cell>
              <table:table-cell office:value-type="float" office:value="666.666666635">
                <text:p>666.666666635</text:p>
              </table:table-cell>
              <table:table-cell office:value-type="float" office:value="0.0182992">
                <text:p>0.0182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9.999999968">
                <text:p>669.999999968</text:p>
              </table:table-cell>
              <table:table-cell office:value-type="float" office:value="0.214878">
                <text:p>0.214878</text:p>
              </table:table-cell>
              <table:table-cell office:value-type="float" office:value="669.999999968">
                <text:p>669.999999968</text:p>
              </table:table-cell>
              <table:table-cell office:value-type="float" office:value="0.0091107">
                <text:p>0.0091107</text:p>
              </table:table-cell>
              <table:table-cell office:value-type="float" office:value="669.999999968">
                <text:p>669.999999968</text:p>
              </table:table-cell>
              <table:table-cell office:value-type="float" office:value="0.0155957">
                <text:p>0.0155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3.333333301">
                <text:p>673.333333301</text:p>
              </table:table-cell>
              <table:table-cell office:value-type="float" office:value="0.189021">
                <text:p>0.189021</text:p>
              </table:table-cell>
              <table:table-cell office:value-type="float" office:value="673.333333301">
                <text:p>673.333333301</text:p>
              </table:table-cell>
              <table:table-cell office:value-type="float" office:value="0.00817107">
                <text:p>0.00817107</text:p>
              </table:table-cell>
              <table:table-cell office:value-type="float" office:value="673.333333301">
                <text:p>673.333333301</text:p>
              </table:table-cell>
              <table:table-cell office:value-type="float" office:value="0.0126218">
                <text:p>0.0126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6.666666634">
                <text:p>676.666666634</text:p>
              </table:table-cell>
              <table:table-cell office:value-type="float" office:value="0.153369">
                <text:p>0.153369</text:p>
              </table:table-cell>
              <table:table-cell office:value-type="float" office:value="676.666666634">
                <text:p>676.666666634</text:p>
              </table:table-cell>
              <table:table-cell office:value-type="float" office:value="0.00879521">
                <text:p>0.00879521</text:p>
              </table:table-cell>
              <table:table-cell office:value-type="float" office:value="676.666666634">
                <text:p>676.666666634</text:p>
              </table:table-cell>
              <table:table-cell office:value-type="float" office:value="0.0103239">
                <text:p>0.0103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9.999999967">
                <text:p>679.999999967</text:p>
              </table:table-cell>
              <table:table-cell office:value-type="float" office:value="0.125718">
                <text:p>0.125718</text:p>
              </table:table-cell>
              <table:table-cell office:value-type="float" office:value="679.999999967">
                <text:p>679.999999967</text:p>
              </table:table-cell>
              <table:table-cell office:value-type="float" office:value="0.0083871">
                <text:p>0.0083871</text:p>
              </table:table-cell>
              <table:table-cell office:value-type="float" office:value="679.999999967">
                <text:p>679.999999967</text:p>
              </table:table-cell>
              <table:table-cell office:value-type="float" office:value="0.00890155">
                <text:p>0.00890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0.108047">
                <text:p>0.10804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0.0078538">
                <text:p>0.0078538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0.00880432">
                <text:p>0.008804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6.666666633">
                <text:p>686.666666633</text:p>
              </table:table-cell>
              <table:table-cell office:value-type="float" office:value="0.0964812">
                <text:p>0.0964812</text:p>
              </table:table-cell>
              <table:table-cell office:value-type="float" office:value="686.666666633">
                <text:p>686.666666633</text:p>
              </table:table-cell>
              <table:table-cell office:value-type="float" office:value="0.00868736">
                <text:p>0.00868736</text:p>
              </table:table-cell>
              <table:table-cell office:value-type="float" office:value="686.666666633">
                <text:p>686.666666633</text:p>
              </table:table-cell>
              <table:table-cell office:value-type="float" office:value="0.0100566">
                <text:p>0.0100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9.999999966">
                <text:p>689.999999966</text:p>
              </table:table-cell>
              <table:table-cell office:value-type="float" office:value="0.0866544">
                <text:p>0.0866544</text:p>
              </table:table-cell>
              <table:table-cell office:value-type="float" office:value="689.999999966">
                <text:p>689.999999966</text:p>
              </table:table-cell>
              <table:table-cell office:value-type="float" office:value="0.00792022">
                <text:p>0.00792022</text:p>
              </table:table-cell>
              <table:table-cell office:value-type="float" office:value="689.999999966">
                <text:p>689.999999966</text:p>
              </table:table-cell>
              <table:table-cell office:value-type="float" office:value="0.00872576">
                <text:p>0.00872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3.333333299">
                <text:p>693.333333299</text:p>
              </table:table-cell>
              <table:table-cell office:value-type="float" office:value="0.0800869">
                <text:p>0.0800869</text:p>
              </table:table-cell>
              <table:table-cell office:value-type="float" office:value="693.333333299">
                <text:p>693.333333299</text:p>
              </table:table-cell>
              <table:table-cell office:value-type="float" office:value="0.00862148">
                <text:p>0.00862148</text:p>
              </table:table-cell>
              <table:table-cell office:value-type="float" office:value="693.333333299">
                <text:p>693.333333299</text:p>
              </table:table-cell>
              <table:table-cell office:value-type="float" office:value="0.00802533">
                <text:p>0.008025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6.666666632">
                <text:p>696.666666632</text:p>
              </table:table-cell>
              <table:table-cell office:value-type="float" office:value="0.0748848">
                <text:p>0.0748848</text:p>
              </table:table-cell>
              <table:table-cell office:value-type="float" office:value="696.666666632">
                <text:p>696.666666632</text:p>
              </table:table-cell>
              <table:table-cell office:value-type="float" office:value="0.00936649">
                <text:p>0.00936649</text:p>
              </table:table-cell>
              <table:table-cell office:value-type="float" office:value="696.666666632">
                <text:p>696.666666632</text:p>
              </table:table-cell>
              <table:table-cell office:value-type="float" office:value="0.0100096">
                <text:p>0.0100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9.999999965">
                <text:p>699.999999965</text:p>
              </table:table-cell>
              <table:table-cell office:value-type="float" office:value="0.0674754">
                <text:p>0.0674754</text:p>
              </table:table-cell>
              <table:table-cell office:value-type="float" office:value="699.999999965">
                <text:p>699.999999965</text:p>
              </table:table-cell>
              <table:table-cell office:value-type="float" office:value="0.00654134">
                <text:p>0.00654134</text:p>
              </table:table-cell>
              <table:table-cell office:value-type="float" office:value="699.999999965">
                <text:p>699.999999965</text:p>
              </table:table-cell>
              <table:table-cell office:value-type="float" office:value="0.00743392">
                <text:p>0.007433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3.333333298">
                <text:p>703.333333298</text:p>
              </table:table-cell>
              <table:table-cell office:value-type="float" office:value="0.0606875">
                <text:p>0.0606875</text:p>
              </table:table-cell>
              <table:table-cell office:value-type="float" office:value="703.333333298">
                <text:p>703.333333298</text:p>
              </table:table-cell>
              <table:table-cell office:value-type="float" office:value="0.00711205">
                <text:p>0.00711205</text:p>
              </table:table-cell>
              <table:table-cell office:value-type="float" office:value="703.333333298">
                <text:p>703.333333298</text:p>
              </table:table-cell>
              <table:table-cell office:value-type="float" office:value="0.00573779">
                <text:p>0.00573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6.666666631">
                <text:p>706.666666631</text:p>
              </table:table-cell>
              <table:table-cell office:value-type="float" office:value="0.0538619">
                <text:p>0.0538619</text:p>
              </table:table-cell>
              <table:table-cell office:value-type="float" office:value="706.666666631">
                <text:p>706.666666631</text:p>
              </table:table-cell>
              <table:table-cell office:value-type="float" office:value="0.00749887">
                <text:p>0.00749887</text:p>
              </table:table-cell>
              <table:table-cell office:value-type="float" office:value="706.666666631">
                <text:p>706.666666631</text:p>
              </table:table-cell>
              <table:table-cell office:value-type="float" office:value="0.0054739">
                <text:p>0.00547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9.999999964">
                <text:p>709.999999964</text:p>
              </table:table-cell>
              <table:table-cell office:value-type="float" office:value="0.0494299">
                <text:p>0.0494299</text:p>
              </table:table-cell>
              <table:table-cell office:value-type="float" office:value="709.999999964">
                <text:p>709.999999964</text:p>
              </table:table-cell>
              <table:table-cell office:value-type="float" office:value="0.00779744">
                <text:p>0.00779744</text:p>
              </table:table-cell>
              <table:table-cell office:value-type="float" office:value="709.999999964">
                <text:p>709.999999964</text:p>
              </table:table-cell>
              <table:table-cell office:value-type="float" office:value="0.0057326">
                <text:p>0.0057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3.333333297">
                <text:p>713.333333297</text:p>
              </table:table-cell>
              <table:table-cell office:value-type="float" office:value="0.0467838">
                <text:p>0.0467838</text:p>
              </table:table-cell>
              <table:table-cell office:value-type="float" office:value="713.333333297">
                <text:p>713.333333297</text:p>
              </table:table-cell>
              <table:table-cell office:value-type="float" office:value="0.00883848">
                <text:p>0.00883848</text:p>
              </table:table-cell>
              <table:table-cell office:value-type="float" office:value="713.333333297">
                <text:p>713.333333297</text:p>
              </table:table-cell>
              <table:table-cell office:value-type="float" office:value="0.00739044">
                <text:p>0.007390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6.66666663">
                <text:p>716.66666663</text:p>
              </table:table-cell>
              <table:table-cell office:value-type="float" office:value="0.0697583">
                <text:p>0.0697583</text:p>
              </table:table-cell>
              <table:table-cell office:value-type="float" office:value="716.66666663">
                <text:p>716.66666663</text:p>
              </table:table-cell>
              <table:table-cell office:value-type="float" office:value="0.0103794">
                <text:p>0.0103794</text:p>
              </table:table-cell>
              <table:table-cell office:value-type="float" office:value="716.66666663">
                <text:p>716.66666663</text:p>
              </table:table-cell>
              <table:table-cell office:value-type="float" office:value="0.0338616">
                <text:p>0.03386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9.999999963">
                <text:p>719.999999963</text:p>
              </table:table-cell>
              <table:table-cell office:value-type="float" office:value="0.0840644">
                <text:p>0.0840644</text:p>
              </table:table-cell>
              <table:table-cell office:value-type="float" office:value="719.999999963">
                <text:p>719.999999963</text:p>
              </table:table-cell>
              <table:table-cell office:value-type="float" office:value="0.0100721">
                <text:p>0.0100721</text:p>
              </table:table-cell>
              <table:table-cell office:value-type="float" office:value="719.999999963">
                <text:p>719.999999963</text:p>
              </table:table-cell>
              <table:table-cell office:value-type="float" office:value="0.0503677">
                <text:p>0.05036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3.333333296">
                <text:p>723.333333296</text:p>
              </table:table-cell>
              <table:table-cell office:value-type="float" office:value="0.0438255">
                <text:p>0.0438255</text:p>
              </table:table-cell>
              <table:table-cell office:value-type="float" office:value="723.333333296">
                <text:p>723.333333296</text:p>
              </table:table-cell>
              <table:table-cell office:value-type="float" office:value="0.00981208">
                <text:p>0.00981208</text:p>
              </table:table-cell>
              <table:table-cell office:value-type="float" office:value="723.333333296">
                <text:p>723.333333296</text:p>
              </table:table-cell>
              <table:table-cell office:value-type="float" office:value="0.0149286">
                <text:p>0.0149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6.666666629">
                <text:p>726.666666629</text:p>
              </table:table-cell>
              <table:table-cell office:value-type="float" office:value="0.0345388">
                <text:p>0.0345388</text:p>
              </table:table-cell>
              <table:table-cell office:value-type="float" office:value="726.666666629">
                <text:p>726.666666629</text:p>
              </table:table-cell>
              <table:table-cell office:value-type="float" office:value="0.0129812">
                <text:p>0.0129812</text:p>
              </table:table-cell>
              <table:table-cell office:value-type="float" office:value="726.666666629">
                <text:p>726.666666629</text:p>
              </table:table-cell>
              <table:table-cell office:value-type="float" office:value="0.00996929">
                <text:p>0.009969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9.999999962">
                <text:p>729.999999962</text:p>
              </table:table-cell>
              <table:table-cell office:value-type="float" office:value="0.030404">
                <text:p>0.030404</text:p>
              </table:table-cell>
              <table:table-cell office:value-type="float" office:value="729.999999962">
                <text:p>729.999999962</text:p>
              </table:table-cell>
              <table:table-cell office:value-type="float" office:value="0.015101">
                <text:p>0.015101</text:p>
              </table:table-cell>
              <table:table-cell office:value-type="float" office:value="729.999999962">
                <text:p>729.999999962</text:p>
              </table:table-cell>
              <table:table-cell office:value-type="float" office:value="0.0123984">
                <text:p>0.0123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</office:styles>
</office:document-styles>
</file>